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TablePreview1.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9.563cm"/>
    </style:style>
    <style:style style:name="pr2" style:family="presentation" style:parent-style-name="Default-notes">
      <style:graphic-properties draw:fill-color="#ffffff" draw:auto-grow-height="true" fo:min-height="13.364cm"/>
    </style:style>
    <style:style style:name="pr3" style:family="presentation" style:parent-style-name="Default-subtitle">
      <style:graphic-properties draw:fill-color="#ffffff" draw:auto-grow-height="true" fo:min-height="19.363cm"/>
    </style:style>
    <style:style style:name="pr4" style:family="presentation" style:parent-style-name="Default-subtitle">
      <style:graphic-properties draw:fill-color="#ffffff" draw:auto-grow-height="true" fo:min-height="19.563cm"/>
    </style:style>
    <style:style style:name="pr5" style:family="presentation" style:parent-style-name="Default-subtitle">
      <style:graphic-properties draw:fill-color="#ffffff" fo:min-height="19.363cm"/>
    </style:style>
    <style:style style:name="pr6" style:family="presentation" style:parent-style-name="Default-notes">
      <style:graphic-properties draw:fill-color="#ffffff" fo:min-height="13.364cm"/>
    </style:style>
    <style:style style:name="pr7" style:family="presentation" style:parent-style-name="Default-subtitle">
      <style:graphic-properties draw:fill-color="#ffffff" fo:min-height="19.163cm"/>
    </style:style>
    <style:style style:name="pr8" style:family="presentation" style:parent-style-name="Default-notes">
      <style:graphic-properties draw:fill-color="#ffffff" fo:min-height="12.871cm"/>
    </style:style>
    <style:style style:name="pr9" style:family="presentation" style:parent-style-name="Default-subtitle">
      <style:graphic-properties svg:stroke-color="#ff0000" draw:fill-color="#ffffff" fo:min-height="19.163cm"/>
    </style:style>
    <style:style style:name="pr10" style:family="presentation" style:parent-style-name="Default-notes">
      <style:graphic-properties draw:fill-color="#ffffff" draw:auto-grow-height="true" fo:min-height="10.564cm"/>
    </style:style>
    <style:style style:name="pr11" style:family="presentation" style:parent-style-name="Default-subtitle">
      <style:graphic-properties draw:fill-color="#ffffff" fo:min-height="25.889cm"/>
    </style:style>
    <style:style style:name="co1" style:family="table-column">
      <style:table-column-properties style:column-width="8.398cm" style:use-optimal-column-width="false"/>
    </style:style>
    <style:style style:name="co2" style:family="table-column">
      <style:table-column-properties style:column-width="8.401cm" style:use-optimal-column-width="false"/>
    </style:style>
    <style:style style:name="ro1" style:family="table-row">
      <style:table-row-properties style:row-height="12.636cm"/>
    </style:style>
    <style:style style:name="ce1" style:family="table-cell">
      <style:graphic-properties style:repeat="repeat"/>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justify"/>
    </style:style>
    <style:style style:name="P4" style:family="paragraph">
      <style:text-properties fo:font-size="32pt"/>
    </style:style>
    <style:style style:name="P5" style:family="paragraph">
      <style:text-properties fo:font-size="20pt"/>
    </style:style>
    <style:style style:name="P6" style:family="paragraph">
      <style:text-properties fo:font-size="32pt" style:text-underline-style="solid" style:text-underline-width="auto" style:text-underline-color="font-color"/>
    </style:style>
    <style:style style:name="P7" style:family="paragraph">
      <style:paragraph-properties fo:text-align="justify"/>
      <style:text-properties fo:font-size="20pt"/>
    </style:style>
    <style:style style:name="P8" style:family="paragraph">
      <style:text-properties fo:font-size="28pt" style:font-size-asian="28pt" style:font-size-complex="28pt"/>
    </style:style>
    <style:style style:name="P9" style:family="paragraph">
      <style:text-properties fo:font-size="36pt" style:font-size-asian="36pt" style:font-size-complex="36pt"/>
    </style:style>
    <style:style style:name="P10" style:family="paragraph">
      <style:paragraph-properties fo:text-align="start"/>
      <style:text-properties fo:font-size="32pt"/>
    </style:style>
    <style:style style:name="P11" style:family="paragraph">
      <style:paragraph-properties fo:text-align="center"/>
      <style:text-properties fo:font-size="44pt" style:font-size-asian="44pt" style:font-size-complex="44pt"/>
    </style:style>
    <style:style style:name="P12" style:family="paragraph">
      <style:text-properties fo:font-size="44pt" style:font-size-asian="44pt" style:font-size-complex="44pt"/>
    </style:style>
    <style:style style:name="P13" style:family="paragraph">
      <style:text-properties fo:font-size="48pt" style:font-size-asian="48pt" style:font-size-complex="48pt"/>
    </style:style>
    <style:style style:name="P14" style:family="paragraph">
      <style:paragraph-properties fo:text-align="center"/>
      <style:text-properties fo:font-size="40pt" style:font-size-asian="40pt" style:font-size-complex="40pt"/>
    </style:style>
    <style:style style:name="P15" style:family="paragraph">
      <style:text-properties fo:font-size="20pt" style:text-underline-style="solid" style:text-underline-width="auto" style:text-underline-color="font-color" fo:font-weight="bold" style:font-weight-asian="bold" style:font-weight-complex="bold"/>
    </style:style>
    <style:style style:name="P16" style:family="paragraph">
      <style:paragraph-properties fo:text-align="start"/>
      <style:text-properties fo:color="#333333" fo:font-size="32pt"/>
    </style:style>
    <style:style style:name="P17" style:family="paragraph">
      <style:paragraph-properties fo:text-align="justify"/>
      <style:text-properties fo:font-size="32pt"/>
    </style:style>
    <style:style style:name="T1" style:family="text">
      <style:text-properties fo:font-size="72pt" fo:font-weight="bold" style:font-size-asian="72pt" style:font-weight-asian="bold" style:font-size-complex="72pt" style:font-weight-complex="bold"/>
    </style:style>
    <style:style style:name="T2" style:family="text">
      <style:text-properties fo:font-size="20pt" style:font-size-asian="20pt" style:font-size-complex="20pt"/>
    </style:style>
    <style:style style:name="T3" style:family="text">
      <style:text-properties fo:font-size="54pt" fo:font-weight="bold" style:font-size-asian="54pt" style:font-weight-asian="bold" style:font-size-complex="54pt" style:font-weight-complex="bold"/>
    </style:style>
    <style:style style:name="T4" style:family="text">
      <style:text-properties fo:font-size="54pt" style:font-size-asian="54pt" style:font-size-complex="54pt"/>
    </style:style>
    <style:style style:name="T5" style:family="text">
      <style:text-properties fo:font-size="40pt" style:text-underline-style="solid" style:text-underline-width="auto" style:text-underline-color="font-color" style:font-size-asian="40pt" style:font-size-complex="40pt"/>
    </style:style>
    <style:style style:name="T6" style:family="text">
      <style:text-properties fo:font-size="32pt"/>
    </style:style>
    <style:style style:name="T7" style:family="text">
      <style:text-properties fo:font-size="20pt"/>
    </style:style>
    <style:style style:name="T8" style:family="text">
      <style:text-properties fo:font-size="32pt" style:text-underline-style="solid" style:text-underline-width="auto" style:text-underline-color="font-color"/>
    </style:style>
    <style:style style:name="T9" style:family="text">
      <style:text-properties fo:font-size="32pt" style:text-underline-style="none"/>
    </style:style>
    <style:style style:name="T10" style:family="text">
      <style:text-properties style:text-underline-style="none"/>
    </style:style>
    <style:style style:name="T11" style:family="text">
      <style:text-properties fo:font-size="28pt" style:font-size-asian="28pt" style:font-size-complex="28pt"/>
    </style:style>
    <style:style style:name="T12" style:family="text">
      <style:text-properties fo:font-size="20pt"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font-size="26pt" style:font-size-asian="26pt" style:font-size-complex="26pt"/>
    </style:style>
    <style:style style:name="T15" style:family="text">
      <style:text-properties fo:font-size="36pt" style:font-size-asian="36pt" style:font-size-complex="36pt"/>
    </style:style>
    <style:style style:name="T16" style:family="text">
      <style:text-properties fo:font-size="88pt" fo:text-shadow="none" style:text-underline-style="none" style:font-size-asian="88pt" style:font-size-complex="88pt"/>
    </style:style>
    <style:style style:name="T17" style:family="text">
      <style:text-properties fo:font-size="60pt" style:font-size-asian="60pt" style:font-size-complex="60pt"/>
    </style:style>
    <style:style style:name="T18" style:family="text">
      <style:text-properties fo:font-size="48pt" style:font-size-asian="48pt" style:font-size-complex="48pt"/>
    </style:style>
    <style:style style:name="T19" style:family="text">
      <style:text-properties fo:font-size="44pt" style:font-size-asian="44pt" style:font-size-complex="44pt"/>
    </style:style>
    <style:style style:name="T20" style:family="text">
      <style:text-properties fo:font-size="72pt" style:font-size-asian="72pt" style:font-size-complex="72pt"/>
    </style:style>
    <style:style style:name="T21" style:family="text">
      <style:text-properties fo:font-size="40pt" fo:text-shadow="none" style:text-underline-style="solid" style:text-underline-width="auto" style:text-underline-color="font-color" fo:font-weight="bold" style:font-size-asian="40pt" style:font-weight-asian="bold" style:font-size-complex="40pt" style:font-weight-complex="bold"/>
    </style:style>
    <style:style style:name="T22" style:family="text">
      <style:text-properties fo:font-size="32pt" style:text-underline-style="solid" style:text-underline-width="auto" style:text-underline-color="font-color" fo:font-weight="bold" style:font-weight-asian="bold" style:font-weight-complex="bold"/>
    </style:style>
    <style:style style:name="T23" style:family="text">
      <style:text-properties fo:font-size="32pt" style:text-underline-style="none" fo:font-weight="normal" style:font-weight-asian="normal" style:font-weight-complex="normal"/>
    </style:style>
    <style:style style:name="T24" style:family="text">
      <style:text-properties fo:font-size="26pt" style:text-underline-style="solid" style:text-underline-width="auto" style:text-underline-color="font-color" fo:font-weight="bold" style:font-size-asian="26pt" style:font-weight-asian="bold" style:font-size-complex="26pt" style:font-weight-complex="bold"/>
    </style:style>
    <style:style style:name="T25" style:family="text">
      <style:text-properties fo:font-size="26pt" style:text-underline-style="none" fo:font-weight="normal" style:font-size-asian="26pt" style:font-weight-asian="normal" style:font-size-complex="26pt" style:font-weight-complex="normal"/>
    </style:style>
    <style:style style:name="T26" style:family="text">
      <style:text-properties fo:font-size="40pt" style:font-size-asian="40pt" style:font-size-complex="40pt"/>
    </style:style>
    <style:style style:name="T27" style:family="text">
      <style:text-properties fo:font-size="20pt" style:text-underline-style="solid" style:text-underline-width="auto" style:text-underline-color="font-color" fo:font-weight="bold" style:font-weight-asian="bold" style:font-weight-complex="bold"/>
    </style:style>
    <style:style style:name="T28" style:family="text">
      <style:text-properties fo:color="#ff6633" fo:font-size="32pt"/>
    </style:style>
    <style:style style:name="T29" style:family="text">
      <style:text-properties fo:color="#33cc66" fo:font-size="80pt" style:font-size-asian="80pt" style:font-size-complex="80pt"/>
    </style:style>
    <style:style style:name="T30" style:family="text">
      <style:text-properties fo:font-size="20pt" fo:font-style="normal" style:text-underline-style="solid" style:text-underline-width="auto" style:text-underline-color="font-color" fo:font-weight="bold" style:font-style-asian="normal" style:font-weight-asian="bold" style:font-style-complex="normal" style:font-weight-complex="bold"/>
    </style:style>
    <style:style style:name="T31" style:family="text">
      <style:text-properties fo:font-size="20pt" style:text-underline-style="none" fo:font-weight="normal" style:font-weight-asian="normal" style:font-weight-complex="normal"/>
    </style:style>
    <style:style style:name="T32" style:family="text">
      <style:text-properties fo:color="#333333" fo:font-size="32pt" style:font-size-asian="32pt" style:font-size-complex="32pt"/>
    </style:style>
    <style:style style:name="T33" style:family="text">
      <style:text-properties fo:color="#ff6633" fo:font-size="54pt" style:font-size-asian="54pt" style:font-size-complex="54pt"/>
    </style:style>
    <style:style style:name="T34" style:family="text">
      <style:text-properties fo:color="#333333" fo:font-size="32pt"/>
    </style:style>
    <style:style style:name="T35" style:family="text">
      <style:text-properties fo:font-size="20pt" fo:font-weight="normal" style:font-weight-asian="normal" style:font-weight-complex="normal"/>
    </style:style>
    <style:style style:name="T36" style:family="text">
      <style:text-properties fo:color="#7da647" fo:font-size="54pt" style:font-size-asian="54pt" style:font-size-complex="54pt"/>
    </style:style>
    <style:style style:name="T37" style:family="text">
      <style:text-properties fo:color="#ff6633" fo:font-size="105.599998474121pt" style:font-size-asian="105.599998474121pt" style:font-size-complex="105.599998474121pt"/>
    </style:style>
    <style:style style:name="T38" style:family="text">
      <style:text-properties fo:font-size="40pt" style:text-underline-style="solid" style:text-underline-width="auto" style:text-underline-color="font-color" fo:font-weight="bold" style:font-size-asian="40pt" style:font-weight-asian="bold" style:font-size-complex="4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9.563cm" svg:x="1.4cm" svg:y="0.837cm" presentation:class="subtitle" presentation:user-transformed="true">
          <draw:text-box>
            <text:p text:style-name="P1"><text:span text:style-name="T1">HTML / CSS</text:span></text:p>
            <text:p text:style-name="P1"><text:span text:style-name="T2"/></text:p>
            <text:p text:style-name="P1"><text:span text:style-name="T2">Flashcards</text:span><text:span text:style-name="T2"><text:tab/></text:span><text:span text:style-name="T2"><text:tab/></text:span><text:span text:style-name="T2">|</text:span><text:span text:style-name="T2"><text:tab/></text:span><text:span text:style-name="T2"> <text:s/>Level: basic</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3" draw:layer="layout" svg:width="25.199cm" svg:height="19.363cm" svg:x="1.4cm" svg:y="0.837cm" presentation:class="subtitle" presentation:user-transformed="true">
          <draw:text-box>
            <text:p>What is a <text:span text:style-name="T3">Web Server</text:span><text:span text:style-name="T4">?</text:span></text:p>
          </draw:text-box>
        </draw:frame>
        <presentation:notes draw:style-name="dp2">
          <draw:page-thumbnail draw:style-name="gr1" draw:layer="layout" svg:width="14.848cm" svg:height="11.136cm" svg:x="3.075cm" svg:y="2.257cm" draw:page-number="2" presentation:class="page"/>
          <draw:frame presentation:style-name="pr2" draw:text-style-name="P1" draw:layer="layout" svg:width="16.799cm" svg:height="13.364cm" svg:x="2.1cm" svg:y="14.107cm" presentation:class="notes">
            <draw:text-box>
              <text:p text:style-name="P1">A web server is either a hardware or a software which delivers web content accessible on the Internet.</text:p>
              <text:p>They are always connected to the internet, host the web site and send the web pages out to people who request them.</text:p>
            </draw:text-box>
          </draw:frame>
        </presentation:notes>
      </draw:page>
      <draw:page draw:name="page3" draw:style-name="dp1" draw:master-page-name="Default" presentation:presentation-page-layout-name="AL1T32">
        <office:forms form:automatic-focus="false" form:apply-design-mode="false"/>
        <draw:frame presentation:style-name="pr3" draw:layer="layout" svg:width="25.199cm" svg:height="19.363cm" svg:x="1.4cm" svg:y="0.837cm" presentation:class="subtitle" presentation:user-transformed="true">
          <draw:text-box>
            <text:p>What is HTML and CSS?</text:p>
            <text:p/>
            <text:p>Why do we use them?</text:p>
          </draw:text-box>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draw:text-box>
              <text:p>HTML – HyperText Markup Language</text:p>
              <text:p>CSS – Cascading Style Sheet</text:p>
              <text:p/>
              <text:p>HTML is used to give a skeleton/structure to a web page, which includes links, images,videos etc</text:p>
              <text:p/>
              <text:p>CSS is used to give stye to the page. </text:p>
              <text:p/>
              <text:p/>
            </draw:text-box>
          </draw:frame>
        </presentation:notes>
      </draw:page>
      <draw:page draw:name="page4" draw:style-name="dp1" draw:master-page-name="Default" presentation:presentation-page-layout-name="AL1T32">
        <office:forms form:automatic-focus="false" form:apply-design-mode="false"/>
        <draw:frame presentation:style-name="pr4" draw:layer="layout" svg:width="25.199cm" svg:height="19.563cm" svg:x="1.4cm" svg:y="0.837cm" presentation:class="subtitle" presentation:user-transformed="true">
          <draw:text-box>
            <text:p>What is a HyperText?</text:p>
          </draw:text-box>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draw:text-box>
              <text:p>HyperText refers to the fact that HTML allows you to create links that let's the user move between different web pages.</text:p>
            </draw:text-box>
          </draw:frame>
        </presentation:notes>
      </draw:page>
      <draw:page draw:name="page5" draw:style-name="dp1" draw:master-page-name="Default" presentation:presentation-page-layout-name="AL1T32">
        <office:forms form:automatic-focus="false" form:apply-design-mode="false"/>
        <draw:frame presentation:style-name="pr4" draw:layer="layout" svg:width="25.199cm" svg:height="19.563cm" svg:x="1.4cm" svg:y="0.837cm" presentation:class="subtitle" presentation:user-transformed="true">
          <draw:text-box>
            <text:p>What is a Markup Language afterall?</text:p>
          </draw:text-box>
        </draw:fram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draw:text-box>
              <text:p>Markup Language means that we can wrap the contents we want to display on the web page around code blocks (tags in the case of HTML) and use attributes to provide additional meaning to the content, like the lang attribute in &lt;p lang=”fr”&gt;&lt;/p&gt; tag indicates that the language the paragraph uses is French.</text:p>
            </draw:text-box>
          </draw:frame>
        </presentation:notes>
      </draw:page>
      <draw:page draw:name="page6" draw:style-name="dp1" draw:master-page-name="Default" presentation:presentation-page-layout-name="AL1T32">
        <office:forms form:automatic-focus="false" form:apply-design-mode="false"/>
        <draw:frame presentation:style-name="pr5" draw:layer="layout" svg:width="25.199cm" svg:height="19.363cm" svg:x="1.4cm" svg:y="0.837cm" presentation:class="subtitle" presentation:user-transformed="true">
          <draw:text-box>
            <text:p>What is a DNS?</text:p>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user-transformed="true">
            <draw:text-box>
              <text:p>A DNS is a Domain Name System. It is just like a phone book. When a user enters the host name in the browser, the computer connects to the DNS server which gives the IP address of the Web Server hosting the web site.</text:p>
            </draw:text-box>
          </draw:frame>
        </presentation:notes>
      </draw:page>
      <draw:page draw:name="page7" draw:style-name="dp1" draw:master-page-name="Default" presentation:presentation-page-layout-name="AL1T32">
        <office:forms form:automatic-focus="false" form:apply-design-mode="false"/>
        <draw:frame presentation:style-name="pr5" draw:layer="layout" svg:width="25.199cm" svg:height="19.363cm" svg:x="1.4cm" svg:y="0.837cm" presentation:class="subtitle" presentation:user-transformed="true">
          <draw:text-box>
            <text:p>How does the web work?</text:p>
          </draw:text-box>
        </draw:frame>
        <presentation:notes draw:style-name="dp2">
          <draw:page-thumbnail draw:style-name="gr1" draw:layer="layout" svg:width="14.848cm" svg:height="11.136cm" svg:x="3.075cm" svg:y="2.257cm" draw:page-number="7" presentation:class="page"/>
          <draw:frame presentation:style-name="pr6" draw:text-style-name="P2" draw:layer="layout" svg:width="16.799cm" svg:height="13.364cm" svg:x="2.1cm" svg:y="14.107cm" presentation:class="notes" presentation:user-transformed="true">
            <draw:text-box>
              <text:p text:style-name="P2">1. The client connects to the web via ISP – Internet Service Provider.</text:p>
              <text:p text:style-name="P2"/>
              <text:p text:style-name="P2">2. When the client types the address of the website in the browser, the computer connects to the DNS Server which gives the IP address of the web server hosting the website.</text:p>
              <text:p text:style-name="P2"/>
              <text:p text:style-name="P2">3. Then, the web server guides the user to the web page associated with the website.</text:p>
            </draw:text-box>
          </draw:frame>
        </presentation:notes>
      </draw:page>
      <draw:page draw:name="page8" draw:style-name="dp1" draw:master-page-name="Default" presentation:presentation-page-layout-name="AL1T32">
        <office:forms form:automatic-focus="false" form:apply-design-mode="false"/>
        <draw:frame presentation:style-name="pr5" draw:layer="layout" svg:width="25.199cm" svg:height="19.363cm" svg:x="1.4cm" svg:y="0.837cm" presentation:class="subtitle" presentation:user-transformed="true">
          <draw:text-box>
            <text:p>What is an HTML element?</text:p>
          </draw:text-box>
        </draw:frame>
        <presentation:notes draw:style-name="dp2">
          <draw:page-thumbnail draw:style-name="gr1" draw:layer="layout" svg:width="14.848cm" svg:height="11.136cm" svg:x="3.075cm" svg:y="2.257cm" draw:page-number="8" presentation:class="page"/>
          <draw:frame presentation:style-name="pr2" draw:layer="layout" svg:width="16.799cm" svg:height="13.364cm" svg:x="2.1cm" svg:y="14.107cm" presentation:class="notes">
            <draw:text-box>
              <text:p>An HTML element is a part of the html markup which is used to give structure of the html page.</text:p>
              <text:p>Example:- </text:p>
              <text:p/>
              <text:p>&lt;html&gt;&lt;/html</text:p>
              <text:p>&lt;p&gt;&lt;/p</text:p>
              <text:p/>
              <text:p/>
              <text:p/>
            </draw:text-box>
          </draw:frame>
        </presentation:notes>
      </draw:page>
      <draw:page draw:name="page9" draw:style-name="dp1" draw:master-page-name="Default" presentation:presentation-page-layout-name="AL1T32">
        <office:forms form:automatic-focus="false" form:apply-design-mode="false"/>
        <draw:frame presentation:style-name="pr5" draw:layer="layout" svg:width="25.199cm" svg:height="19.363cm" svg:x="1.4cm" svg:y="0.837cm" presentation:class="subtitle" presentation:user-transformed="true">
          <draw:text-box>
            <text:p>What are html tags?</text:p>
          </draw:text-box>
        </draw:frame>
        <presentation:notes draw:style-name="dp2">
          <draw:page-thumbnail draw:style-name="gr1" draw:layer="layout" svg:width="14.848cm" svg:height="11.136cm" svg:x="3.075cm" svg:y="2.257cm" draw:page-number="9" presentation:class="page"/>
          <draw:frame presentation:style-name="pr2" draw:layer="layout" svg:width="16.799cm" svg:height="13.364cm" svg:x="2.1cm" svg:y="14.107cm" presentation:class="notes">
            <draw:text-box>
              <text:p>HTML tags are HTML elements which act as containers. They tell the browser the type of information that is associated with them.</text:p>
            </draw:text-box>
          </draw:frame>
        </presentation:notes>
      </draw:page>
      <draw:page draw:name="page10" draw:style-name="dp1" draw:master-page-name="Default" presentation:presentation-page-layout-name="AL1T32">
        <office:forms form:automatic-focus="false" form:apply-design-mode="false"/>
        <draw:frame presentation:style-name="pr5" draw:text-style-name="P1" draw:layer="layout" svg:width="25.199cm" svg:height="19.363cm" svg:x="1.4cm" svg:y="0.837cm" presentation:class="subtitle" presentation:user-transformed="true">
          <draw:text-box>
            <text:p text:style-name="P1"><text:span text:style-name="T5">Describe the following HTML elements</text:span></text:p>
            <text:p text:style-name="P1"/>
            <text:p>&lt;html&gt;&lt;/html&gt;</text:p>
            <text:p/>
            <text:p text:style-name="P1">&lt;body&gt;&lt;/body&gt;</text:p>
            <text:p text:style-name="P1"/>
            <text:p text:style-name="P1">&lt;h1&gt;&lt;/h1&gt;</text:p>
            <text:p text:style-name="P1"/>
            <text:p text:style-name="P1">&lt;h2&gt;&lt;/h2&gt;</text:p>
            <text:p text:style-name="P1"/>
            <text:p text:style-name="P1">&lt;p&gt;&lt;/p&gt;</text:p>
            <text:p text:style-name="P1"/>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user-transformed="true">
            <draw:text-box>
              <text:p text:style-name="P3">&lt;html&gt;&lt;/html&gt; tags tell that anything between them is a HTML code.</text:p>
              <text:p text:style-name="P3"/>
              <text:p text:style-name="P3">&lt;body&gt;&lt;/body&gt; tags tell that anything between them would be shown in the browser.</text:p>
              <text:p text:style-name="P3"/>
              <text:p text:style-name="P3">&lt;h1&gt;&lt;/h1&gt; tags tell that anything between them is the main heading.</text:p>
              <text:p text:style-name="P3"/>
              <text:p text:style-name="P3">&lt;h2&gt;&lt;/h2&gt; tags tell that anything between them is the main heading.</text:p>
              <text:p text:style-name="P3"/>
              <text:p text:style-name="P3">&lt;p&gt;&lt;/p&gt; tags tell that anything between them is a paragraph.</text:p>
            </draw:text-box>
          </draw:frame>
        </presentation:notes>
      </draw:page>
      <draw:page draw:name="page11" draw:style-name="dp1" draw:master-page-name="Default" presentation:presentation-page-layout-name="AL1T32">
        <office:forms form:automatic-focus="false" form:apply-design-mode="false"/>
        <draw:frame presentation:style-name="pr5" draw:layer="layout" svg:width="25.199cm" svg:height="19.363cm" svg:x="1.4cm" svg:y="0.837cm" presentation:class="subtitle" presentation:user-transformed="true">
          <draw:text-box>
            <text:p>What are HTML attributes?</text:p>
          </draw:text-box>
        </draw:frame>
        <presentation:notes draw:style-name="dp2">
          <draw:page-thumbnail draw:style-name="gr1" draw:layer="layout" svg:width="14.848cm" svg:height="11.136cm" svg:x="3.075cm" svg:y="2.257cm" draw:page-number="11" presentation:class="page"/>
          <draw:frame presentation:style-name="pr2" draw:layer="layout" svg:width="16.799cm" svg:height="13.364cm" svg:x="2.1cm" svg:y="14.107cm" presentation:class="notes">
            <draw:text-box>
              <text:p>Attributes are name and value pairs separated by an = sign and they provide additional information about the HTML elements.</text:p>
              <text:p/>
              <text:p>They always appear on the first tag and carry a name and a value separated by an = sign.</text:p>
              <text:p/>
              <text:p>Example:-</text:p>
              <text:p/>
              <text:p>&lt;p lang=”fr”&gt;&lt;/p&gt;</text:p>
              <text:p/>
              <text:p>Here, the name is lang and the value is fr</text:p>
              <text:p/>
            </draw:text-box>
          </draw:frame>
        </presentation:notes>
      </draw:page>
      <draw:page draw:name="page12" draw:style-name="dp1" draw:master-page-name="Default" presentation:presentation-page-layout-name="AL1T32">
        <office:forms form:automatic-focus="false" form:apply-design-mode="false"/>
        <draw:frame presentation:style-name="pr5" draw:layer="layout" svg:width="25.199cm" svg:height="19.363cm" svg:x="1.4cm" svg:y="0.837cm" presentation:class="subtitle" presentation:user-transformed="true">
          <draw:text-box>
            <text:p>Describe the following elements</text:p>
            <text:p/>
            <text:p>&lt;title&gt;&lt;/title&gt;</text:p>
          </draw:text-box>
        </draw:frame>
        <presentation:notes draw:style-name="dp2">
          <draw:page-thumbnail draw:style-name="gr1" draw:layer="layout" svg:width="14.848cm" svg:height="11.136cm" svg:x="3.075cm" svg:y="2.257cm" draw:page-number="12" presentation:class="page"/>
          <draw:frame presentation:style-name="pr2" draw:layer="layout" svg:width="16.799cm" svg:height="13.364cm" svg:x="2.1cm" svg:y="14.107cm" presentation:class="notes">
            <draw:text-box>
              <text:p>Title shows the title of the page which is located on the top of the browser window. </text:p>
            </draw:text-box>
          </draw:frame>
        </presentation:notes>
      </draw:page>
      <draw:page draw:name="page13" draw:style-name="dp1" draw:master-page-name="Default" presentation:presentation-page-layout-name="AL1T32">
        <office:forms form:automatic-focus="false" form:apply-design-mode="false"/>
        <draw:frame presentation:style-name="pr7" draw:layer="layout" svg:width="25.199cm" svg:height="19.163cm" svg:x="1.4cm" svg:y="0.837cm" presentation:class="subtitle" presentation:user-transformed="true">
          <draw:text-box>
            <text:p>What is structural markup?</text:p>
          </draw:text-box>
        </draw:frame>
        <presentation:notes draw:style-name="dp2">
          <draw:page-thumbnail draw:style-name="gr1" draw:layer="layout" svg:width="14.848cm" svg:height="11.136cm" svg:x="3.075cm" svg:y="2.257cm" draw:page-number="13" presentation:class="page"/>
          <draw:frame presentation:style-name="pr2" draw:layer="layout" svg:width="16.799cm" svg:height="13.364cm" svg:x="2.1cm" svg:y="14.107cm" presentation:class="notes">
            <draw:text-box>
              <text:p>Structural Markup refers to the markup code which defines the structure of the HTML document. They are heading, paragraphs images etc.</text:p>
            </draw:text-box>
          </draw:frame>
        </presentation:notes>
      </draw:page>
      <draw:page draw:name="page14"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text:span text:style-name="T6">What is semantic markup?</text:span></text:p>
          </draw:text-box>
        </draw:frame>
        <presentation:notes draw:style-name="dp2">
          <draw:page-thumbnail draw:style-name="gr1" draw:layer="layout" svg:width="14.848cm" svg:height="11.136cm" svg:x="3.075cm" svg:y="2.257cm" draw:page-number="14" presentation:class="page"/>
          <draw:frame presentation:style-name="pr2" draw:text-style-name="P5" draw:layer="layout" svg:width="16.799cm" svg:height="13.364cm" svg:x="2.1cm" svg:y="14.107cm" presentation:class="notes">
            <draw:text-box>
              <text:p><text:span text:style-name="T7">Semantic markup provides extra information like italics, bold, quotation etc.</text:span></text:p>
              <text:p><text:span text:style-name="T7"/></text:p>
              <text:p><text:span text:style-name="T7">Semantic means the study of the meaning.</text:span></text:p>
              <text:p><text:span text:style-name="T7"/></text:p>
              <text:p><text:span text:style-name="T7">From book: There are some text elements that are not intended to affect the structure of your web pages, but they do add extra information to the pages — they are known as semantic markup.</text:span></text:p>
            </draw:text-box>
          </draw:frame>
        </presentation:notes>
      </draw:page>
      <draw:page draw:name="page15" draw:style-name="dp1" draw:master-page-name="Default" presentation:presentation-page-layout-name="AL1T32">
        <office:forms form:automatic-focus="false" form:apply-design-mode="false"/>
        <draw:frame presentation:style-name="pr7" draw:text-style-name="P6" draw:layer="layout" svg:width="25.199cm" svg:height="19.163cm" svg:x="1.4cm" svg:y="0.837cm" presentation:class="subtitle" presentation:user-transformed="true">
          <draw:text-box>
            <text:p><text:span text:style-name="T8">Describe the following structural html tags</text:span></text:p>
            <text:p><text:span text:style-name="T8"/></text:p>
            <text:p><text:span text:style-name="T9">&lt;h1&gt; <text:s text:c="2"/>&lt;/h1&gt;</text:span></text:p>
            <text:p><text:span text:style-name="T9">&lt;h2&gt; <text:s text:c="2"/>&lt;/h2&gt;</text:span></text:p>
            <text:p><text:span text:style-name="T9">&lt;h3&gt; <text:s text:c="2"/>&lt;/h3&gt;</text:span></text:p>
            <text:p><text:span text:style-name="T9">&lt;h4&gt; <text:s text:c="2"/>&lt;/h4&gt;</text:span></text:p>
            <text:p><text:span text:style-name="T9">&lt;h5&gt; <text:s text:c="2"/>&lt;/h5&gt;</text:span></text:p>
            <text:p><text:span text:style-name="T9">&lt;h6&gt; <text:s text:c="2"/>&lt;/h6&gt;</text:span></text:p>
            <text:p><text:span text:style-name="T9">&lt;p&gt; <text:s text:c="2"/>&lt;/p&gt;</text:span></text:p>
            <text:p><text:span text:style-name="T9">&lt;b&gt; <text:s text:c="2"/>&lt;/b&gt;</text:span></text:p>
            <text:p><text:span text:style-name="T9">&lt;i&gt; <text:s text:c="2"/>&lt;/i&gt;</text:span></text:p>
            <text:p><text:span text:style-name="T9">&lt;sup&gt; <text:s text:c="2"/>&lt;/sup&gt;</text:span></text:p>
            <text:p><text:span text:style-name="T9">&lt;sub&gt; <text:s text:c="2"/>&lt;/sub&gt;</text:span></text:p>
            <text:p><text:span text:style-name="T9"/></text:p>
          </draw:text-box>
        </draw:frame>
        <presentation:notes draw:style-name="dp2">
          <draw:page-thumbnail draw:style-name="gr1" draw:layer="layout" svg:width="14.848cm" svg:height="11.136cm" svg:x="3.075cm" svg:y="2.257cm" draw:page-number="15" presentation:class="page"/>
          <draw:frame presentation:style-name="pr2" draw:text-style-name="P5" draw:layer="layout" svg:width="16.799cm" svg:height="13.364cm" svg:x="2.1cm" svg:y="14.107cm" presentation:class="notes">
            <draw:text-box>
              <text:p><text:span text:style-name="T10">&lt;h1&gt; <text:s text:c="2"/>&lt;/h1&gt; Heading 1 : Biggest</text:span></text:p>
              <text:p><text:span text:style-name="T10">&lt;h2&gt; <text:s text:c="2"/>&lt;/h2&gt; Heading 2 : Smaller</text:span></text:p>
              <text:p><text:span text:style-name="T10">&lt;h3&gt; <text:s text:c="2"/>&lt;/h3&gt; Heading 3 : Smaller</text:span></text:p>
              <text:p><text:span text:style-name="T10">&lt;h4&gt; <text:s text:c="2"/>&lt;/h4&gt; Heading 4 : Smaller</text:span></text:p>
              <text:p><text:span text:style-name="T10">&lt;h5&gt; <text:s text:c="2"/>&lt;/h5&gt; Heading 5 : Smaller</text:span></text:p>
              <text:p><text:span text:style-name="T10">&lt;h6&gt; <text:s text:c="2"/>&lt;/h6&gt; Heading 6 : Smallest</text:span></text:p>
              <text:p><text:span text:style-name="T10">&lt;p&gt; <text:s text:c="2"/>&lt;/p&gt; Paragraph</text:span></text:p>
              <text:p><text:span text:style-name="T10">&lt;b&gt; <text:s text:c="2"/>&lt;/b&gt; Bold</text:span></text:p>
              <text:p><text:span text:style-name="T10">&lt;i&gt; <text:s text:c="2"/>&lt;/i&gt; Italic</text:span></text:p>
              <text:p><text:span text:style-name="T10">&lt;sup&gt; <text:s text:c="2"/>&lt;/sup&gt; Superscript</text:span></text:p>
              <text:p><text:span text:style-name="T10">&lt;sub&gt; <text:s text:c="2"/>&lt;/sub&gt; Subscript</text:span></text:p>
            </draw:text-box>
          </draw:frame>
        </presentation:notes>
      </draw:page>
      <draw:page draw:name="page16"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text:span text:style-name="T6">What is white space collapsng?</text:span></text:p>
          </draw:text-box>
        </draw:frame>
        <presentation:notes draw:style-name="dp2">
          <draw:page-thumbnail draw:style-name="gr1" draw:layer="layout" svg:width="14.848cm" svg:height="11.136cm" svg:x="3.075cm" svg:y="2.257cm" draw:page-number="16" presentation:class="page"/>
          <draw:frame presentation:style-name="pr2" draw:text-style-name="P5" draw:layer="layout" svg:width="16.799cm" svg:height="13.364cm" svg:x="2.1cm" svg:y="14.107cm" presentation:class="notes">
            <draw:text-box>
              <text:p><text:span text:style-name="T7">In html, any amounts of white space is considered as one space. This is white space collapsing.</text:span></text:p>
            </draw:text-box>
          </draw:frame>
        </presentation:notes>
      </draw:page>
      <draw:page draw:name="page17"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text:span text:style-name="T6">What are empty elements?</text:span></text:p>
          </draw:text-box>
        </draw:frame>
        <presentation:notes draw:style-name="dp2">
          <draw:page-thumbnail draw:style-name="gr1" draw:layer="layout" svg:width="14.848cm" svg:height="11.136cm" svg:x="3.075cm" svg:y="2.257cm" draw:page-number="17" presentation:class="page"/>
          <draw:frame presentation:style-name="pr6" draw:text-style-name="P7" draw:layer="layout" svg:width="16.799cm" svg:height="14.167cm" svg:x="2.1cm" svg:y="14.107cm" presentation:class="notes" presentation:user-transformed="true">
            <draw:text-box>
              <text:p text:style-name="P3"><text:span text:style-name="T7">Certain html elements only have one tag, and do not exist as a tag pair i.e. They do not have an opening and a closing tag. They are empty elements.</text:span></text:p>
              <text:p text:style-name="P3"><text:span text:style-name="T7"/></text:p>
              <text:p text:style-name="P3"><text:span text:style-name="T7">Example:-</text:span></text:p>
              <text:p text:style-name="P3"><text:span text:style-name="T7"/></text:p>
              <text:p text:style-name="P3"><text:span text:style-name="T7">&lt;br /&gt;</text:span></text:p>
              <text:p text:style-name="P3"><text:span text:style-name="T7">&lt;hr /&gt;</text:span></text:p>
              <text:p text:style-name="P3"><text:span text:style-name="T7"/></text:p>
              <text:p text:style-name="P3"><text:span text:style-name="T7">From Book: There are a few elements that do not have any words between an opening and closing tag. They are known as empty elements and they are written differently. An empty element usually has only one tag. Before the closing angled bracket of an empty element there will often be a space and a forward slash character. Some web page authors miss this out but it is a good habit to get into.</text:span></text:p>
              <text:p text:style-name="P3"><text:span text:style-name="T7"/></text:p>
            </draw:text-box>
          </draw:frame>
        </presentation:notes>
      </draw:page>
      <draw:page draw:name="page18"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text:span text:style-name="T8">Describe the following html tags</text:span></text:p>
            <text:p><text:span text:style-name="T8"/></text:p>
            <text:p><text:span text:style-name="T9">&lt;br /&gt;</text:span></text:p>
            <text:p><text:span text:style-name="T9">&lt;hr /&gt;</text:span></text:p>
            <text:p><text:span text:style-name="T9"/></text:p>
          </draw:text-box>
        </draw:frame>
        <presentation:notes draw:style-name="dp2">
          <draw:page-thumbnail draw:style-name="gr1" draw:layer="layout" svg:width="14.848cm" svg:height="11.136cm" svg:x="3.075cm" svg:y="2.257cm" draw:page-number="18" presentation:class="page"/>
          <draw:frame presentation:style-name="pr2" draw:text-style-name="P5" draw:layer="layout" svg:width="16.799cm" svg:height="13.364cm" svg:x="2.1cm" svg:y="14.107cm" presentation:class="notes">
            <draw:text-box>
              <text:p><text:span text:style-name="T10">&lt;br /&gt; Line break</text:span></text:p>
              <text:p><text:span text:style-name="T10">&lt;hr /&gt; Horizontal rule</text:span></text:p>
            </draw:text-box>
          </draw:frame>
        </presentation:notes>
      </draw:page>
      <draw:page draw:name="page19"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text:span text:style-name="T8">Describe the following html semantic tags</text:span></text:p>
            <text:p><text:span text:style-name="T8"/></text:p>
            <text:p><text:span text:style-name="T9">&lt;strong&gt; <text:s text:c="2"/>&lt;/strong&gt;</text:span></text:p>
            <text:p><text:span text:style-name="T9">&lt;em&gt; <text:s text:c="2"/>&lt;/em&gt;</text:span></text:p>
            <text:p><text:span text:style-name="T9">&lt;blockquote&gt; <text:s text:c="2"/>&lt;/blockquote&gt;</text:span></text:p>
            <text:p><text:span text:style-name="T9">&lt;q&gt; <text:s text:c="2"/>&lt;/q&gt;</text:span></text:p>
            <text:p><text:span text:style-name="T9">&lt;abbr&gt; <text:s text:c="2"/>&lt;/abbr&gt;</text:span></text:p>
            <text:p><text:span text:style-name="T9">&lt;cite&gt; <text:s text:c="2"/>&lt;/cite&gt;</text:span></text:p>
            <text:p><text:span text:style-name="T9">&lt;dfn&gt; <text:s text:c="2"/>&lt;dfn&gt;</text:span></text:p>
            <text:p><text:span text:style-name="T9">&lt;address&gt; <text:s text:c="2"/>&lt;/address&gt;</text:span></text:p>
            <text:p><text:span text:style-name="T9"/></text:p>
          </draw:text-box>
        </draw:frame>
        <presentation:notes draw:style-name="dp2">
          <draw:page-thumbnail draw:style-name="gr1" draw:layer="layout" svg:width="14.848cm" svg:height="11.136cm" svg:x="3.075cm" svg:y="2.257cm" draw:page-number="19" presentation:class="page"/>
          <draw:frame presentation:style-name="pr6" draw:text-style-name="P5" draw:layer="layout" svg:width="16.799cm" svg:height="14.167cm" svg:x="2.1cm" svg:y="14.107cm" presentation:class="notes" presentation:user-transformed="true">
            <draw:text-box>
              <text:p><text:span text:style-name="T10">&lt;strong&gt; <text:s text:c="2"/>&lt;/strong&gt; Strong emphasis, by default, browsers display them as bold</text:span></text:p>
              <text:p><text:span text:style-name="T10"/></text:p>
              <text:p><text:span text:style-name="T10">&lt;em&gt; <text:s text:c="2"/>&lt;/em&gt; Emphasis, by default, browsers display them as italic</text:span></text:p>
              <text:p><text:span text:style-name="T10"/></text:p>
              <text:p><text:span text:style-name="T10">&lt;blockquote&gt;&lt;/blockquote&gt; <text:s text:c="3"/>Indented quote</text:span></text:p>
              <text:p><text:span text:style-name="T10">&lt;q&gt;&lt;/q&gt; <text:s text:c="3"/>Intext quote</text:span></text:p>
              <text:p><text:span text:style-name="T10"/></text:p>
              <text:p><text:span text:style-name="T10">&lt;abbr&gt;&lt;/abbr&gt; Abbrevation</text:span></text:p>
              <text:p><text:span text:style-name="T10">Example</text:span></text:p>
              <text:p><text:span text:style-name="T10">&lt;p&gt;&lt;abbr title=”Professor”&gt;Prof.&lt;/abbr&gt; Stephen Hawkings&lt;/p&gt;</text:span></text:p>
              <text:p><text:span text:style-name="T10"/></text:p>
              <text:p><text:span text:style-name="T10">&lt;cite&gt; <text:s text:c="2"/>&lt;/cite&gt; Citation, by default, it looks italic</text:span></text:p>
              <text:p><text:span text:style-name="T10">&lt;dfn&gt; <text:s text:c="2"/>&lt;dfn&gt; Definition, by default, it looks the same</text:span></text:p>
              <text:p><text:span text:style-name="T10">&lt;address&gt; <text:s text:c="2"/>&lt;/address&gt; Address, by default, it looks italic</text:span></text:p>
            </draw:text-box>
          </draw:frame>
        </presentation:notes>
      </draw:page>
      <draw:page draw:name="page20"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text:span text:style-name="T9">What is the difference between </text:span></text:p>
            <text:p><text:span text:style-name="T9">&lt;blockquote&gt; and &lt;q&gt; html elements?</text:span></text:p>
          </draw:text-box>
        </draw:frame>
        <presentation:notes draw:style-name="dp2">
          <draw:page-thumbnail draw:style-name="gr1" draw:layer="layout" svg:width="14.848cm" svg:height="11.136cm" svg:x="3.075cm" svg:y="2.257cm" draw:page-number="20" presentation:class="page"/>
          <draw:frame presentation:style-name="pr6" draw:text-style-name="P5" draw:layer="layout" svg:width="16.799cm" svg:height="13.38cm" svg:x="2.1cm" svg:y="14.107cm" presentation:class="notes" presentation:user-transformed="true">
            <draw:text-box>
              <text:p><text:span text:style-name="T10">&lt;blockquote&gt; quotes are indented and are used for longer paragraphs whereas &lt;q&gt; quotes are used for shorter quotes that sit within the paragraph.</text:span></text:p>
              <text:p><text:span text:style-name="T10"/></text:p>
              <text:p><text:span text:style-name="T10">Note:-</text:span></text:p>
              <text:p><text:span text:style-name="T10"/></text:p>
              <text:p><text:span text:style-name="T10">&lt;blockquote&gt;</text:span></text:p>
              <text:p><text:span text:style-name="T10"><text:tab/></text:span><text:span text:style-name="T10">&lt;p&gt; This is a blockquote&lt;/p&gt;</text:span></text:p>
              <text:p><text:span text:style-name="T10">&lt;/blockquote&gt;</text:span></text:p>
              <text:p><text:span text:style-name="T10"/></text:p>
              <text:p><text:span text:style-name="T10">The above is a recommended syntax for a blockquote, whereas</text:span></text:p>
              <text:p><text:span text:style-name="T10"/></text:p>
              <text:p><text:span text:style-name="T10">&lt;p&gt;&lt;q&gt;This is a quote&lt;/q&gt;&lt;/p&gt;</text:span></text:p>
              <text:p><text:span text:style-name="T10"/></text:p>
              <text:p><text:span text:style-name="T10">Is the apt syntax for a normal quote</text:span></text:p>
              <text:p><text:span text:style-name="T10"/></text:p>
            </draw:text-box>
          </draw:frame>
        </presentation:notes>
      </draw:page>
      <draw:page draw:name="page21"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text:span text:style-name="T6">What is the difference between &lt;strong&gt; and &lt;b&gt;? Similarly, what is the difference between &lt;em&gt; and &lt;i&gt;?</text:span></text:p>
          </draw:text-box>
        </draw:frame>
        <presentation:notes draw:style-name="dp2">
          <draw:page-thumbnail draw:style-name="gr1" draw:layer="layout" svg:width="14.848cm" svg:height="11.136cm" svg:x="3.075cm" svg:y="2.257cm" draw:page-number="21" presentation:class="page"/>
          <draw:frame presentation:style-name="pr6" draw:text-style-name="P5" draw:layer="layout" svg:width="16.799cm" svg:height="13.364cm" svg:x="2.1cm" svg:y="14.107cm" presentation:class="notes" presentation:user-transformed="true">
            <draw:text-box>
              <text:p><text:span text:style-name="T7">&lt;strong&gt; is used to give strong emphasis to the text wrapped inside the &lt;strong&gt;&lt;/strong&gt; tags whereas &lt;b&gt; is used just to make the text wrapped inside the &lt;b&gt;&lt;/b&gt; tags bold. Note that different browsers could interpret &lt;strong&gt; differenty. For instance, a screen reader could read the text wrapped inside &lt;strong&gt;&lt;/strong&gt; tags with strong emphasis and that wrapped inside &lt;b&gt;&lt;/b&gt; tags as it is.</text:span></text:p>
              <text:p><text:span text:style-name="T7"/></text:p>
              <text:p><text:span text:style-name="T7">The similar applies to the &lt;em&gt;&lt;/em&gt; and &lt;i&gt;&lt;/i&gt; tags.</text:span></text:p>
            </draw:text-box>
          </draw:frame>
        </presentation:notes>
      </draw:page>
      <draw:page draw:name="page22"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text:span text:style-name="T8">Describe the following html semantic tags</text:span></text:p>
            <text:p><text:span text:style-name="T8"/></text:p>
            <text:p><text:span text:style-name="T9">&lt;ins&gt; <text:s text:c="2"/>&lt;/ins&gt;</text:span></text:p>
            <text:p><text:span text:style-name="T9">&lt;del&gt; <text:s text:c="2"/>&lt;/del&gt;</text:span></text:p>
            <text:p><text:span text:style-name="T9">&lt;s&gt; <text:s text:c="2"/>&lt;/s&gt;</text:span></text:p>
            <text:p><text:span text:style-name="T9">&lt;u&gt; <text:s text:c="2"/>&lt;u&gt;</text:span></text:p>
          </draw:text-box>
        </draw:frame>
        <presentation:notes draw:style-name="dp2">
          <draw:page-thumbnail draw:style-name="gr1" draw:layer="layout" svg:width="14.848cm" svg:height="11.136cm" svg:x="3.075cm" svg:y="2.257cm" draw:page-number="22" presentation:class="page"/>
          <draw:frame presentation:style-name="pr6" draw:text-style-name="P5" draw:layer="layout" svg:width="16.799cm" svg:height="13.364cm" svg:x="2.1cm" svg:y="14.107cm" presentation:class="notes" presentation:user-transformed="true">
            <draw:text-box>
              <text:p><text:span text:style-name="T10">&lt;ins&gt; <text:s text:c="2"/>&lt;/ins&gt; Inserted text, by default, it looks underlined.</text:span></text:p>
              <text:p><text:span text:style-name="T10"/></text:p>
              <text:p><text:span text:style-name="T10">&lt;del&gt; <text:s text:c="2"/>&lt;/del&gt; Deleted text, by default, it looks striked out.</text:span></text:p>
              <text:p><text:span text:style-name="T10"/></text:p>
              <text:p><text:span text:style-name="T10">&lt;s&gt; <text:s text:c="2"/>&lt;/s&gt; Describes some text which is no longer accurate or relevant, but that should not be deleted.</text:span></text:p>
              <text:p><text:span text:style-name="T10"/></text:p>
              <text:p><text:span text:style-name="T10">&lt;u&gt; <text:s text:c="2"/>&lt;u&gt; Underlined text, prefer not to use. Old standard.</text:span></text:p>
            </draw:text-box>
          </draw:frame>
        </presentation:notes>
      </draw:page>
      <draw:page draw:name="page23" draw:style-name="dp1" draw:master-page-name="Default" presentation:presentation-page-layout-name="AL1T32">
        <office:forms form:automatic-focus="false" form:apply-design-mode="false"/>
        <draw:frame presentation:style-name="pr7" draw:text-style-name="P8" draw:layer="layout" svg:width="25.199cm" svg:height="19.163cm" svg:x="1.4cm" svg:y="0.837cm" presentation:class="subtitle" presentation:user-transformed="true">
          <draw:text-box>
            <text:p><text:span text:style-name="T11">Name the three different types of lists provided in html.</text:span></text:p>
            <text:p><text:span text:style-name="T11">How do they look like when the code is run in the browser?</text:span></text:p>
            <text:p><text:span text:style-name="T11">Provide their respective tags.</text:span></text:p>
          </draw:text-box>
        </draw:frame>
        <presentation:notes draw:style-name="dp2">
          <draw:page-thumbnail draw:style-name="gr1" draw:layer="layout" svg:width="14.848cm" svg:height="11.136cm" svg:x="3.075cm" svg:y="2.257cm" draw:page-number="23" presentation:class="page"/>
          <draw:frame presentation:style-name="pr2" draw:text-style-name="P5" draw:layer="layout" svg:width="16.799cm" svg:height="13.364cm" svg:x="2.1cm" svg:y="14.107cm" presentation:class="notes">
            <draw:text-box>
              <text:p><text:span text:style-name="T7">The three different types of lists provided in html are:-</text:span></text:p>
              <text:p><text:span text:style-name="T7"><text:tab/></text:span><text:span text:style-name="T7">1. ordered lists represented by &lt;ol&gt;&lt;/ol&gt;</text:span></text:p>
              <text:p><text:span text:style-name="T7"><text:tab/></text:span><text:span text:style-name="T7">2. unordered lists represented by &lt;ul&gt;&lt;/ul&gt;</text:span></text:p>
              <text:p><text:span text:style-name="T7"><text:tab/></text:span><text:span text:style-name="T7">3. definition lists represented by &lt;dl&gt;&lt;/dl&gt;</text:span></text:p>
            </draw:text-box>
          </draw:frame>
        </presentation:notes>
      </draw:page>
      <draw:page draw:name="page24"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text:span text:style-name="T6">Provide the syntax for the three types of lists that exist in html.</text:span></text:p>
          </draw:text-box>
        </draw:frame>
        <presentation:notes draw:style-name="dp2">
          <draw:page-thumbnail draw:style-name="gr1" draw:layer="layout" svg:width="14.848cm" svg:height="11.136cm" svg:x="3.075cm" svg:y="2.257cm" draw:page-number="24" presentation:class="page"/>
          <draw:frame presentation:style-name="pr6" draw:text-style-name="P5" draw:layer="layout" svg:width="16.799cm" svg:height="14.167cm" svg:x="2.1cm" svg:y="14.107cm" presentation:class="notes" presentation:user-transformed="true">
            <draw:text-box>
              <text:p><text:span text:style-name="T7">&lt;ol&gt;&lt;/ol&gt; Ordered List: Numbered, auto indented</text:span></text:p>
              <text:p><text:span text:style-name="T7">&lt;ul&gt;&lt;/ul&gt; Unordered List: Bulleted, auto indented</text:span></text:p>
              <text:p><text:span text:style-name="T7">&lt;dl&gt;&lt;/dl&gt; Definition List: Definition, auto indented</text:span></text:p>
              <text:p><text:span text:style-name="T7">&lt;li&gt;&lt;/li&gt; List item for &lt;ol&gt; and &lt;ul&gt;, auto indented</text:span></text:p>
              <text:p><text:span text:style-name="T7">&lt;dt&gt;&lt;/dt&gt; Definition term</text:span></text:p>
              <text:p><text:span text:style-name="T7">&lt;dd&gt;&lt;/dd&gt; Definition definition</text:span></text:p>
              <text:p><text:span text:style-name="T7"/></text:p>
              <text:p><text:span text:style-name="T12">Syntax</text:span></text:p>
              <text:p><text:span text:style-name="T12">&lt;ol&gt;</text:span></text:p>
              <text:p><text:span text:style-name="T12"><text:tab/></text:span><text:span text:style-name="T12">&lt;li&gt;This is the first ordered list element&lt;/li&gt;</text:span></text:p>
              <text:p><text:span text:style-name="T12">&lt;/ol&gt;</text:span></text:p>
              <text:p><text:span text:style-name="T12">&lt;ul&gt;</text:span></text:p>
              <text:p><text:span text:style-name="T12"><text:tab/></text:span><text:span text:style-name="T12">&lt;li&gt;This is the first unordered list element&lt;/li&gt;</text:span></text:p>
              <text:p><text:span text:style-name="T12">&lt;/ul&gt;</text:span></text:p>
              <text:p><text:span text:style-name="T12">&lt;dl&gt;</text:span></text:p>
              <text:p><text:span text:style-name="T12"><text:tab/></text:span><text:span text:style-name="T12">&lt;dt&gt;Definition Term&lt;/dt&gt;</text:span></text:p>
              <text:p><text:span text:style-name="T12"><text:tab/></text:span><text:span text:style-name="T12">&lt;dd&gt;This is the definition list definition&lt;/dd&gt;</text:span></text:p>
              <text:p><text:span text:style-name="T12">&lt;/dl&gt;</text:span></text:p>
            </draw:text-box>
          </draw:frame>
        </presentation:notes>
      </draw:page>
      <draw:page draw:name="page25"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text:span text:style-name="T6">What are nested lists? How are they made? Give syntax.</text:span></text:p>
          </draw:text-box>
        </draw:frame>
        <presentation:notes draw:style-name="dp2">
          <draw:page-thumbnail draw:style-name="gr1" draw:layer="layout" svg:width="14.848cm" svg:height="11.136cm" svg:x="3.075cm" svg:y="2.257cm" draw:page-number="25" presentation:class="page"/>
          <draw:frame presentation:style-name="pr6" draw:text-style-name="P5" draw:layer="layout" svg:width="16.799cm" svg:height="13.38cm" svg:x="2.1cm" svg:y="14.107cm" presentation:class="notes" presentation:user-transformed="true">
            <draw:text-box>
              <text:p><text:span text:style-name="T7">Nested lists are list inside lists. They are indented accordingly. All the developer has to do is to wrap inside the list tags, another list to create a nested list</text:span></text:p>
              <text:p><text:span text:style-name="T7"/></text:p>
              <text:p><text:span text:style-name="T7">Example:-</text:span></text:p>
              <text:p><text:span text:style-name="T7"/></text:p>
              <text:p><text:span text:style-name="T7">&lt;ul&gt;</text:span></text:p>
              <text:p><text:span text:style-name="T7"><text:tab/></text:span><text:span text:style-name="T7">&lt;li&gt; &lt;!-- Nested list starts here --&gt;</text:span></text:p>
              <text:p><text:span text:style-name="T7"><text:tab/></text:span><text:span text:style-name="T7"><text:tab/></text:span><text:span text:style-name="T7">&lt;ul&gt;</text:span></text:p>
              <text:p><text:span text:style-name="T7"><text:tab/></text:span><text:span text:style-name="T7"><text:tab/></text:span><text:span text:style-name="T7"><text:tab/></text:span><text:span text:style-name="T7">&lt;li&gt;Name: Chirag&lt;li&gt;</text:span></text:p>
              <text:p><text:span text:style-name="T7"><text:tab/></text:span><text:span text:style-name="T7"><text:tab/></text:span><text:span text:style-name="T7"><text:tab/></text:span><text:span text:style-name="T7">&lt;li&gt;Age: 20&lt;li&gt;</text:span></text:p>
              <text:p><text:span text:style-name="T7"><text:tab/></text:span><text:span text:style-name="T7"><text:tab/></text:span><text:span text:style-name="T7">&lt;/ul&gt;</text:span></text:p>
              <text:p><text:span text:style-name="T7"><text:tab/></text:span><text:span text:style-name="T7">&lt;li&gt; &lt;!-- Nested list ends here --&gt;</text:span></text:p>
              <text:p><text:span text:style-name="T7"><text:tab/></text:span><text:span text:style-name="T7">&lt;li&gt;Name: Tushar&lt;li&gt;</text:span></text:p>
              <text:p><text:span text:style-name="T7"><text:tab/></text:span><text:span text:style-name="T7">&lt;li&gt;Name: Palak&lt;li&gt;</text:span></text:p>
              <text:p><text:span text:style-name="T7">&lt;/ul&gt;</text:span></text:p>
            </draw:text-box>
          </draw:frame>
        </presentation:notes>
      </draw:page>
      <draw:page draw:name="page26"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text:span text:style-name="T13">Give the significance of the following list elements</text:span></text:p>
            <text:p><text:span text:style-name="T14"/></text:p>
            <text:p><text:span text:style-name="T14">&lt;ol&gt;</text:span><text:span text:style-name="T14"><text:tab/></text:span><text:span text:style-name="T14"><text:tab/></text:span><text:span text:style-name="T14">&lt;/ol&gt;</text:span></text:p>
            <text:p><text:span text:style-name="T14">&lt;ul&gt;</text:span><text:span text:style-name="T14"><text:tab/></text:span><text:span text:style-name="T14"><text:tab/></text:span><text:span text:style-name="T14">&lt;/ul&gt;</text:span></text:p>
            <text:p><text:span text:style-name="T14">&lt;dl&gt;</text:span><text:span text:style-name="T14"><text:tab/></text:span><text:span text:style-name="T14"><text:tab/></text:span><text:span text:style-name="T14">&lt;/dl&gt;</text:span></text:p>
            <text:p><text:span text:style-name="T14">&lt;li&gt;</text:span><text:span text:style-name="T14"><text:tab/></text:span><text:span text:style-name="T14"><text:tab/></text:span><text:span text:style-name="T14">&lt;/li&gt;</text:span></text:p>
            <text:p><text:span text:style-name="T14">&lt;dt&gt;</text:span><text:span text:style-name="T14"><text:tab/></text:span><text:span text:style-name="T14"><text:tab/></text:span><text:span text:style-name="T14">&lt;/dt&gt;</text:span></text:p>
            <text:p><text:span text:style-name="T14">&lt;dd&gt;</text:span><text:span text:style-name="T14"><text:tab/></text:span><text:span text:style-name="T14"><text:tab/></text:span><text:span text:style-name="T14">&lt;/dd&gt;</text:span></text:p>
          </draw:text-box>
        </draw:frame>
        <presentation:notes draw:style-name="dp2">
          <draw:page-thumbnail draw:style-name="gr1" draw:layer="layout" svg:width="14.848cm" svg:height="11.136cm" svg:x="3.075cm" svg:y="2.257cm" draw:page-number="26" presentation:class="page"/>
          <draw:frame presentation:style-name="pr2" draw:text-style-name="P5" draw:layer="layout" svg:width="16.799cm" svg:height="13.364cm" svg:x="2.1cm" svg:y="14.107cm" presentation:class="notes">
            <draw:text-box>
              <text:p><text:span text:style-name="T7">&lt;ol&gt;&lt;/ol&gt; Ordered List: Numbered, auto indented</text:span></text:p>
              <text:p><text:span text:style-name="T7"/></text:p>
              <text:p><text:span text:style-name="T7">&lt;ul&gt;&lt;/ul&gt; Unordered List: Bulleted, auto indented</text:span></text:p>
              <text:p><text:span text:style-name="T7"/></text:p>
              <text:p><text:span text:style-name="T7">&lt;dl&gt;&lt;/dl&gt; Definition List: Definition, auto indented</text:span></text:p>
              <text:p><text:span text:style-name="T7"/></text:p>
              <text:p><text:span text:style-name="T7">&lt;li&gt;&lt;/li&gt; List item for &lt;ol&gt; and &lt;ul&gt;, auto indented</text:span></text:p>
              <text:p><text:span text:style-name="T7"/></text:p>
              <text:p><text:span text:style-name="T7">&lt;dt&gt;&lt;/dt&gt; Definition term</text:span></text:p>
              <text:p><text:span text:style-name="T7"/></text:p>
              <text:p><text:span text:style-name="T7">&lt;dd&gt;&lt;/dd&gt; Definition definition</text:span></text:p>
            </draw:text-box>
          </draw:frame>
        </presentation:notes>
      </draw:page>
      <draw:page draw:name="page27" draw:style-name="dp1" draw:master-page-name="Default" presentation:presentation-page-layout-name="AL1T32">
        <office:forms form:automatic-focus="false" form:apply-design-mode="false"/>
        <draw:frame presentation:style-name="pr7" draw:text-style-name="P9" draw:layer="layout" svg:width="25.199cm" svg:height="19.163cm" svg:x="1.4cm" svg:y="0.837cm" presentation:class="subtitle" presentation:user-transformed="true">
          <draw:text-box>
            <text:p><text:span text:style-name="T15">List as many types of links as possible</text:span></text:p>
            <text:p><text:span text:style-name="T15">that exist in html</text:span></text:p>
          </draw:text-box>
        </draw:frame>
        <presentation:notes draw:style-name="dp2">
          <draw:page-thumbnail draw:style-name="gr1" draw:layer="layout" svg:width="14.848cm" svg:height="11.136cm" svg:x="3.075cm" svg:y="2.257cm" draw:page-number="27" presentation:class="page"/>
          <draw:frame presentation:style-name="pr2" draw:text-style-name="P5" draw:layer="layout" svg:width="16.799cm" svg:height="13.364cm" svg:x="2.1cm" svg:y="14.107cm" presentation:class="notes">
            <draw:text-box>
              <text:p><text:span text:style-name="T7">The following types of links exist in html:-</text:span></text:p>
              <text:p><text:span text:style-name="T7">1. Links between web pages of different web sites</text:span></text:p>
              <text:p><text:span text:style-name="T7">2. Links between web pages of the same web site</text:span></text:p>
              <text:p><text:span text:style-name="T7">3. Links between parts of the same web page</text:span></text:p>
              <text:p><text:span text:style-name="T7">4. Links that open in a new browser</text:span></text:p>
              <text:p><text:span text:style-name="T7">5. Links that start the email program and send an email to a particular email address</text:span></text:p>
            </draw:text-box>
          </draw:frame>
        </presentation:notes>
      </draw:page>
      <draw:page draw:name="page28"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text:span text:style-name="T6">As a designer, how would you write good link text?</text:span></text:p>
          </draw:text-box>
        </draw:frame>
        <presentation:notes draw:style-name="dp2">
          <draw:page-thumbnail draw:style-name="gr1" draw:layer="layout" svg:width="14.848cm" svg:height="11.136cm" svg:x="3.075cm" svg:y="2.257cm" draw:page-number="28" presentation:class="page"/>
          <draw:frame presentation:style-name="pr6" draw:text-style-name="P5" draw:layer="layout" svg:width="16.799cm" svg:height="13.364cm" svg:x="2.1cm" svg:y="14.107cm" presentation:class="notes" presentation:user-transformed="true">
            <draw:text-box>
              <text:p>As a designer, I could use my links resembling the words that people often use.</text:p>
              <text:p/>
              <text:p>Ex:-</text:p>
              <text:p/>
              <text:p>Rather than places to stay link</text:p>
              <text:p/>
              <text:p>I could use</text:p>
              <text:p/>
              <text:p>Hotels in New York</text:p>
              <text:p/>
              <text:p>Much of it depends on the situation and the requirement.</text:p>
            </draw:text-box>
          </draw:frame>
        </presentation:notes>
      </draw:page>
      <draw:page draw:name="page29"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text:span text:style-name="T13">Give the significance of the following link elements and attributes</text:span></text:p>
            <text:p><text:span text:style-name="T14"/></text:p>
            <text:p><text:span text:style-name="T14">&lt;a&gt;</text:span><text:span text:style-name="T14"><text:tab/></text:span><text:span text:style-name="T14">&lt;/a&gt;</text:span></text:p>
            <text:p><text:span text:style-name="T14">href=” ”</text:span></text:p>
            <text:p><text:span text:style-name="T14">mailto: </text:span></text:p>
            <text:p><text:span text:style-name="T14">target=” ”</text:span></text:p>
            <text:p><text:span text:style-name="T14">id=” ”</text:span></text:p>
            <text:p><text:span text:style-name="T14"/></text:p>
          </draw:text-box>
        </draw:frame>
        <presentation:notes draw:style-name="dp2">
          <draw:page-thumbnail draw:style-name="gr1" draw:layer="layout" svg:width="14.848cm" svg:height="11.136cm" svg:x="3.075cm" svg:y="2.257cm" draw:page-number="29" presentation:class="page"/>
          <draw:frame presentation:style-name="pr6" draw:text-style-name="P5" draw:layer="layout" svg:width="16.799cm" svg:height="13.364cm" svg:x="2.1cm" svg:y="14.107cm" presentation:class="notes" presentation:user-transformed="true">
            <draw:text-box>
              <text:p><text:span text:style-name="T14">&lt;a&gt;</text:span><text:span text:style-name="T14"><text:tab/></text:span><text:span text:style-name="T14">&lt;/a&gt; Anchor tag</text:span></text:p>
              <text:p><text:span text:style-name="T14"/></text:p>
              <text:p><text:span text:style-name="T14">href</text:span><text:span text:style-name="T14"><text:tab/></text:span><text:span text:style-name="T14">= “ ”</text:span><text:span text:style-name="T14"><text:tab/></text:span><text:span text:style-name="T14">Hyperlink reference attribute</text:span></text:p>
              <text:p><text:span text:style-name="T14"/></text:p>
              <text:p><text:span text:style-name="T14">mailto:</text:span><text:span text:style-name="T14"><text:tab/></text:span><text:span text:style-name="T14"><text:tab/></text:span><text:span text:style-name="T14">Mail to attribute</text:span></text:p>
              <text:p><text:span text:style-name="T14"/></text:p>
              <text:p><text:span text:style-name="T14">Target=” ” Target attribute, used to open the link in a new page which would depend on the value passed inside the double quotes.</text:span></text:p>
            </draw:text-box>
          </draw:frame>
        </presentation:notes>
      </draw:page>
      <draw:page draw:name="page30"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text:span text:style-name="T6">What is an absolute URL?</text:span></text:p>
          </draw:text-box>
        </draw:frame>
        <presentation:notes draw:style-name="dp2">
          <draw:page-thumbnail draw:style-name="gr1" draw:layer="layout" svg:width="14.848cm" svg:height="11.136cm" svg:x="3.075cm" svg:y="2.257cm" draw:page-number="30" presentation:class="page"/>
          <draw:frame presentation:style-name="pr2" draw:text-style-name="P5" draw:layer="layout" svg:width="16.799cm" svg:height="13.364cm" svg:x="2.1cm" svg:y="14.107cm" presentation:class="notes">
            <draw:text-box>
              <text:p><text:span text:style-name="T7">An absolute URL is the full address of a particular website.</text:span></text:p>
            </draw:text-box>
          </draw:frame>
        </presentation:notes>
      </draw:page>
      <draw:page draw:name="page31"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text:span text:style-name="T6">How would you link to another website?</text:span></text:p>
          </draw:text-box>
        </draw:frame>
        <presentation:notes draw:style-name="dp2">
          <draw:page-thumbnail draw:style-name="gr1" draw:layer="layout" svg:width="14.848cm" svg:height="11.136cm" svg:x="3.075cm" svg:y="2.257cm" draw:page-number="31" presentation:class="page"/>
          <draw:frame presentation:style-name="pr8" draw:text-style-name="P5" draw:layer="layout" svg:width="16.499cm" svg:height="12.871cm" svg:x="2.4cm" svg:y="14.6cm" presentation:class="notes" presentation:user-transformed="true">
            <draw:text-box>
              <text:p><text:span text:style-name="T7">One could link to another website using</text:span></text:p>
              <text:p><text:span text:style-name="T7"/></text:p>
              <text:p><text:span text:style-name="T7">&lt;a href=”absolute_url”&gt;Link Name&lt;/a&gt;</text:span></text:p>
            </draw:text-box>
          </draw:frame>
        </presentation:notes>
      </draw:page>
      <draw:page draw:name="page32"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text:span text:style-name="T6">What is a relative url?</text:span></text:p>
          </draw:text-box>
        </draw:frame>
        <presentation:notes draw:style-name="dp2">
          <draw:page-thumbnail draw:style-name="gr1" draw:layer="layout" svg:width="14.848cm" svg:height="11.136cm" svg:x="3.075cm" svg:y="2.257cm" draw:page-number="32" presentation:class="page"/>
          <draw:frame presentation:style-name="pr2" draw:text-style-name="P5" draw:layer="layout" svg:width="16.799cm" svg:height="13.364cm" svg:x="2.1cm" svg:y="14.107cm" presentation:class="notes">
            <draw:text-box>
              <text:p><text:span text:style-name="T7">Relative URLs are shorthand version of the Absolute URLs.</text:span></text:p>
              <text:p><text:span text:style-name="T7">They exist because the link redirects to another page on the same website, and the entire website exists in one folder.</text:span></text:p>
              <text:p><text:span text:style-name="T7"><text:s/></text:span></text:p>
              <text:p><text:span text:style-name="T7">When links are created to redirect to another page from the same website as the user was beforehand, relative urls are used.</text:span></text:p>
              <text:p><text:span text:style-name="T7"/></text:p>
              <text:p><text:span text:style-name="T7"/></text:p>
            </draw:text-box>
          </draw:frame>
        </presentation:notes>
      </draw:page>
      <draw:page draw:name="page33"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text:span text:style-name="T6">How would you link to the same website?</text:span></text:p>
          </draw:text-box>
        </draw:frame>
        <presentation:notes draw:style-name="dp2">
          <draw:page-thumbnail draw:style-name="gr1" draw:layer="layout" svg:width="14.848cm" svg:height="11.136cm" svg:x="3.075cm" svg:y="2.257cm" draw:page-number="33" presentation:class="page"/>
          <draw:frame presentation:style-name="pr2" draw:text-style-name="P5" draw:layer="layout" svg:width="16.799cm" svg:height="13.364cm" svg:x="2.1cm" svg:y="14.107cm" presentation:class="notes">
            <draw:text-box>
              <text:p><text:span text:style-name="T7">One could link to another website using</text:span></text:p>
              <text:p><text:span text:style-name="T7"/></text:p>
              <text:p><text:span text:style-name="T7">&lt;a href=”relative_url”&gt;Link Name&lt;/a&gt;</text:span></text:p>
            </draw:text-box>
          </draw:frame>
        </presentation:notes>
      </draw:page>
      <draw:page draw:name="page34"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text:span text:style-name="T6">How would you add an email link?</text:span></text:p>
          </draw:text-box>
        </draw:frame>
        <presentation:notes draw:style-name="dp2">
          <draw:page-thumbnail draw:style-name="gr1" draw:layer="layout" svg:width="14.848cm" svg:height="11.136cm" svg:x="3.075cm" svg:y="2.257cm" draw:page-number="34" presentation:class="page"/>
          <draw:frame presentation:style-name="pr2" draw:text-style-name="P5" draw:layer="layout" svg:width="16.799cm" svg:height="13.364cm" svg:x="2.1cm" svg:y="14.107cm" presentation:class="notes">
            <draw:text-box>
              <text:p><text:span text:style-name="T7">Email links can be added by the following method</text:span></text:p>
              <text:p><text:span text:style-name="T7"/></text:p>
              <text:p><text:span text:style-name="T7">&lt;a href=”mailto: </text:span><text:span text:style-name="T7"><text:a xlink:href="mailto:chi6rag@gmail.com" xlink:type="simple">chi6rag@gmail.com</text:a></text:span><text:span text:style-name="T7">”&gt;Mail to Chirag&lt;/a&gt;</text:span></text:p>
            </draw:text-box>
          </draw:frame>
        </presentation:notes>
      </draw:page>
      <draw:page draw:name="page35"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text:span text:style-name="T6">How would you open a link in a new window by default using html?</text:span></text:p>
            <text:p><text:span text:style-name="T6"/></text:p>
            <text:p><text:span text:style-name="T6">In practical, why would you prefer it over opening it in the same window?</text:span></text:p>
          </draw:text-box>
        </draw:frame>
        <presentation:notes draw:style-name="dp2">
          <draw:page-thumbnail draw:style-name="gr1" draw:layer="layout" svg:width="14.848cm" svg:height="11.136cm" svg:x="3.075cm" svg:y="2.257cm" draw:page-number="35" presentation:class="page"/>
          <draw:frame presentation:style-name="pr2" draw:text-style-name="P5" draw:layer="layout" svg:width="16.799cm" svg:height="13.364cm" svg:x="2.1cm" svg:y="14.107cm" presentation:class="notes">
            <draw:text-box>
              <text:p><text:span text:style-name="T7">One can open a link in a new window using the target=”_blank” attribute in the &lt;a&gt; tag</text:span></text:p>
              <text:p><text:span text:style-name="T7"/></text:p>
              <text:p><text:span text:style-name="T7">Example</text:span></text:p>
              <text:p><text:span text:style-name="T7"/></text:p>
              <text:p><text:span text:style-name="T7">&lt;a href=”</text:span><text:span text:style-name="T7"><text:a xlink:href="http://www.google.com/" xlink:type="simple">http://www.google.com</text:a></text:span><text:span text:style-name="T7">” target=”_blank”&gt;Open Google.com in a new tab&lt;/a&gt;</text:span></text:p>
              <text:p><text:span text:style-name="T7"/></text:p>
              <text:p><text:span text:style-name="T7">One would prefer it over opening it in the same window so that the user could still stay on our own website.</text:span></text:p>
            </draw:text-box>
          </draw:frame>
        </presentation:notes>
      </draw:page>
      <draw:page draw:name="page36"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text:span text:style-name="T6">How could you link to a specific part</text:span></text:p>
            <text:p><text:span text:style-name="T6"/></text:p>
            <text:p><text:span text:style-name="T6">of the same page in html?</text:span></text:p>
          </draw:text-box>
        </draw:frame>
        <presentation:notes draw:style-name="dp2">
          <draw:page-thumbnail draw:style-name="gr1" draw:layer="layout" svg:width="14.848cm" svg:height="11.136cm" svg:x="3.075cm" svg:y="2.257cm" draw:page-number="36" presentation:class="page"/>
          <draw:frame presentation:style-name="pr2" draw:text-style-name="P5" draw:layer="layout" svg:width="16.799cm" svg:height="13.364cm" svg:x="2.1cm" svg:y="14.107cm" presentation:class="notes">
            <draw:text-box>
              <text:p><text:span text:style-name="T7">One can link to a specific part of the same page in html using the following syntax:</text:span></text:p>
              <text:p><text:span text:style-name="T7"/></text:p>
              <text:p><text:span text:style-name="T7">&lt;a id=”heading 1”&gt;&lt;h1&gt;Heading 1&lt;/h1&gt;&lt;/a&gt;</text:span></text:p>
              <text:p><text:span text:style-name="T7">&lt;p&gt;Paragraph 1&lt;/p&gt;</text:span></text:p>
              <text:p><text:span text:style-name="T7"/></text:p>
              <text:p><text:span text:style-name="T7">&lt;a id=”heading 2”&gt;&lt;h2&gt;Heading 2&lt;/h2&gt;&lt;/a&gt;</text:span></text:p>
              <text:p><text:span text:style-name="T7">&lt;p&gt;Paragraph 2&lt;/p&gt;</text:span></text:p>
              <text:p><text:span text:style-name="T7"/></text:p>
              <text:p><text:span text:style-name="T7">&lt;a id=”heading 3”&gt;&lt;h3&gt;Heading 3&lt;/h3&gt;&lt;/a&gt;</text:span></text:p>
              <text:p><text:span text:style-name="T7">&lt;p&gt;Paragraph 3&lt;/p&gt;</text:span></text:p>
              <text:p><text:span text:style-name="T7"/></text:p>
              <text:p><text:span text:style-name="T7">&lt;a href=”#heading_1”&gt;Go to heading 1&lt;/a&gt;</text:span></text:p>
              <text:p><text:span text:style-name="T7">&lt;a href=”#heading_2”&gt;Go to heading 2&lt;/a&gt;</text:span></text:p>
              <text:p><text:span text:style-name="T7">&lt;a href=”#heading_3”&gt;Go to heading 3&lt;/a&gt;</text:span></text:p>
            </draw:text-box>
          </draw:frame>
        </presentation:notes>
      </draw:page>
      <draw:page draw:name="page37"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text:span text:style-name="T6">How could you link to a specific part</text:span></text:p>
            <text:p><text:span text:style-name="T6"/></text:p>
            <text:p><text:span text:style-name="T6">of another page using html?</text:span></text:p>
          </draw:text-box>
        </draw:frame>
        <presentation:notes draw:style-name="dp2">
          <draw:page-thumbnail draw:style-name="gr1" draw:layer="layout" svg:width="14.848cm" svg:height="11.136cm" svg:x="3.075cm" svg:y="2.257cm" draw:page-number="37" presentation:class="page"/>
          <draw:frame presentation:style-name="pr6" draw:text-style-name="P5" draw:layer="layout" svg:width="16.799cm" svg:height="13.364cm" svg:x="2.1cm" svg:y="14.207cm" presentation:class="notes" presentation:user-transformed="true">
            <draw:text-box>
              <text:p>Consider the following example</text:p>
              <text:p/>
              <text:p/>
            </draw:text-box>
          </draw:frame>
          <draw:frame draw:style-name="standard" draw:layer="layout" svg:width="16.798cm" svg:height="12.635cm" svg:x="2.116cm" svg:y="15.288cm">
            <table:table table:template-name="default" table:use-first-row-styles="true" table:use-banding-rows-styles="true">
              <table:table-column table:style-name="co1"/>
              <table:table-column table:style-name="co2"/>
              <table:table-row table:style-name="ro1" table:default-cell-style-name="ce1">
                <table:table-cell>
                  <text:p>&lt;!-- source_page.html --&gt;</text:p>
                  <text:p>&lt;!-- source page --&gt;</text:p>
                  <text:p>&lt;html&gt;</text:p>
                  <text:p><text:s text:c="4"/>&lt;body&gt;</text:p>
                  <text:p><text:s text:c="8"/>&lt;a href=”destinationpage.html/#heading_2”&gt;Go to Heading 2 on destinationpage.html</text:p>
                  <text:p><text:s text:c="8"/>&lt;/a&gt;</text:p>
                  <text:p><text:s text:c="4"/>&lt;/body&gt;</text:p>
                  <text:p>&lt;html&gt;</text:p>
                </table:table-cell>
                <table:table-cell>
                  <text:p>&lt;!--destinationpage.html--&gt;</text:p>
                  <text:p>&lt;!-- destination page--&gt;</text:p>
                  <text:p>&lt;html&gt;</text:p>
                  <text:p><text:s text:c="4"/>&lt;body&gt;</text:p>
                  <text:p><text:s text:c="8"/>&lt;h1 id=”heading_1”&gt;</text:p>
                  <text:p><text:s text:c="8"/>Heading 1&lt;/h1&gt;</text:p>
                  <text:p><text:s text:c="8"/>&lt;h2 id=”heading_2”&gt;</text:p>
                  <text:p><text:s text:c="8"/>Heading 2&lt;/h2&gt;</text:p>
                  <text:p><text:s text:c="8"/>&lt;h3 id=”heading_3”&gt;</text:p>
                  <text:p><text:s text:c="8"/>Heading 3&lt;/h3&gt;</text:p>
                  <text:p><text:s text:c="8"/>&lt;h4 id=”heading_4”&gt;</text:p>
                  <text:p><text:s text:c="8"/>Heading 4&lt;/h4&gt; <text:s text:c="3"/>&lt;/body&gt;</text:p>
                  <text:p>&lt;html&gt;</text:p>
                  <text:p/>
                </table:table-cell>
              </table:table-row>
            </table:table>
            <draw:image xlink:href="Pictures/TablePreview1.svm" xlink:type="simple" xlink:show="embed" xlink:actuate="onLoad"/>
          </draw:frame>
        </presentation:notes>
      </draw:page>
      <draw:page draw:name="page38"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text:span text:style-name="T6">Describe an effective mechanism of storing images on a website.</text:span></text:p>
          </draw:text-box>
        </draw:frame>
        <presentation:notes draw:style-name="dp2">
          <draw:page-thumbnail draw:style-name="gr1" draw:layer="layout" svg:width="14.848cm" svg:height="11.136cm" svg:x="3.075cm" svg:y="2.257cm" draw:page-number="38" presentation:class="page"/>
          <draw:frame presentation:style-name="pr2" draw:text-style-name="P5" draw:layer="layout" svg:width="16.799cm" svg:height="13.364cm" svg:x="2.1cm" svg:y="14.107cm" presentation:class="notes">
            <draw:text-box>
              <text:p><text:span text:style-name="T7">It is good to store images in separate folders, usually named as images. For example, images such as logos and buttons might sit in a folder called interface, product photographs might sit in a page called products, and images related to news might live in a folder called news.</text:span></text:p>
              <text:p><text:span text:style-name="T7"/></text:p>
            </draw:text-box>
          </draw:frame>
        </presentation:notes>
      </draw:page>
      <draw:page draw:name="page39"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text:span text:style-name="T13">Give the significance of the following image elements and attributes</text:span></text:p>
            <text:p><text:span text:style-name="T14"/></text:p>
            <text:p><text:span text:style-name="T14">&lt;img&gt;</text:span><text:span text:style-name="T14"><text:tab/></text:span><text:span text:style-name="T14">&lt;/img&gt;</text:span></text:p>
            <text:p><text:span text:style-name="T14">src=” ” </text:span></text:p>
            <text:p><text:span text:style-name="T14">alt=” ”</text:span></text:p>
            <text:p><text:span text:style-name="T14">title=” ”</text:span></text:p>
            <text:p><text:span text:style-name="T14">height=” ”</text:span></text:p>
            <text:p><text:span text:style-name="T14">width=” ”</text:span></text:p>
            <text:p><text:span text:style-name="T14"/></text:p>
          </draw:text-box>
        </draw:frame>
        <presentation:notes draw:style-name="dp2">
          <draw:page-thumbnail draw:style-name="gr1" draw:layer="layout" svg:width="14.848cm" svg:height="11.136cm" svg:x="3.075cm" svg:y="2.257cm" draw:page-number="39" presentation:class="page"/>
          <draw:frame presentation:style-name="pr2" draw:text-style-name="P5" draw:layer="layout" svg:width="16.799cm" svg:height="13.364cm" svg:x="2.1cm" svg:y="14.107cm" presentation:class="notes">
            <draw:text-box>
              <text:p><text:span text:style-name="T14">&lt;img&gt;&lt;/img&gt; Image Tags</text:span></text:p>
              <text:p><text:span text:style-name="T14"/></text:p>
              <text:p><text:span text:style-name="T14">src=”URL” </text:span><text:span text:style-name="T14"><text:tab/></text:span><text:span text:style-name="T14">Source of the image</text:span></text:p>
              <text:p><text:span text:style-name="T14"/></text:p>
              <text:p><text:span text:style-name="T14">alt=” ”</text:span><text:span text:style-name="T14"><text:tab/></text:span><text:span text:style-name="T14"><text:tab/></text:span><text:span text:style-name="T14"><text:tab/></text:span><text:span text:style-name="T14">Alternate text if the image is not displayed</text:span></text:p>
              <text:p><text:span text:style-name="T14"/></text:p>
              <text:p><text:span text:style-name="T14">title=” ”</text:span><text:span text:style-name="T14"><text:tab/></text:span><text:span text:style-name="T14"><text:tab/></text:span><text:span text:style-name="T14"><text:tab/></text:span><text:span text:style-name="T14">Title on hover</text:span></text:p>
              <text:p><text:span text:style-name="T14"/></text:p>
              <text:p><text:span text:style-name="T14">height=” ” </text:span><text:span text:style-name="T14"><text:tab/></text:span><text:span text:style-name="T14"><text:tab/></text:span><text:span text:style-name="T14">Height, default in px</text:span></text:p>
              <text:p><text:span text:style-name="T14"/></text:p>
              <text:p><text:span text:style-name="T14">width = “ ” </text:span><text:span text:style-name="T14"><text:tab/></text:span><text:span text:style-name="T14"><text:tab/></text:span><text:span text:style-name="T14">Width, default in px</text:span></text:p>
            </draw:text-box>
          </draw:frame>
        </presentation:notes>
      </draw:page>
      <draw:page draw:name="page40" draw:style-name="dp1" draw:master-page-name="Default" presentation:presentation-page-layout-name="AL1T32">
        <office:forms form:automatic-focus="false" form:apply-design-mode="false"/>
        <draw:frame presentation:style-name="pr9" draw:text-style-name="P10" draw:layer="layout" svg:width="25.199cm" svg:height="19.163cm" svg:x="1.4cm" svg:y="0.837cm" presentation:class="subtitle" presentation:user-transformed="true">
          <draw:text-box>
            <text:p text:style-name="P2"><text:span text:style-name="T6"><text:tab/></text:span><text:span text:style-name="T6"><text:tab/></text:span><text:span text:style-name="T6"><text:tab/></text:span><text:span text:style-name="T6"><text:tab/></text:span><text:span text:style-name="T6">What are the </text:span></text:p>
            <text:p><text:span text:style-name="T16">three</text:span><text:span text:style-name="T17"> important things</text:span></text:p>
            <text:p><text:span text:style-name="T18"><text:tab/></text:span><text:span text:style-name="T18"><text:tab/></text:span><text:span text:style-name="T6">to remember about creating images</text:span></text:p>
            <text:p><text:span text:style-name="T6">for web?</text:span></text:p>
          </draw:text-box>
        </draw:frame>
        <presentation:notes draw:style-name="dp2">
          <draw:page-thumbnail draw:style-name="gr1" draw:layer="layout" svg:width="14.848cm" svg:height="11.136cm" svg:x="3.075cm" svg:y="2.257cm" draw:page-number="40" presentation:class="page"/>
          <draw:frame presentation:style-name="pr2" draw:text-style-name="P5" draw:layer="layout" svg:width="16.799cm" svg:height="13.364cm" svg:x="2.1cm" svg:y="14.107cm" presentation:class="notes">
            <draw:text-box>
              <text:p><text:span text:style-name="T7">The three important things to remember about creating images for your website are:-</text:span></text:p>
              <text:p><text:span text:style-name="T7"/></text:p>
              <text:p><text:span text:style-name="T7">1. Format – select the required format</text:span></text:p>
              <text:p><text:span text:style-name="T7"/></text:p>
              <text:p><text:span text:style-name="T7">2. Size – Crop/resize big images to reduce the size and decrease the download time. If there is an image of size 300px x 300px on your website, save it as 300px x 300px to reduce the download time</text:span></text:p>
              <text:p><text:span text:style-name="T7"/></text:p>
              <text:p><text:span text:style-name="T7">3. Resolution – Choose a resolution such that the images do not distort/blur</text:span></text:p>
            </draw:text-box>
          </draw:frame>
        </presentation:notes>
      </draw:page>
      <draw:page draw:name="page41" draw:style-name="dp1" draw:master-page-name="Default" presentation:presentation-page-layout-name="AL1T32">
        <office:forms form:automatic-focus="false" form:apply-design-mode="false"/>
        <draw:frame presentation:style-name="pr7" draw:text-style-name="P11" draw:layer="layout" svg:width="25.199cm" svg:height="19.163cm" svg:x="1.4cm" svg:y="0.837cm" presentation:class="subtitle" presentation:user-transformed="true">
          <draw:text-box>
            <text:p text:style-name="P1"><text:span text:style-name="T19">When should you use </text:span></text:p>
            <text:p text:style-name="P1"><text:span text:style-name="T20">JPEG, PNG and GIF </text:span></text:p>
            <text:p text:style-name="P1"><text:span text:style-name="T19">image formats respectively?</text:span></text:p>
          </draw:text-box>
        </draw:frame>
        <presentation:notes draw:style-name="dp2">
          <draw:page-thumbnail draw:style-name="gr1" draw:layer="layout" svg:width="14.848cm" svg:height="11.136cm" svg:x="3.075cm" svg:y="2.257cm" draw:page-number="41" presentation:class="page"/>
          <draw:frame presentation:style-name="pr2" draw:text-style-name="P5" draw:layer="layout" svg:width="16.799cm" svg:height="13.364cm" svg:x="2.1cm" svg:y="14.107cm" presentation:class="notes">
            <draw:text-box>
              <text:p><text:span text:style-name="T7">JPEG – WHen the image has many colors</text:span></text:p>
              <text:p><text:span text:style-name="T7"/></text:p>
              <text:p><text:span text:style-name="T7">PNG or GIF – When the image has very few colors – Logos and Flat Images</text:span></text:p>
            </draw:text-box>
          </draw:frame>
        </presentation:notes>
      </draw:page>
      <draw:page draw:name="page42"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text:span text:style-name="T6">What should be the best practical resolution of the image for a website?</text:span></text:p>
          </draw:text-box>
        </draw:frame>
        <presentation:notes draw:style-name="dp2">
          <draw:page-thumbnail draw:style-name="gr1" draw:layer="layout" svg:width="14.848cm" svg:height="11.136cm" svg:x="3.075cm" svg:y="2.257cm" draw:page-number="42" presentation:class="page"/>
          <draw:frame presentation:style-name="pr2" draw:text-style-name="P5" draw:layer="layout" svg:width="16.799cm" svg:height="13.364cm" svg:x="2.1cm" svg:y="14.107cm" presentation:class="notes">
            <draw:text-box>
              <text:p><text:span text:style-name="T7">The best resolution for an image on a website should be 72ppi – 72 pixel per inch</text:span></text:p>
            </draw:text-box>
          </draw:frame>
        </presentation:notes>
      </draw:page>
      <draw:page draw:name="page43"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text:span text:style-name="T6">What are bitmap images?</text:span></text:p>
            <text:p><text:span text:style-name="T6">What is the resolution of a bitmap image?</text:span></text:p>
          </draw:text-box>
        </draw:frame>
        <presentation:notes draw:style-name="dp2">
          <draw:page-thumbnail draw:style-name="gr1" draw:layer="layout" svg:width="14.848cm" svg:height="11.136cm" svg:x="3.075cm" svg:y="2.257cm" draw:page-number="43" presentation:class="page"/>
          <draw:frame presentation:style-name="pr2" draw:text-style-name="P5" draw:layer="layout" svg:width="16.799cm" svg:height="13.364cm" svg:x="2.1cm" svg:y="14.107cm" presentation:class="notes">
            <draw:text-box>
              <text:p><text:span text:style-name="T7">The images made up of lots of miniature squares are called bitmap images.</text:span></text:p>
              <text:p><text:span text:style-name="T7"/></text:p>
              <text:p><text:span text:style-name="T7">The resolution of a bitmap image is the number of squares that fit within 1 inch x 1 inch square area.</text:span></text:p>
            </draw:text-box>
          </draw:frame>
        </presentation:notes>
      </draw:page>
      <draw:page draw:name="page44" draw:style-name="dp1" draw:master-page-name="Default" presentation:presentation-page-layout-name="AL1T32">
        <office:forms form:automatic-focus="false" form:apply-design-mode="false"/>
        <draw:frame presentation:style-name="pr7" draw:text-style-name="P12" draw:layer="layout" svg:width="25.199cm" svg:height="19.163cm" svg:x="1.4cm" svg:y="0.837cm" presentation:class="subtitle" presentation:user-transformed="true">
          <draw:text-box>
            <text:p><text:span text:style-name="T19">What are </text:span></text:p>
            <text:p><text:span text:style-name="T20">vector images?</text:span></text:p>
            <text:p><text:span text:style-name="T20"/></text:p>
            <text:p><text:span text:style-name="T15">How are they made and how can you use them in the web?</text:span></text:p>
          </draw:text-box>
        </draw:frame>
        <presentation:notes draw:style-name="dp2">
          <draw:page-thumbnail draw:style-name="gr1" draw:layer="layout" svg:width="14.848cm" svg:height="11.136cm" svg:x="3.075cm" svg:y="2.257cm" draw:page-number="44" presentation:class="page"/>
          <draw:frame presentation:style-name="pr2" draw:text-style-name="P5" draw:layer="layout" svg:width="16.799cm" svg:height="13.364cm" svg:x="2.1cm" svg:y="14.107cm" presentation:class="notes">
            <draw:text-box>
              <text:p><text:span text:style-name="T7">Vector Images are resolution independent images and are created using software such as Adobe Illustrator.</text:span></text:p>
              <text:p><text:span text:style-name="T7"/></text:p>
              <text:p><text:span text:style-name="T7">They are created by placing points on a grid, joining those points using a line, and then filling the closed region with a particular color – refer the pen tool in Adobe Illustrator.</text:span></text:p>
              <text:p><text:span text:style-name="T7"/></text:p>
              <text:p><text:span text:style-name="T7">The advantage is that the dimensions can be increased without affecting the image quality.</text:span></text:p>
              <text:p><text:span text:style-name="T7"/></text:p>
              <text:p><text:span text:style-name="T7">SVG – Scalable Vector Graphics are a relatively new technology to implement vector images directly on websites.</text:span></text:p>
            </draw:text-box>
          </draw:frame>
        </presentation:notes>
      </draw:page>
      <draw:page draw:name="page45"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text:span text:style-name="T6">When should you save an image with transparency, as GIF and as PNG?</text:span></text:p>
          </draw:text-box>
        </draw:frame>
        <presentation:notes draw:style-name="dp2">
          <draw:page-thumbnail draw:style-name="gr1" draw:layer="layout" svg:width="14.848cm" svg:height="11.136cm" svg:x="3.075cm" svg:y="2.257cm" draw:page-number="45" presentation:class="page"/>
          <draw:frame presentation:style-name="pr2" draw:text-style-name="P5" draw:layer="layout" svg:width="16.799cm" svg:height="13.364cm" svg:x="2.1cm" svg:y="14.107cm" presentation:class="notes">
            <draw:text-box>
              <text:p><text:span text:style-name="T7">When the images have transparency</text:span></text:p>
              <text:p><text:span text:style-name="T7"/></text:p>
              <text:p><text:span text:style-name="T7">They should be saved as GIFs only when the image has straight edges and the tranparency is 100%</text:span></text:p>
              <text:p><text:span text:style-name="T7"/></text:p>
              <text:p><text:span text:style-name="T7">Else PNG.</text:span></text:p>
            </draw:text-box>
          </draw:frame>
        </presentation:notes>
      </draw:page>
      <draw:page draw:name="page46"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text:span text:style-name="T21">Describe the following elements</text:span><text:span text:style-name="T6"><text:line-break/></text:span><text:span text:style-name="T6"/></text:p>
            <text:p><text:span text:style-name="T6">&lt;figure&gt; &lt;/figure&gt;</text:span></text:p>
            <text:p><text:span text:style-name="T6"/></text:p>
            <text:p><text:span text:style-name="T6">&lt;figcaption&gt;&lt;/figcaption&gt;</text:span></text:p>
          </draw:text-box>
        </draw:frame>
        <presentation:notes draw:style-name="dp2">
          <draw:page-thumbnail draw:style-name="gr1" draw:layer="layout" svg:width="14.848cm" svg:height="11.136cm" svg:x="3.075cm" svg:y="2.257cm" draw:page-number="46" presentation:class="page"/>
          <draw:frame presentation:style-name="pr2" draw:text-style-name="P5" draw:layer="layout" svg:width="16.799cm" svg:height="13.364cm" svg:x="2.1cm" svg:y="14.107cm" presentation:class="notes">
            <draw:text-box>
              <text:p><text:span text:style-name="T7">The &lt;figure&gt;&lt;/figure&gt; tags are used to add multiple images</text:span></text:p>
              <text:p><text:span text:style-name="T7"/></text:p>
              <text:p><text:span text:style-name="T7">The &lt;figurecaption&gt;&lt;/figurecaption&gt; tags are used to add a caption to the &lt;figure&gt;&lt;/figure&gt; tags</text:span></text:p>
              <text:p><text:span text:style-name="T7"/></text:p>
              <text:p><text:span text:style-name="T7">Example</text:span></text:p>
              <text:p><text:span text:style-name="T7"/></text:p>
              <text:p><text:span text:style-name="T7">&lt;figure&gt;</text:span></text:p>
              <text:p><text:span text:style-name="T7"><text:tab/></text:span><text:span text:style-name="T7">&lt;img src=”image.jpeg” /&gt;</text:span></text:p>
              <text:p><text:span text:style-name="T7"><text:tab/></text:span><text:span text:style-name="T7">&lt;br /&gt;</text:span></text:p>
              <text:p><text:span text:style-name="T7"><text:tab/></text:span><text:span text:style-name="T7">&lt;figurecaption&gt;This is an image&lt;/figurecaption&gt;</text:span></text:p>
              <text:p><text:span text:style-name="T7">&lt;/figure&gt;</text:span></text:p>
              <text:p><text:span text:style-name="T7"/></text:p>
              <text:p><text:span text:style-name="T7"/></text:p>
            </draw:text-box>
          </draw:frame>
        </presentation:notes>
      </draw:page>
      <draw:page draw:name="page47"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text:span text:style-name="T19">What is a table?</text:span></text:p>
            <text:p><text:span text:style-name="T6"/></text:p>
            <text:p><text:span text:style-name="T22">Describe the following structural html elements and attributes</text:span></text:p>
            <text:p><text:span text:style-name="T22"/></text:p>
            <text:p><text:span text:style-name="T23">&lt;table&gt;</text:span><text:span text:style-name="T23"><text:tab/></text:span><text:span text:style-name="T23">&lt;/table&gt;</text:span></text:p>
            <text:p><text:span text:style-name="T23">&lt;tr&gt;</text:span><text:span text:style-name="T23"><text:tab/></text:span><text:span text:style-name="T23"><text:tab/></text:span><text:span text:style-name="T23">&lt;/tr&gt;</text:span></text:p>
            <text:p><text:span text:style-name="T23">&lt;td&gt;</text:span><text:span text:style-name="T23"><text:tab/></text:span><text:span text:style-name="T23"><text:tab/></text:span><text:span text:style-name="T23">&lt;/td&gt;</text:span></text:p>
            <text:p><text:span text:style-name="T23">&lt;th&gt;</text:span><text:span text:style-name="T23"><text:tab/></text:span><text:span text:style-name="T23"><text:tab/></text:span><text:span text:style-name="T23">&lt;/th&gt;</text:span></text:p>
            <text:p><text:span text:style-name="T23">rowspan=” ”</text:span></text:p>
            <text:p><text:span text:style-name="T23">colspan=” ”</text:span></text:p>
            <text:p><text:span text:style-name="T23"/></text:p>
            <text:p><text:span text:style-name="T23"/></text:p>
            <text:p><text:span text:style-name="T23"/></text:p>
          </draw:text-box>
        </draw:frame>
        <presentation:notes draw:style-name="dp2">
          <draw:page-thumbnail draw:style-name="gr1" draw:layer="layout" svg:width="14.848cm" svg:height="11.136cm" svg:x="3.075cm" svg:y="2.257cm" draw:page-number="47" presentation:class="page"/>
          <draw:frame presentation:style-name="pr6" draw:text-style-name="P5" draw:layer="layout" svg:width="16.799cm" svg:height="15.741cm" svg:x="2.276cm" svg:y="13.52cm" presentation:class="notes" presentation:user-transformed="true">
            <draw:text-box>
              <text:p><text:span text:style-name="T7">Tables display information in rows and columns, much like the spreadsheets. </text:span></text:p>
              <text:p><text:span text:style-name="T7"/></text:p>
              <text:p><text:span text:style-name="T7">&lt;table&gt;&lt;/table&gt; </text:span><text:span text:style-name="T7"><text:tab/></text:span><text:span text:style-name="T7">Table</text:span></text:p>
              <text:p><text:span text:style-name="T7">&lt;tr&gt;&lt;/tr&gt;</text:span><text:span text:style-name="T7"><text:tab/></text:span><text:span text:style-name="T7"><text:tab/></text:span><text:span text:style-name="T7"><text:tab/></text:span><text:span text:style-name="T7">Table row</text:span></text:p>
              <text:p><text:span text:style-name="T7">&lt;tc&gt;&lt;/tc&gt;</text:span><text:span text:style-name="T7"><text:tab/></text:span><text:span text:style-name="T7"><text:tab/></text:span><text:span text:style-name="T7"><text:tab/></text:span><text:span text:style-name="T7">Table column</text:span></text:p>
              <text:p><text:span text:style-name="T7">&lt;tr&gt;&lt;/tr&gt;</text:span><text:span text:style-name="T7"><text:tab/></text:span><text:span text:style-name="T7"><text:tab/></text:span><text:span text:style-name="T7"><text:tab/></text:span><text:span text:style-name="T7">Table heading, display bold center</text:span></text:p>
              <text:p><text:span text:style-name="T7">colspan=” ” and rowspan = “ ”</text:span></text:p>
              <text:p><text:span text:style-name="T7">Example:-</text:span></text:p>
              <text:p><text:span text:style-name="T7">&lt;table&gt;</text:span></text:p>
              <text:p><text:span text:style-name="T7"><text:tab/></text:span><text:span text:style-name="T7">&lt;tr&gt;</text:span></text:p>
              <text:p><text:span text:style-name="T7"><text:tab/></text:span><text:span text:style-name="T7"><text:tab/></text:span><text:span text:style-name="T7"><text:tab/></text:span><text:span text:style-name="T7">&lt;th&gt;&lt;/th&gt;</text:span></text:p>
              <text:p><text:span text:style-name="T7"><text:tab/></text:span><text:span text:style-name="T7"><text:tab/></text:span><text:span text:style-name="T7"><text:tab/></text:span><text:span text:style-name="T7">&lt;th scope=”column”&gt;ColumnHead&lt;/th&gt;</text:span></text:p>
              <text:p><text:span text:style-name="T7"><text:tab/></text:span><text:span text:style-name="T7">&lt;/tr&gt;</text:span></text:p>
              <text:p><text:span text:style-name="T7"><text:tab/></text:span><text:span text:style-name="T7">&lt;tr&gt;</text:span></text:p>
              <text:p><text:span text:style-name="T7"><text:tab/></text:span><text:span text:style-name="T7"><text:tab/></text:span><text:span text:style-name="T7"><text:tab/></text:span><text:span text:style-name="T7">&lt;th scope=”row”&gt;RowHead&lt;/th&gt;</text:span></text:p>
              <text:p><text:span text:style-name="T7"><text:tab/></text:span><text:span text:style-name="T7"><text:tab/></text:span><text:span text:style-name="T7"><text:tab/></text:span><text:span text:style-name="T7">&lt;td&gt;Row Element&lt;/td&gt;</text:span></text:p>
              <text:p><text:span text:style-name="T7"><text:tab/></text:span><text:span text:style-name="T7">&lt;/tr&gt;</text:span></text:p>
              <text:p><text:span text:style-name="T7"><text:tab/></text:span></text:p>
              <text:p><text:span text:style-name="T7">&lt;/table&gt;</text:span></text:p>
            </draw:text-box>
          </draw:frame>
        </presentation:notes>
      </draw:page>
      <draw:page draw:name="page48"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text:span text:style-name="T17">What is a form?</text:span></text:p>
            <text:p><text:span text:style-name="T24"/></text:p>
            <text:p><text:span text:style-name="T25"/></text:p>
          </draw:text-box>
        </draw:frame>
        <presentation:notes draw:style-name="dp2">
          <draw:page-thumbnail draw:style-name="gr1" draw:layer="layout" svg:width="14.848cm" svg:height="11.136cm" svg:x="3.075cm" svg:y="2.257cm" draw:page-number="48" presentation:class="page"/>
          <draw:frame presentation:style-name="pr2" draw:text-style-name="P5" draw:layer="layout" svg:width="16.799cm" svg:height="13.364cm" svg:x="2.1cm" svg:y="14.107cm" presentation:class="notes">
            <draw:text-box>
              <text:p><text:span text:style-name="T7">Traditionally, a form is a document with blank spaces used to collect information from the user.</text:span></text:p>
              <text:p><text:span text:style-name="T7"/></text:p>
              <text:p><text:span text:style-name="T7">Form is a set of input elements – usually blanks, to collect information from the user.</text:span></text:p>
            </draw:text-box>
          </draw:frame>
        </presentation:notes>
      </draw:page>
      <draw:page draw:name="page49"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text:span text:style-name="T6">List all the form controls for collecting different types of details from the user.</text:span></text:p>
          </draw:text-box>
        </draw:frame>
        <presentation:notes draw:style-name="dp2">
          <draw:page-thumbnail draw:style-name="gr1" draw:layer="layout" svg:width="14.848cm" svg:height="11.136cm" svg:x="3.075cm" svg:y="2.257cm" draw:page-number="49" presentation:class="page"/>
          <draw:frame presentation:style-name="pr2" draw:text-style-name="P5" draw:layer="layout" svg:width="16.799cm" svg:height="13.364cm" svg:x="2.1cm" svg:y="14.107cm" presentation:class="notes">
            <draw:text-box>
              <text:p><text:span text:style-name="T7"/></text:p>
              <text:p><text:span text:style-name="T7">Text</text:span></text:p>
              <text:p><text:span text:style-name="T7"><text:tab/></text:span><text:span text:style-name="T7">1. text (single line)</text:span></text:p>
              <text:p><text:span text:style-name="T7"><text:tab/></text:span><text:span text:style-name="T7">2. password</text:span></text:p>
              <text:p><text:span text:style-name="T7"><text:tab/></text:span><text:span text:style-name="T7">3. text area</text:span></text:p>
              <text:p><text:span text:style-name="T7"/></text:p>
              <text:p><text:span text:style-name="T7">Making Choices</text:span></text:p>
              <text:p><text:span text:style-name="T7"><text:tab/></text:span><text:span text:style-name="T7">1. radio buttons</text:span></text:p>
              <text:p><text:span text:style-name="T7"><text:tab/></text:span><text:span text:style-name="T7">2. check boxes</text:span></text:p>
              <text:p><text:span text:style-name="T7"><text:tab/></text:span><text:span text:style-name="T7">3. drop down lists</text:span></text:p>
              <text:p><text:span text:style-name="T7"/></text:p>
              <text:p><text:span text:style-name="T7">Submit</text:span></text:p>
              <text:p><text:span text:style-name="T7"><text:tab/></text:span><text:span text:style-name="T7">1. submit buttons</text:span></text:p>
              <text:p><text:span text:style-name="T7"><text:tab/></text:span><text:span text:style-name="T7">2. image buttons</text:span></text:p>
              <text:p><text:span text:style-name="T7"><text:tab/></text:span><text:span text:style-name="T7">3. upload files</text:span></text:p>
            </draw:text-box>
          </draw:frame>
        </presentation:notes>
      </draw:page>
      <draw:page draw:name="page50" draw:style-name="dp1" draw:master-page-name="Default" presentation:presentation-page-layout-name="AL1T32">
        <office:forms form:automatic-focus="false" form:apply-design-mode="false"/>
        <draw:frame presentation:style-name="pr7" draw:text-style-name="P13" draw:layer="layout" svg:width="25.199cm" svg:height="19.163cm" svg:x="1.4cm" svg:y="0.837cm" presentation:class="subtitle" presentation:user-transformed="true">
          <draw:text-box>
            <text:p><text:span text:style-name="T18">How do forms work?</text:span></text:p>
          </draw:text-box>
        </draw:frame>
        <presentation:notes draw:style-name="dp2">
          <draw:page-thumbnail draw:style-name="gr1" draw:layer="layout" svg:width="14.848cm" svg:height="11.136cm" svg:x="3.075cm" svg:y="2.257cm" draw:page-number="50" presentation:class="page"/>
          <draw:frame presentation:style-name="pr2" draw:text-style-name="P5" draw:layer="layout" svg:width="16.799cm" svg:height="13.364cm" svg:x="2.1cm" svg:y="14.107cm" presentation:class="notes">
            <draw:text-box>
              <text:p><text:span text:style-name="T7">The following is the working process of forms:-</text:span></text:p>
              <text:p><text:span text:style-name="T7"/></text:p>
              <text:p><text:span text:style-name="T7">1. The user enters information and hits enter</text:span></text:p>
              <text:p><text:span text:style-name="T7"/></text:p>
              <text:p><text:span text:style-name="T7">2. The name of each form control is sent to the server along with the user entered / selected value.</text:span></text:p>
              <text:p><text:span text:style-name="T7"/></text:p>
              <text:p><text:span text:style-name="T7">3. The form is processed by a web server using a backend language like PHP, VB .NET, Java, Perl, Python, Ruby and information may be stored / retrieved from the database.</text:span></text:p>
              <text:p><text:span text:style-name="T7"/></text:p>
              <text:p><text:span text:style-name="T7">4. The server sends the final page to be viewed to the user.</text:span></text:p>
            </draw:text-box>
          </draw:frame>
        </presentation:notes>
      </draw:page>
      <draw:page draw:name="page51"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text:span text:style-name="T6">How does the server differentiate between different form elements?</text:span></text:p>
          </draw:text-box>
        </draw:frame>
        <presentation:notes draw:style-name="dp2">
          <draw:page-thumbnail draw:style-name="gr1" draw:layer="layout" svg:width="14.848cm" svg:height="11.136cm" svg:x="3.075cm" svg:y="2.257cm" draw:page-number="51" presentation:class="page"/>
          <draw:frame presentation:style-name="pr2" draw:text-style-name="P5" draw:layer="layout" svg:width="16.799cm" svg:height="13.364cm" svg:x="2.1cm" svg:y="14.107cm" presentation:class="notes">
            <draw:text-box>
              <text:p><text:span text:style-name="T7">&lt;form action=”processing.php” type=”post”&gt;</text:span></text:p>
              <text:p><text:span text:style-name="T7"><text:tab/></text:span><text:span text:style-name="T7">&lt;input type=”text” name=”name” value=”” /&gt;</text:span></text:p>
              <text:p><text:span text:style-name="T7"><text:tab/></text:span><text:span text:style-name="T7">&lt;input type=”password” name=”pass” value=”” /&gt;</text:span></text:p>
              <text:p><text:span text:style-name="T7"><text:tab/></text:span><text:span text:style-name="T7">&lt;input type=”submit” name=”submit” /&gt;</text:span></text:p>
              <text:p><text:span text:style-name="T7">&lt;/form&gt;</text:span></text:p>
              <text:p><text:span text:style-name="T7"/></text:p>
              <text:p><text:span text:style-name="T7">When the form is submitted, the name value pairs are sent to the server for processing. The web server ues these pairs to differentiate between different form elements.</text:span></text:p>
            </draw:text-box>
          </draw:frame>
        </presentation:notes>
      </draw:page>
      <draw:page draw:name="page52"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text:span text:style-name="T6">Describe the basic form structure.</text:span></text:p>
          </draw:text-box>
        </draw:frame>
        <presentation:notes draw:style-name="dp2">
          <draw:page-thumbnail draw:style-name="gr1" draw:layer="layout" svg:width="14.848cm" svg:height="11.136cm" svg:x="3.075cm" svg:y="2.257cm" draw:page-number="52" presentation:class="page"/>
          <draw:frame presentation:style-name="pr6" draw:text-style-name="P5" draw:layer="layout" svg:width="16.799cm" svg:height="14.167cm" svg:x="2.1cm" svg:y="14.107cm" presentation:class="notes" presentation:user-transformed="true">
            <draw:text-box>
              <text:p><text:span text:style-name="T7">The basic form structure is</text:span></text:p>
              <text:p><text:span text:style-name="T7"/></text:p>
              <text:p><text:span text:style-name="T7">&lt;form action=”target.php” method=”post”&gt;</text:span></text:p>
              <text:p><text:span text:style-name="T7"><text:tab/></text:span><text:span text:style-name="T7">&lt;p&gt;This is a basic form structure&lt;/p&gt;</text:span></text:p>
              <text:p><text:span text:style-name="T7">&lt;/form&gt;</text:span></text:p>
              <text:p><text:span text:style-name="T7"/></text:p>
              <text:p><text:span text:style-name="T7">&lt;form&gt;&lt;/form&gt;</text:span><text:span text:style-name="T7"><text:tab/></text:span><text:span text:style-name="T7"><text:tab/></text:span><text:span text:style-name="T7">Form tags</text:span></text:p>
              <text:p><text:span text:style-name="T7"/></text:p>
              <text:p><text:span text:style-name="T7">action=” ”</text:span><text:span text:style-name="T7"><text:tab/></text:span><text:span text:style-name="T7"><text:tab/></text:span><text:span text:style-name="T7"><text:tab/></text:span><text:span text:style-name="T7"><text:tab/></text:span><text:span text:style-name="T7">THE URL of the page that will receive the information when the form is submitted.</text:span></text:p>
              <text:p><text:span text:style-name="T7"/></text:p>
              <text:p><text:span text:style-name="T7">method=”get”</text:span><text:span text:style-name="T7"><text:tab/></text:span><text:span text:style-name="T7"><text:tab/></text:span><text:span text:style-name="T7"><text:tab/></text:span><text:span text:style-name="T7">The form values are sent along with the URL</text:span></text:p>
              <text:p><text:span text:style-name="T7"/></text:p>
              <text:p><text:span text:style-name="T7">method=”post”</text:span><text:span text:style-name="T7"><text:tab/></text:span><text:span text:style-name="T7"><text:tab/></text:span><text:span text:style-name="T7">The form values are sent as HTTP headers</text:span></text:p>
              <text:p><text:span text:style-name="T7"/></text:p>
              <text:p><text:span text:style-name="T7">id=” ”</text:span><text:span text:style-name="T7"><text:tab/></text:span><text:span text:style-name="T7"><text:tab/></text:span><text:span text:style-name="T7"><text:tab/></text:span><text:span text:style-name="T7"><text:tab/></text:span><text:span text:style-name="T7"><text:tab/></text:span><text:span text:style-name="T7">Form distinction </text:span></text:p>
            </draw:text-box>
          </draw:frame>
        </presentation:notes>
      </draw:page>
      <draw:page draw:name="page53"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text:span text:style-name="T6">Describe the text input syntax in html.</text:span></text:p>
          </draw:text-box>
        </draw:frame>
        <presentation:notes draw:style-name="dp2">
          <draw:page-thumbnail draw:style-name="gr1" draw:layer="layout" svg:width="14.848cm" svg:height="11.136cm" svg:x="3.075cm" svg:y="2.257cm" draw:page-number="53" presentation:class="page"/>
          <draw:frame presentation:style-name="pr6" draw:text-style-name="P5" draw:layer="layout" svg:width="16.799cm" svg:height="13.38cm" svg:x="2.1cm" svg:y="14.107cm" presentation:class="notes" presentation:user-transformed="true">
            <draw:text-box>
              <text:p><text:span text:style-name="T7">Syntax</text:span></text:p>
              <text:p><text:span text:style-name="T7">&lt;input type=”text” name=”username” value=”” maxlength=”16” /&gt;</text:span></text:p>
              <text:p><text:span text:style-name="T7"/></text:p>
              <text:p><text:span text:style-name="T7">&lt;input&gt;</text:span><text:span text:style-name="T7"><text:tab/></text:span><text:span text:style-name="T7"><text:tab/></text:span><text:span text:style-name="T7"><text:tab/></text:span><text:span text:style-name="T7"><text:tab/></text:span><text:span text:style-name="T7">Input element</text:span></text:p>
              <text:p><text:span text:style-name="T7"/></text:p>
              <text:p><text:span text:style-name="T7">type=”text”</text:span><text:span text:style-name="T7"><text:tab/></text:span><text:span text:style-name="T7"><text:tab/></text:span><text:span text:style-name="T7"><text:tab/></text:span><text:span text:style-name="T7">Single line text attribute</text:span></text:p>
              <text:p><text:span text:style-name="T7"/></text:p>
              <text:p><text:span text:style-name="T7">name=” ”</text:span><text:span text:style-name="T7"><text:tab/></text:span><text:span text:style-name="T7"><text:tab/></text:span><text:span text:style-name="T7"><text:tab/></text:span><text:span text:style-name="T7"><text:tab/></text:span><text:span text:style-name="T7">Describes the unique name associated with the input element to be identified by the web server</text:span></text:p>
              <text:p><text:span text:style-name="T7"/></text:p>
              <text:p><text:span text:style-name="T7">value</text:span><text:span text:style-name="T7"><text:tab/></text:span><text:span text:style-name="T7">=” ”</text:span><text:span text:style-name="T7"><text:tab/></text:span><text:span text:style-name="T7"><text:tab/></text:span><text:span text:style-name="T7"><text:tab/></text:span><text:span text:style-name="T7"><text:tab/></text:span><text:span text:style-name="T7">The value associated with the name attribute</text:span></text:p>
              <text:p><text:span text:style-name="T7"/></text:p>
              <text:p><text:span text:style-name="T7">maxlength=””</text:span><text:span text:style-name="T7"><text:tab/></text:span><text:span text:style-name="T7"><text:tab/></text:span><text:span text:style-name="T7"><text:tab/></text:span><text:span text:style-name="T7">The maximum length of the input string</text:span></text:p>
            </draw:text-box>
          </draw:frame>
        </presentation:notes>
      </draw:page>
      <draw:page draw:name="page54"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Describe the password input syntax in html.</text:p>
          </draw:text-box>
        </draw:frame>
        <presentation:notes draw:style-name="dp2">
          <draw:page-thumbnail draw:style-name="gr1" draw:layer="layout" svg:width="14.848cm" svg:height="11.136cm" svg:x="3.075cm" svg:y="2.257cm" draw:page-number="54" presentation:class="page"/>
          <draw:frame presentation:style-name="pr6" draw:text-style-name="P5" draw:layer="layout" svg:width="16.799cm" svg:height="13.38cm" svg:x="2.1cm" svg:y="14.107cm" presentation:class="notes" presentation:user-transformed="true">
            <draw:text-box>
              <text:p><text:span text:style-name="T7">Syntax</text:span></text:p>
              <text:p><text:span text:style-name="T7">&lt;input type=”password” name=”password” value=”” maxlength=”50” /&gt;</text:span></text:p>
              <text:p><text:span text:style-name="T7"/></text:p>
              <text:p><text:span text:style-name="T7">&lt;input&gt;</text:span><text:span text:style-name="T7"><text:tab/></text:span><text:span text:style-name="T7"><text:tab/></text:span><text:span text:style-name="T7"><text:tab/></text:span><text:span text:style-name="T7"><text:tab/></text:span><text:span text:style-name="T7">Input element</text:span></text:p>
              <text:p><text:span text:style-name="T7"/></text:p>
              <text:p><text:span text:style-name="T7">type=”text”</text:span><text:span text:style-name="T7"><text:tab/></text:span><text:span text:style-name="T7"><text:tab/></text:span><text:span text:style-name="T7"><text:tab/></text:span><text:span text:style-name="T7">Single line text attribute</text:span></text:p>
              <text:p><text:span text:style-name="T7"/></text:p>
              <text:p><text:span text:style-name="T7">name=” ”</text:span><text:span text:style-name="T7"><text:tab/></text:span><text:span text:style-name="T7"><text:tab/></text:span><text:span text:style-name="T7"><text:tab/></text:span><text:span text:style-name="T7"><text:tab/></text:span><text:span text:style-name="T7">Describes the unique name associated with the input element to be identified by the web server</text:span></text:p>
              <text:p><text:span text:style-name="T7"/></text:p>
              <text:p><text:span text:style-name="T7">value</text:span><text:span text:style-name="T7"><text:tab/></text:span><text:span text:style-name="T7">=” ”</text:span><text:span text:style-name="T7"><text:tab/></text:span><text:span text:style-name="T7"><text:tab/></text:span><text:span text:style-name="T7"><text:tab/></text:span><text:span text:style-name="T7"><text:tab/></text:span><text:span text:style-name="T7">The value associated with the name attribute</text:span></text:p>
              <text:p><text:span text:style-name="T7"/></text:p>
              <text:p><text:span text:style-name="T7">maxlength=””</text:span><text:span text:style-name="T7"><text:tab/></text:span><text:span text:style-name="T7"><text:tab/></text:span><text:span text:style-name="T7"><text:tab/></text:span><text:span text:style-name="T7">The maximum length of the input string</text:span></text:p>
            </draw:text-box>
          </draw:frame>
        </presentation:notes>
      </draw:page>
      <draw:page draw:name="page55" draw:style-name="dp1" draw:master-page-name="Default" presentation:presentation-page-layout-name="AL1T32">
        <office:forms form:automatic-focus="false" form:apply-design-mode="false"/>
        <draw:frame presentation:style-name="pr7" draw:text-style-name="P14" draw:layer="layout" svg:width="25.199cm" svg:height="19.163cm" svg:x="1.4cm" svg:y="0.837cm" presentation:class="subtitle" presentation:user-transformed="true">
          <draw:text-box>
            <text:p text:style-name="P1"><text:span text:style-name="T26">What is a text area in html?</text:span></text:p>
            <text:p text:style-name="P1"><text:span text:style-name="T26">Describe the syntax.</text:span></text:p>
          </draw:text-box>
        </draw:frame>
        <presentation:notes draw:style-name="dp2">
          <draw:page-thumbnail draw:style-name="gr1" draw:layer="layout" svg:width="14.848cm" svg:height="11.136cm" svg:x="3.075cm" svg:y="2.257cm" draw:page-number="55" presentation:class="page"/>
          <draw:frame presentation:style-name="pr6" draw:text-style-name="P5" draw:layer="layout" svg:width="16.799cm" svg:height="14.954cm" svg:x="2.1cm" svg:y="14.107cm" presentation:class="notes" presentation:user-transformed="true">
            <draw:text-box>
              <text:p><text:span text:style-name="T7">A text area is used to take multi line input from the user.</text:span></text:p>
              <text:p><text:span text:style-name="T7"/></text:p>
              <text:p><text:span text:style-name="T7">Syntax</text:span></text:p>
              <text:p><text:span text:style-name="T7">&lt;textarea name=”textarea” value=”” cols=”20” rows=”3”&gt;&lt;/textarea&gt;</text:span></text:p>
              <text:p><text:span text:style-name="T7"/></text:p>
              <text:p><text:span text:style-name="T7">&lt;textarea&gt;&lt;/textarea&gt;</text:span><text:span text:style-name="T7"><text:tab/></text:span><text:span text:style-name="T7"><text:tab/></text:span><text:span text:style-name="T7">Text area</text:span></text:p>
              <text:p><text:span text:style-name="T7">name=”textarea”</text:span><text:span text:style-name="T7"><text:tab/></text:span><text:span text:style-name="T7"><text:tab/></text:span><text:span text:style-name="T7"><text:tab/></text:span><text:span text:style-name="T7"><text:tab/></text:span><text:span text:style-name="T7">Describes the unique name associated with the &lt;textarea&gt; element to be identified by the web server</text:span></text:p>
              <text:p><text:span text:style-name="T7"/></text:p>
              <text:p><text:span text:style-name="T7">value</text:span><text:span text:style-name="T7"><text:tab/></text:span><text:span text:style-name="T7">=” ”</text:span><text:span text:style-name="T7"><text:tab/></text:span><text:span text:style-name="T7"><text:tab/></text:span><text:span text:style-name="T7"><text:tab/></text:span><text:span text:style-name="T7"><text:tab/></text:span><text:span text:style-name="T7">The value associated with the name attribute</text:span></text:p>
              <text:p><text:span text:style-name="T7"/></text:p>
              <text:p><text:span text:style-name="T7">cols=””</text:span><text:span text:style-name="T7"><text:tab/></text:span><text:span text:style-name="T7"><text:tab/></text:span><text:span text:style-name="T7"><text:tab/></text:span><text:span text:style-name="T7"><text:tab/></text:span><text:span text:style-name="T7">Number of columns</text:span></text:p>
              <text:p><text:span text:style-name="T7"/></text:p>
              <text:p><text:span text:style-name="T7">rows=””</text:span><text:span text:style-name="T7"><text:tab/></text:span><text:span text:style-name="T7"><text:tab/></text:span><text:span text:style-name="T7"><text:tab/></text:span><text:span text:style-name="T7"><text:tab/></text:span><text:span text:style-name="T7">Number of rows</text:span></text:p>
              <text:p><text:span text:style-name="T7"/></text:p>
            </draw:text-box>
          </draw:frame>
        </presentation:notes>
      </draw:page>
      <draw:page draw:name="page56"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text:span text:style-name="T6">Describe the syntax for a radio button.</text:span></text:p>
          </draw:text-box>
        </draw:frame>
        <presentation:notes draw:style-name="dp2">
          <draw:page-thumbnail draw:style-name="gr1" draw:layer="layout" svg:width="14.848cm" svg:height="11.136cm" svg:x="3.075cm" svg:y="2.257cm" draw:page-number="56" presentation:class="page"/>
          <draw:frame presentation:style-name="pr6" draw:text-style-name="P5" draw:layer="layout" svg:width="16.799cm" svg:height="14.954cm" svg:x="2.1cm" svg:y="14.107cm" presentation:class="notes" presentation:user-transformed="true">
            <draw:text-box>
              <text:p><text:span text:style-name="T7">Syntax</text:span></text:p>
              <text:p><text:span text:style-name="T7"/></text:p>
              <text:p><text:span text:style-name="T7">&lt;form action=”processing.php” &gt;</text:span></text:p>
              <text:p><text:span text:style-name="T7"><text:tab/></text:span><text:span text:style-name="T7">&lt;p&gt;Choose a language:-&lt;/p&gt;</text:span></text:p>
              <text:p><text:span text:style-name="T7"><text:tab/></text:span><text:span text:style-name="T7">&lt;input type=”radio” name=”genre” value=”English” checked=”checked” /&gt;English&lt;br /&gt;</text:span></text:p>
              <text:p><text:span text:style-name="T7"><text:tab/></text:span><text:span text:style-name="T7">&lt;input type=”radio” name=”genre” value=”French” /&gt;French&lt;br /&gt;</text:span></text:p>
              <text:p><text:span text:style-name="T7"><text:tab/></text:span><text:span text:style-name="T7">&lt;input type=”radio” name=”genre” value=”Hindi” /&gt;Hindi&lt;br /&gt;</text:span></text:p>
              <text:p><text:span text:style-name="T7">&lt;/form&gt;</text:span></text:p>
              <text:p><text:span text:style-name="T7"/></text:p>
              <text:p><text:span text:style-name="T7">Discussion</text:span></text:p>
              <text:p><text:span text:style-name="T7">&lt;input&gt;&lt;/input&gt;</text:span><text:span text:style-name="T7"><text:tab/></text:span><text:span text:style-name="T7"><text:tab/></text:span><text:span text:style-name="T7">Input tags</text:span></text:p>
              <text:p><text:span text:style-name="T7">type=”radio”</text:span><text:span text:style-name="T7"><text:tab/></text:span><text:span text:style-name="T7"><text:tab/></text:span><text:span text:style-name="T7"><text:tab/></text:span><text:span text:style-name="T7">Selects input type - radio button</text:span></text:p>
              <text:p><text:span text:style-name="T7">name=””</text:span><text:span text:style-name="T7"><text:tab/></text:span><text:span text:style-name="T7"><text:tab/></text:span><text:span text:style-name="T7"><text:tab/></text:span><text:span text:style-name="T7"><text:tab/></text:span><text:span text:style-name="T7">name attribute sent to server</text:span></text:p>
              <text:p><text:span text:style-name="T7">value=””</text:span><text:span text:style-name="T7"><text:tab/></text:span><text:span text:style-name="T7"><text:tab/></text:span><text:span text:style-name="T7"><text:tab/></text:span><text:span text:style-name="T7"><text:tab/></text:span><text:span text:style-name="T7">value attribute sent to server</text:span></text:p>
              <text:p><text:span text:style-name="T7">checked=””</text:span><text:span text:style-name="T7"><text:tab/></text:span><text:span text:style-name="T7"><text:tab/></text:span><text:span text:style-name="T7"><text:tab/></text:span><text:span text:style-name="T7">Checks on page load</text:span></text:p>
            </draw:text-box>
          </draw:frame>
        </presentation:notes>
      </draw:page>
      <draw:page draw:name="page57"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text:span text:style-name="T6">Describe the syntax for a checkbox.</text:span></text:p>
          </draw:text-box>
        </draw:frame>
        <presentation:notes draw:style-name="dp2">
          <draw:page-thumbnail draw:style-name="gr1" draw:layer="layout" svg:width="14.848cm" svg:height="11.136cm" svg:x="3.075cm" svg:y="2.257cm" draw:page-number="57" presentation:class="page"/>
          <draw:frame presentation:style-name="pr6" draw:text-style-name="P5" draw:layer="layout" svg:width="16.799cm" svg:height="14.954cm" svg:x="2.1cm" svg:y="14.107cm" presentation:class="notes" presentation:user-transformed="true">
            <draw:text-box>
              <text:p><text:span text:style-name="T7">Syntax</text:span></text:p>
              <text:p><text:span text:style-name="T7"/></text:p>
              <text:p><text:span text:style-name="T7">&lt;form&gt;</text:span></text:p>
              <text:p><text:span text:style-name="T7"><text:tab/></text:span><text:span text:style-name="T7">&lt;p&gt;Which ones do you like?&lt;/p&gt;</text:span></text:p>
              <text:p><text:span text:style-name="T7"><text:tab/></text:span><text:span text:style-name="T7">&lt;input type=”checkbox” name=”ice-cream” value=”Strawberry” checked=”checked” /&gt;Strawberry&lt;br /&gt;</text:span></text:p>
              <text:p><text:span text:style-name="T7"><text:tab/></text:span><text:span text:style-name="T7">&lt;input type=”checkbox” name=”ice-cream” value=”Chocolate” <text:s/>/&gt;Chocolate&lt;br /&gt;</text:span></text:p>
              <text:p><text:span text:style-name="T7"><text:tab/></text:span><text:span text:style-name="T7">&lt;input type=”checkbox” name=”ice-cream” value=”Vanilla” /&gt;Vanilla&lt;br /&gt;</text:span></text:p>
              <text:p><text:span text:style-name="T7">&lt;/form&gt;</text:span></text:p>
              <text:p><text:span text:style-name="T7"/></text:p>
              <text:p><text:span text:style-name="T7">Discussion</text:span></text:p>
              <text:p><text:span text:style-name="T7">&lt;input&gt;&lt;/input&gt;</text:span><text:span text:style-name="T7"><text:tab/></text:span><text:span text:style-name="T7"><text:tab/></text:span><text:span text:style-name="T7">Input tags</text:span></text:p>
              <text:p><text:span text:style-name="T7">type=”checkbox”</text:span><text:span text:style-name="T7"><text:tab/></text:span><text:span text:style-name="T7"><text:tab/></text:span><text:span text:style-name="T7">Selects input type - radio button</text:span></text:p>
              <text:p><text:span text:style-name="T7">name=””</text:span><text:span text:style-name="T7"><text:tab/></text:span><text:span text:style-name="T7"><text:tab/></text:span><text:span text:style-name="T7"><text:tab/></text:span><text:span text:style-name="T7"><text:tab/></text:span><text:span text:style-name="T7">name attribute sent to server</text:span></text:p>
              <text:p><text:span text:style-name="T7">value=””</text:span><text:span text:style-name="T7"><text:tab/></text:span><text:span text:style-name="T7"><text:tab/></text:span><text:span text:style-name="T7"><text:tab/></text:span><text:span text:style-name="T7"><text:tab/></text:span><text:span text:style-name="T7">value attribute sent to server</text:span></text:p>
              <text:p><text:span text:style-name="T7">checked=””</text:span><text:span text:style-name="T7"><text:tab/></text:span><text:span text:style-name="T7"><text:tab/></text:span><text:span text:style-name="T7"><text:tab/></text:span><text:span text:style-name="T7">Checks on page load</text:span></text:p>
            </draw:text-box>
          </draw:frame>
        </presentation:notes>
      </draw:page>
      <draw:page draw:name="page58"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text:span text:style-name="T6">Describe the syntax for a drop down list.</text:span></text:p>
          </draw:text-box>
        </draw:frame>
        <presentation:notes draw:style-name="dp2">
          <draw:page-thumbnail draw:style-name="gr1" draw:layer="layout" svg:width="14.848cm" svg:height="11.136cm" svg:x="3.075cm" svg:y="2.257cm" draw:page-number="58" presentation:class="page"/>
          <draw:frame presentation:style-name="pr6" draw:text-style-name="P5" draw:layer="layout" svg:width="16.799cm" svg:height="14.954cm" svg:x="2.1cm" svg:y="14.107cm" presentation:class="notes" presentation:user-transformed="true">
            <draw:text-box>
              <text:p><text:span text:style-name="T7">Syntax</text:span></text:p>
              <text:p><text:span text:style-name="T7"/></text:p>
              <text:p><text:span text:style-name="T7">&lt;form action=”processing.php” &gt;</text:span></text:p>
              <text:p><text:span text:style-name="T7"><text:tab/></text:span><text:span text:style-name="T7">&lt;p&gt;What device do you listen music on?&lt;/p&gt;</text:span></text:p>
              <text:p><text:span text:style-name="T7"><text:tab/></text:span><text:span text:style-name="T7">&lt;select name=”devices”&gt;</text:span></text:p>
              <text:p><text:span text:style-name="T7"><text:tab/></text:span><text:span text:style-name="T7"><text:tab/></text:span><text:span text:style-name="T7">&lt;option value=”ipod”&gt;iPod&lt;/option&gt;</text:span></text:p>
              <text:p><text:span text:style-name="T7"><text:tab/></text:span><text:span text:style-name="T7"><text:tab/></text:span><text:span text:style-name="T7">&lt;option value=”Radio”&gt;Radio&lt;/option&gt;</text:span></text:p>
              <text:p><text:span text:style-name="T7"><text:tab/></text:span><text:span text:style-name="T7"><text:tab/></text:span><text:span text:style-name="T7">&lt;option value=”PC”&gt;PC&lt;/option&gt;</text:span></text:p>
              <text:p><text:span text:style-name="T7"><text:tab/></text:span><text:span text:style-name="T7">&lt;/select&gt;</text:span></text:p>
              <text:p><text:span text:style-name="T7">&lt;/form&gt;</text:span></text:p>
              <text:p><text:span text:style-name="T7"/></text:p>
              <text:p><text:span text:style-name="T7">Description</text:span></text:p>
              <text:p><text:span text:style-name="T7">&lt;select&gt;&lt;/select&gt;</text:span><text:span text:style-name="T7"><text:tab/></text:span><text:span text:style-name="T7"><text:tab/></text:span><text:span text:style-name="T7">Select tags</text:span></text:p>
              <text:p><text:span text:style-name="T7">name=” ”</text:span><text:span text:style-name="T7"><text:tab/></text:span><text:span text:style-name="T7"><text:tab/></text:span><text:span text:style-name="T7"><text:tab/></text:span><text:span text:style-name="T7"><text:tab/></text:span><text:span text:style-name="T7">name attribute for &lt;select&gt; sent to server</text:span></text:p>
              <text:p><text:span text:style-name="T7">&lt;option&gt;&lt;/option&gt;</text:span><text:span text:style-name="T7"><text:tab/></text:span><text:span text:style-name="T7">Option tag gives options for &lt;select&gt;</text:span></text:p>
              <text:p><text:span text:style-name="T7">value=” ”</text:span><text:span text:style-name="T7"><text:tab/></text:span><text:span text:style-name="T7"><text:tab/></text:span><text:span text:style-name="T7"><text:tab/></text:span><text:span text:style-name="T7"><text:tab/></text:span><text:span text:style-name="T7">value attribute sent to server</text:span></text:p>
              <text:p><text:span text:style-name="T7">selected=” ”</text:span><text:span text:style-name="T7"><text:tab/></text:span><text:span text:style-name="T7"><text:tab/></text:span><text:span text:style-name="T7"><text:tab/></text:span><text:span text:style-name="T7">Selectes on page load</text:span></text:p>
            </draw:text-box>
          </draw:frame>
        </presentation:notes>
      </draw:page>
      <draw:page draw:name="page59"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text:span text:style-name="T6">Describe the syntax for a multiple select box.</text:span></text:p>
          </draw:text-box>
        </draw:frame>
        <presentation:notes draw:style-name="dp2">
          <draw:page-thumbnail draw:style-name="gr1" draw:layer="layout" svg:width="14.848cm" svg:height="11.136cm" svg:x="3.075cm" svg:y="2.257cm" draw:page-number="59" presentation:class="page"/>
          <draw:frame presentation:style-name="pr6" draw:text-style-name="P5" draw:layer="layout" svg:width="16.799cm" svg:height="15.741cm" svg:x="2.1cm" svg:y="13.707cm" presentation:class="notes" presentation:user-transformed="true">
            <draw:text-box>
              <text:p><text:span text:style-name="T27">Syntax</text:span></text:p>
              <text:p><text:span text:style-name="T7">&lt;form action=”processing.php” &gt;</text:span></text:p>
              <text:p><text:span text:style-name="T7"><text:tab/></text:span><text:span text:style-name="T7">&lt;p&gt;What device do you listen music on?&lt;/p&gt;</text:span></text:p>
              <text:p><text:span text:style-name="T7"><text:tab/></text:span><text:span text:style-name="T7">&lt;select name=”devices” size=”3” multiple=multiple&gt;</text:span></text:p>
              <text:p><text:span text:style-name="T7"><text:tab/></text:span><text:span text:style-name="T7"><text:tab/></text:span><text:span text:style-name="T7">&lt;option value=”ipod”&gt;iPod&lt;/option&gt;</text:span></text:p>
              <text:p><text:span text:style-name="T7"><text:tab/></text:span><text:span text:style-name="T7"><text:tab/></text:span><text:span text:style-name="T7">&lt;option value=”Radio”&gt;Radio&lt;/option&gt;</text:span></text:p>
              <text:p><text:span text:style-name="T7"><text:tab/></text:span><text:span text:style-name="T7"><text:tab/></text:span><text:span text:style-name="T7">&lt;option value=”PC”&gt;PC&lt;/option&gt;</text:span></text:p>
              <text:p><text:span text:style-name="T7"><text:tab/></text:span><text:span text:style-name="T7">&lt;/select&gt;</text:span></text:p>
              <text:p><text:span text:style-name="T7">&lt;/form&gt;</text:span></text:p>
              <text:p><text:span text:style-name="T27">Description</text:span></text:p>
              <text:p><text:span text:style-name="T7">&lt;select&gt;&lt;/select&gt;</text:span><text:span text:style-name="T7"><text:tab/></text:span><text:span text:style-name="T7"><text:tab/></text:span><text:span text:style-name="T7">Select tags for select box</text:span></text:p>
              <text:p><text:span text:style-name="T7">name=” ”</text:span><text:span text:style-name="T7"><text:tab/></text:span><text:span text:style-name="T7"><text:tab/></text:span><text:span text:style-name="T7"><text:tab/></text:span><text:span text:style-name="T7"><text:tab/></text:span><text:span text:style-name="T7">name attribute for &lt;select&gt; sent to server</text:span></text:p>
              <text:p><text:span text:style-name="T7">Size=””</text:span><text:span text:style-name="T7"><text:tab/></text:span><text:span text:style-name="T7"><text:tab/></text:span><text:span text:style-name="T7"><text:tab/></text:span><text:span text:style-name="T7"><text:tab/></text:span><text:span text:style-name="T7">Size attribute for select</text:span></text:p>
              <text:p><text:span text:style-name="T7">multiple=”multiple”</text:span><text:span text:style-name="T7"><text:tab/></text:span><text:span text:style-name="T7">Renders multiple select box</text:span></text:p>
              <text:p><text:span text:style-name="T7">&lt;option&gt;&lt;/option&gt;</text:span><text:span text:style-name="T7"><text:tab/></text:span><text:span text:style-name="T7">Option tag gives options for &lt;select&gt; tag</text:span></text:p>
              <text:p><text:span text:style-name="T7">value=” ”</text:span><text:span text:style-name="T7"><text:tab/></text:span><text:span text:style-name="T7"><text:tab/></text:span><text:span text:style-name="T7"><text:tab/></text:span><text:span text:style-name="T7"><text:tab/></text:span><text:span text:style-name="T7">value attribute sent to server</text:span></text:p>
              <text:p><text:span text:style-name="T7">selected=” ”</text:span><text:span text:style-name="T7"><text:tab/></text:span><text:span text:style-name="T7"><text:tab/></text:span><text:span text:style-name="T7"><text:tab/></text:span><text:span text:style-name="T7">Selectes on page load</text:span></text:p>
            </draw:text-box>
          </draw:frame>
        </presentation:notes>
      </draw:page>
      <draw:page draw:name="page60"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Describe the markup for file upload form in html.</text:p>
          </draw:text-box>
        </draw:frame>
        <presentation:notes draw:style-name="dp2">
          <draw:page-thumbnail draw:style-name="gr1" draw:layer="layout" svg:width="14.848cm" svg:height="11.136cm" svg:x="3.075cm" svg:y="2.257cm" draw:page-number="60" presentation:class="page"/>
          <draw:frame presentation:style-name="pr6" draw:text-style-name="P15" draw:layer="layout" svg:width="16.799cm" svg:height="13.364cm" svg:x="2.1cm" svg:y="14.107cm" presentation:class="notes" presentation:user-transformed="true">
            <draw:text-box>
              <text:p><text:span text:style-name="T27">Markup</text:span></text:p>
              <text:p><text:span text:style-name="T7">&lt;form action=”processing.php” method=”post”&gt;</text:span></text:p>
              <text:p><text:span text:style-name="T7"><text:tab/></text:span><text:span text:style-name="T7">&lt;p&gt;Upload the song file:-&lt;/p&gt;</text:span></text:p>
              <text:p><text:span text:style-name="T7"><text:tab/></text:span><text:span text:style-name="T7">&lt;input type=”file” name=”user-song” /&gt;</text:span></text:p>
              <text:p><text:span text:style-name="T7"><text:tab/></text:span><text:span text:style-name="T7">&lt;input type=”submit” name=”submit” value=”upload” /&gt;</text:span></text:p>
              <text:p><text:span text:style-name="T7">&lt;/form&gt;</text:span></text:p>
              <text:p><text:span text:style-name="T7"/></text:p>
              <text:p><text:span text:style-name="T27">Description</text:span></text:p>
              <text:p><text:span text:style-name="T7">type=”file”</text:span><text:span text:style-name="T7"><text:tab/></text:span><text:span text:style-name="T7"><text:tab/></text:span><text:span text:style-name="T7">Renders upload as file</text:span></text:p>
              <text:p><text:span text:style-name="T7"/></text:p>
            </draw:text-box>
          </draw:frame>
        </presentation:notes>
      </draw:page>
      <draw:page draw:name="page61"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text:span text:style-name="T28">Describe the markup for </text:span></text:p>
            <text:p><text:span text:style-name="T29">submit button</text:span></text:p>
          </draw:text-box>
        </draw:frame>
        <presentation:notes draw:style-name="dp2">
          <draw:page-thumbnail draw:style-name="gr1" draw:layer="layout" svg:width="14.848cm" svg:height="11.136cm" svg:x="3.075cm" svg:y="2.257cm" draw:page-number="61" presentation:class="page"/>
          <draw:frame presentation:style-name="pr2" draw:text-style-name="P5" draw:layer="layout" svg:width="16.799cm" svg:height="13.364cm" svg:x="2.1cm" svg:y="14.107cm" presentation:class="notes" presentation:user-transformed="true">
            <draw:text-box>
              <text:p><text:span text:style-name="T30">Markup</text:span></text:p>
              <text:p><text:span text:style-name="T7"/></text:p>
              <text:p><text:span text:style-name="T7">&lt;form action=”processing.php” method=”post”&gt;</text:span></text:p>
              <text:p><text:span text:style-name="T7"><text:tab/></text:span><text:span text:style-name="T7">&lt;p&gt;Subscribe to our mailing list:-&lt;/p&gt;</text:span></text:p>
              <text:p><text:span text:style-name="T7"><text:tab/></text:span><text:span text:style-name="T7">&lt;input type=”text” name=”email” value=”” /&gt;</text:span></text:p>
              <text:p><text:span text:style-name="T7"><text:tab/></text:span><text:span text:style-name="T7">&lt;input type=”submit” name=”submit” value=”submit” /&gt;</text:span></text:p>
              <text:p><text:span text:style-name="T7">&lt;/form&gt;</text:span></text:p>
              <text:p><text:span text:style-name="T7"/></text:p>
              <text:p><text:span text:style-name="T27">Description</text:span></text:p>
              <text:p><text:span text:style-name="T7"/></text:p>
              <text:p><text:span text:style-name="T7">type=”submit”</text:span><text:span text:style-name="T7"><text:tab/></text:span><text:span text:style-name="T7"><text:tab/></text:span><text:span text:style-name="T7"><text:tab/></text:span><text:span text:style-name="T7">Submit attribute for input field</text:span></text:p>
              <text:p><text:span text:style-name="T7">name=” ”</text:span><text:span text:style-name="T7"><text:tab/></text:span><text:span text:style-name="T7"><text:tab/></text:span><text:span text:style-name="T7"><text:tab/></text:span><text:span text:style-name="T7"><text:tab/></text:span><text:span text:style-name="T7">Name of the input field sent to the web server</text:span></text:p>
              <text:p><text:span text:style-name="T7">value=” ”</text:span><text:span text:style-name="T7"><text:tab/></text:span><text:span text:style-name="T7"><text:tab/></text:span><text:span text:style-name="T7"><text:tab/></text:span><text:span text:style-name="T7"><text:tab/></text:span><text:span text:style-name="T7">Value of the input field; by default, it is shown on the submit button</text:span></text:p>
            </draw:text-box>
          </draw:frame>
        </presentation:notes>
      </draw:page>
      <draw:page draw:name="page62"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text:span text:style-name="T6">Describe the markup for an image button.</text:span></text:p>
          </draw:text-box>
        </draw:frame>
        <presentation:notes draw:style-name="dp2">
          <draw:page-thumbnail draw:style-name="gr1" draw:layer="layout" svg:width="14.848cm" svg:height="11.136cm" svg:x="3.075cm" svg:y="2.257cm" draw:page-number="62" presentation:class="page"/>
          <draw:frame presentation:style-name="pr2" draw:text-style-name="P5" draw:layer="layout" svg:width="16.799cm" svg:height="13.364cm" svg:x="2.1cm" svg:y="14.107cm" presentation:class="notes" presentation:user-transformed="true">
            <draw:text-box>
              <text:p><text:span text:style-name="T30"/></text:p>
              <text:p><text:span text:style-name="T30">Markup</text:span></text:p>
              <text:p><text:span text:style-name="T7"/></text:p>
              <text:p><text:span text:style-name="T7">&lt;form action=”processing.php” method=”post”&gt;</text:span></text:p>
              <text:p><text:span text:style-name="T7"><text:tab/></text:span><text:span text:style-name="T7">&lt;p&gt;Subscribe to our mailing list:-&lt;/p&gt;</text:span></text:p>
              <text:p><text:span text:style-name="T7"><text:tab/></text:span><text:span text:style-name="T7">&lt;input type=”text” name=”email” value=”” /&gt;</text:span></text:p>
              <text:p><text:span text:style-name="T7"><text:tab/></text:span><text:span text:style-name="T7">&lt;input type=”image” src=”kaspersky_submit.jpeg” width=”200px” /&gt;</text:span></text:p>
              <text:p><text:span text:style-name="T7">&lt;/form&gt;</text:span></text:p>
              <text:p><text:span text:style-name="T7"/></text:p>
              <text:p><text:span text:style-name="T27">Description</text:span></text:p>
              <text:p><text:span text:style-name="T7"/></text:p>
              <text:p><text:span text:style-name="T7">type=”image”</text:span><text:span text:style-name="T7"><text:tab/></text:span><text:span text:style-name="T7"><text:tab/></text:span><text:span text:style-name="T7"><text:tab/></text:span><text:span text:style-name="T7">Submit attribute for input field, which in this case is an image</text:span></text:p>
            </draw:text-box>
          </draw:frame>
        </presentation:notes>
      </draw:page>
      <draw:page draw:name="page63"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text:span text:style-name="T6">Describe the syntax and implementation for buttons and hidden controls.</text:span></text:p>
          </draw:text-box>
        </draw:frame>
        <presentation:notes draw:style-name="dp2">
          <draw:page-thumbnail draw:style-name="gr1" draw:layer="layout" svg:width="14.848cm" svg:height="11.136cm" svg:x="3.075cm" svg:y="2.257cm" draw:page-number="63" presentation:class="page"/>
          <draw:frame presentation:style-name="pr2" draw:text-style-name="P5" draw:layer="layout" svg:width="16.799cm" svg:height="14.167cm" svg:x="2.1cm" svg:y="14.107cm" presentation:class="notes" presentation:user-transformed="true">
            <draw:text-box>
              <text:p><text:span text:style-name="T27">Markup</text:span></text:p>
              <text:p><text:span text:style-name="T7"/></text:p>
              <text:p><text:span text:style-name="T7">&lt;form&gt;</text:span></text:p>
              <text:p><text:span text:style-name="T7"><text:tab/></text:span><text:span text:style-name="T7">&lt;button&gt;&lt;img src=”images/button.png” alt=”Add” height=”10px” /&gt;Add&lt;/button&gt;</text:span></text:p>
              <text:p><text:span text:style-name="T7"><text:tab/></text:span><text:span text:style-name="T7">&lt;input type=”hidden” name=”page_name” value=”index” /&gt;</text:span></text:p>
              <text:p><text:span text:style-name="T7">&lt;/form&gt;</text:span></text:p>
              <text:p><text:span text:style-name="T7"/></text:p>
              <text:p><text:span text:style-name="T27">Description</text:span></text:p>
              <text:p><text:span text:style-name="T31"/></text:p>
              <text:p><text:span text:style-name="T31">&lt;button&gt;&lt;/button&gt;</text:span><text:span text:style-name="T31"><text:tab/></text:span><text:span text:style-name="T31"><text:tab/></text:span><text:span text:style-name="T31">Button tags – They allow developer to add text with image buttons</text:span></text:p>
              <text:p><text:span text:style-name="T31"/></text:p>
              <text:p><text:span text:style-name="T31">type=”hidden”</text:span><text:span text:style-name="T31"><text:tab/></text:span><text:span text:style-name="T31"><text:tab/></text:span><text:span text:style-name="T31"><text:tab/></text:span><text:span text:style-name="T31">This input element is not shown on the web page, while the information is sent.</text:span></text:p>
              <text:p><text:span text:style-name="T31"/></text:p>
            </draw:text-box>
          </draw:frame>
        </presentation:notes>
      </draw:page>
      <draw:page draw:name="page64"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text:span text:style-name="T6">What are labels? </text:span></text:p>
            <text:p><text:span text:style-name="T6"/></text:p>
            <text:p><text:span text:style-name="T6">Why do you use them in forms?</text:span></text:p>
          </draw:text-box>
        </draw:frame>
        <presentation:notes draw:style-name="dp2">
          <draw:page-thumbnail draw:style-name="gr1" draw:layer="layout" svg:width="14.848cm" svg:height="11.136cm" svg:x="3.075cm" svg:y="2.257cm" draw:page-number="64" presentation:class="page"/>
          <draw:frame presentation:style-name="pr2" draw:text-style-name="P5" draw:layer="layout" svg:width="16.799cm" svg:height="15.741cm" svg:x="2.1cm" svg:y="14.107cm" presentation:class="notes" presentation:user-transformed="true">
            <draw:text-box>
              <text:p><text:span text:style-name="T7">Labels help visually impaired users who visit our website in filling up the form with ease.</text:span></text:p>
              <text:p><text:span text:style-name="T7">Consider the code snippet for instance</text:span></text:p>
              <text:p><text:span text:style-name="T7"/></text:p>
              <text:p><text:span text:style-name="T7">&lt;form&gt;</text:span></text:p>
              <text:p><text:span text:style-name="T7"><text:tab/></text:span><text:span text:style-name="T7">&lt;p&gt;Gender:&lt;/p&gt;</text:span></text:p>
              <text:p><text:span text:style-name="T7"><text:tab/></text:span><text:span text:style-name="T7">&lt;input type=”radio” name=”male” value=”male” /&gt;Male&lt;br /&gt;</text:span></text:p>
              <text:p><text:span text:style-name="T7"><text:tab/></text:span><text:span text:style-name="T7">&lt;input type=”radio” name=”female” value=”female” /&gt;Female&lt;br /&gt;</text:span></text:p>
              <text:p><text:span text:style-name="T7">&lt;/form&gt;</text:span></text:p>
              <text:p><text:span text:style-name="T7"/></text:p>
              <text:p><text:span text:style-name="T7">When a visually impaired user would come to the website, he/she may have difficulty clicking on the small radio button and he/she may repetedly click on the Male or Female text assuming the radio button has automatically been selected. To make it easy for them, labels are used and they are an extrememly efficient front end mechanism. </text:span></text:p>
              <text:p><text:span text:style-name="T7"/></text:p>
            </draw:text-box>
          </draw:frame>
        </presentation:notes>
      </draw:page>
      <draw:page draw:name="page65"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text:span text:style-name="T6">What is the markup for labels?</text:span></text:p>
          </draw:text-box>
        </draw:frame>
        <presentation:notes draw:style-name="dp2">
          <draw:page-thumbnail draw:style-name="gr1" draw:layer="layout" svg:width="14.848cm" svg:height="11.136cm" svg:x="3.075cm" svg:y="2.257cm" draw:page-number="65" presentation:class="page"/>
          <draw:frame presentation:style-name="pr2" draw:text-style-name="P5" draw:layer="layout" svg:width="16.799cm" svg:height="14.167cm" svg:x="2.1cm" svg:y="14.107cm" presentation:class="notes" presentation:user-transformed="true">
            <draw:text-box>
              <text:p><text:span text:style-name="T27">Markup</text:span></text:p>
              <text:p><text:span text:style-name="T7"/></text:p>
              <text:p><text:span text:style-name="T7">&lt;form&gt;</text:span></text:p>
              <text:p><text:span text:style-name="T7"><text:tab/></text:span><text:span text:style-name="T7">&lt;label for="address"&gt;Address &lt;/label&gt;</text:span></text:p>
              <text:p><text:span text:style-name="T7"><text:tab/></text:span><text:span text:style-name="T7">&lt;input type="text" name="address" value="" id="address" /&gt;</text:span></text:p>
              <text:p><text:span text:style-name="T7"><text:tab/></text:span><text:span text:style-name="T7">&lt;br /&gt;</text:span></text:p>
              <text:p><text:span text:style-name="T7"><text:tab/></text:span><text:span text:style-name="T7">&lt;p&gt;Gender&lt;/p&gt;</text:span></text:p>
              <text:p><text:span text:style-name="T7"><text:tab/></text:span><text:span text:style-name="T7">&lt;label for="male"&gt;Male &lt;/label&gt;</text:span></text:p>
              <text:p><text:span text:style-name="T7"><text:tab/></text:span><text:span text:style-name="T7">&lt;input type="radio" name="sex" value="male" id="male" /&gt;</text:span></text:p>
              <text:p><text:span text:style-name="T7"><text:tab/></text:span><text:span text:style-name="T7">&lt;label for="female"&gt;Female &lt;/label&gt;</text:span></text:p>
              <text:p><text:span text:style-name="T7"><text:tab/></text:span><text:span text:style-name="T7">&lt;input type="radio" name="sex" value="female" id="female" /&gt;</text:span></text:p>
              <text:p><text:span text:style-name="T7">&lt;form&gt;</text:span></text:p>
              <text:p><text:span text:style-name="T7"/></text:p>
              <text:p><text:span text:style-name="T7">&lt;label&gt;&lt;/label&gt;</text:span><text:span text:style-name="T7"><text:tab/></text:span><text:span text:style-name="T7"><text:tab/></text:span><text:span text:style-name="T7">Label tags</text:span></text:p>
              <text:p><text:span text:style-name="T7">for=””</text:span><text:span text:style-name="T7"><text:tab/></text:span><text:span text:style-name="T7"><text:tab/></text:span><text:span text:style-name="T7"><text:tab/></text:span><text:span text:style-name="T7"><text:tab/></text:span><text:span text:style-name="T7"><text:tab/></text:span><text:span text:style-name="T7">label for=”id” attribute</text:span></text:p>
            </draw:text-box>
          </draw:frame>
        </presentation:notes>
      </draw:page>
      <draw:page draw:name="page66"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text:span text:style-name="T6">How would you group different form elements?</text:span></text:p>
            <text:p><text:span text:style-name="T6"/></text:p>
            <text:p><text:span text:style-name="T6">What is the practical use?</text:span></text:p>
          </draw:text-box>
        </draw:frame>
        <presentation:notes draw:style-name="dp2">
          <draw:page-thumbnail draw:style-name="gr1" draw:layer="layout" svg:width="14.848cm" svg:height="11.136cm" svg:x="3.075cm" svg:y="2.257cm" draw:page-number="66" presentation:class="page"/>
          <draw:frame presentation:style-name="pr2" draw:text-style-name="P5" draw:layer="layout" svg:width="16.799cm" svg:height="14.167cm" svg:x="2.1cm" svg:y="14.107cm" presentation:class="notes" presentation:user-transformed="true">
            <draw:text-box>
              <text:p><text:span text:style-name="T27">Syntax</text:span></text:p>
              <text:p><text:span text:style-name="T7">&lt;form&gt;</text:span></text:p>
              <text:p><text:span text:style-name="T7"><text:tab/></text:span><text:span text:style-name="T7">&lt;fieldset&gt;</text:span></text:p>
              <text:p><text:span text:style-name="T7"><text:tab/></text:span><text:span text:style-name="T7"><text:tab/></text:span><text:span text:style-name="T7">&lt;legend&gt;GATE Form&lt;/legend&gt;</text:span></text:p>
              <text:p><text:span text:style-name="T7"><text:tab/></text:span><text:span text:style-name="T7"><text:tab/></text:span><text:span text:style-name="T7">&lt;label id=”first_name”&gt;First Name &lt;/label&gt;</text:span></text:p>
              <text:p><text:span text:style-name="T7"><text:tab/></text:span><text:span text:style-name="T7"><text:tab/></text:span><text:span text:style-name="T7">&lt;input type="text" name="first_name" value=”” id=”first_name” /&gt;</text:span></text:p>
              <text:p><text:span text:style-name="T7"><text:tab/></text:span><text:span text:style-name="T7"><text:tab/></text:span><text:span text:style-name="T7">&lt;label id=”last_name”&gt;Last Name &lt;/label&gt;</text:span></text:p>
              <text:p><text:span text:style-name="T7"><text:tab/></text:span><text:span text:style-name="T7"><text:tab/></text:span><text:span text:style-name="T7">&lt;input type="text" name="last_name" value=”” id=”last_name” /&gt;</text:span></text:p>
              <text:p><text:span text:style-name="T7"><text:tab/></text:span><text:span text:style-name="T7">&lt;/fieldset&gt;</text:span></text:p>
              <text:p><text:span text:style-name="T7">&lt;/form&gt;</text:span></text:p>
              <text:p><text:span text:style-name="T7"/></text:p>
              <text:p><text:span text:style-name="T27">Description</text:span></text:p>
              <text:p><text:span text:style-name="T7">&lt;fieldset&gt;&lt;/fieldset&gt;</text:span><text:span text:style-name="T7"><text:tab/></text:span><text:span text:style-name="T7"><text:tab/></text:span><text:span text:style-name="T7">Fieldset tags, differentiates different element sets in a form</text:span></text:p>
              <text:p><text:span text:style-name="T7">&lt;legend&gt;&lt;/legend&gt;</text:span><text:span text:style-name="T7"><text:tab/></text:span><text:span text:style-name="T7"><text:tab/></text:span><text:span text:style-name="T7">Legend tag, used to name a fieldset</text:span></text:p>
            </draw:text-box>
          </draw:frame>
        </presentation:notes>
      </draw:page>
      <draw:page draw:name="page67"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text:span text:style-name="T6">How do you perform HTML5 form validation?</text:span></text:p>
          </draw:text-box>
        </draw:frame>
        <presentation:notes draw:style-name="dp2">
          <draw:page-thumbnail draw:style-name="gr1" draw:layer="layout" svg:width="14.848cm" svg:height="11.136cm" svg:x="3.075cm" svg:y="2.257cm" draw:page-number="67" presentation:class="page"/>
          <draw:frame presentation:style-name="pr2" draw:text-style-name="P5" draw:layer="layout" svg:width="16.799cm" svg:height="13.364cm" svg:x="2.1cm" svg:y="14.107cm" presentation:class="notes" presentation:user-transformed="true">
            <draw:text-box>
              <text:p><text:span text:style-name="T7">One can perform HTML5 form validation by using the required keyword. Consider the following example:-</text:span></text:p>
              <text:p><text:span text:style-name="T7"/></text:p>
              <text:p><text:span text:style-name="T7"><text:tab/></text:span><text:span text:style-name="T7">&lt;form&gt;</text:span></text:p>
              <text:p><text:span text:style-name="T7"><text:tab/></text:span><text:span text:style-name="T7"><text:tab/></text:span><text:span text:style-name="T7">&lt;input type=”text” name=”name” value=”” required /&gt;</text:span></text:p>
              <text:p><text:span text:style-name="T7"><text:tab/></text:span><text:span text:style-name="T7">&lt;/form&gt;</text:span></text:p>
              <text:p><text:span text:style-name="T7"/></text:p>
              <text:p><text:span text:style-name="T7">Advantage – Earlier, HTML5 form validation used to occur in the back-end or via javascript. HTML5 has introduced this new feature to reduce server load.</text:span></text:p>
              <text:p><text:span text:style-name="T7"/></text:p>
              <text:p><text:span text:style-name="T7">Consider other web sources for more detail.</text:span></text:p>
            </draw:text-box>
          </draw:frame>
        </presentation:notes>
      </draw:page>
      <draw:page draw:name="page68" draw:style-name="dp1" draw:master-page-name="Default" presentation:presentation-page-layout-name="AL1T32">
        <office:forms form:automatic-focus="false" form:apply-design-mode="false"/>
        <draw:frame presentation:style-name="pr7" draw:text-style-name="P16" draw:layer="layout" svg:width="19.2cm" svg:height="19.163cm" svg:x="5cm" svg:y="0.837cm" presentation:class="subtitle" presentation:user-transformed="true">
          <draw:text-box>
            <text:p text:style-name="P2"><text:span text:style-name="T32">In </text:span><text:span text:style-name="T33">HTML5</text:span><text:span text:style-name="T32">, how would you input</text:span></text:p>
            <text:p text:style-name="P2"><text:span text:style-name="T34"/></text:p>
            <text:list text:style-name="L3">
              <text:list-item>
                <text:p text:style-name="P2"><text:span text:style-name="T34">date</text:span></text:p>
              </text:list-item>
              <text:list-item>
                <text:p text:style-name="P2"><text:span text:style-name="T34">email</text:span></text:p>
              </text:list-item>
              <text:list-item>
                <text:p text:style-name="P2"><text:span text:style-name="T34">url</text:span></text:p>
              </text:list-item>
              <text:list-item>
                <text:p text:style-name="P2"><text:span text:style-name="T34">search</text:span></text:p>
              </text:list-item>
            </text:list>
          </draw:text-box>
        </draw:frame>
        <presentation:notes draw:style-name="dp2">
          <draw:page-thumbnail draw:style-name="gr1" draw:layer="layout" svg:width="14.848cm" svg:height="11.136cm" svg:x="3.075cm" svg:y="2.257cm" draw:page-number="68" presentation:class="page"/>
          <draw:frame presentation:style-name="pr10" draw:text-style-name="P5" draw:layer="layout" svg:width="16.799cm" svg:height="10.564cm" svg:x="3.4cm" svg:y="15.6cm" presentation:class="notes" presentation:user-transformed="true">
            <draw:text-box>
              <text:p><text:span text:style-name="T27">date</text:span></text:p>
              <text:p><text:span text:style-name="T7">&lt;input type=”date” name=”date” /&gt;</text:span></text:p>
              <text:p><text:span text:style-name="T7"/></text:p>
              <text:p><text:span text:style-name="T27">email</text:span></text:p>
              <text:p><text:span text:style-name="T7">&lt;input type=”email” name=”email” /&gt;</text:span></text:p>
              <text:p><text:span text:style-name="T35"/></text:p>
              <text:p><text:span text:style-name="T27">URL</text:span></text:p>
              <text:p><text:span text:style-name="T7">&lt;input type=”url” name=”url” /&gt;</text:span></text:p>
              <text:p><text:span text:style-name="T7"/></text:p>
              <text:p><text:span text:style-name="T27">Search</text:span></text:p>
              <text:p><text:span text:style-name="T7">&lt;input type=”search” name=”search” placeholder=”search” /&gt;</text:span></text:p>
            </draw:text-box>
          </draw:frame>
        </presentation:notes>
      </draw:page>
      <draw:page draw:name="page69" draw:style-name="dp1" draw:master-page-name="Default" presentation:presentation-page-layout-name="AL1T32">
        <office:forms form:automatic-focus="false" form:apply-design-mode="false"/>
        <draw:frame presentation:style-name="pr7" draw:text-style-name="P10" draw:layer="layout" svg:width="25.199cm" svg:height="19.163cm" svg:x="1.4cm" svg:y="0.837cm" presentation:class="subtitle" presentation:user-transformed="true">
          <draw:text-box>
            <text:p text:style-name="P2"><text:span text:style-name="T4"><text:s text:c="5"/></text:span><text:span text:style-name="T36">What is an html</text:span><text:span text:style-name="T4"> <text:s text:c="35"/></text:span><text:span text:style-name="T37">doctype</text:span></text:p>
          </draw:text-box>
        </draw:frame>
        <presentation:notes draw:style-name="dp2">
          <draw:page-thumbnail draw:style-name="gr1" draw:layer="layout" svg:width="14.848cm" svg:height="11.136cm" svg:x="3.075cm" svg:y="2.257cm" draw:page-number="69" presentation:class="page"/>
          <draw:frame presentation:style-name="pr2" draw:text-style-name="P5" draw:layer="layout" svg:width="16.799cm" svg:height="13.364cm" svg:x="2.1cm" svg:y="14.107cm" presentation:class="notes">
            <draw:text-box>
              <text:p><text:span text:style-name="T7">An html doctype is a line of code which tells the browser which version of html the web page uses.</text:span></text:p>
            </draw:text-box>
          </draw:frame>
        </presentation:notes>
      </draw:page>
      <draw:page draw:name="page70"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text:span text:style-name="T6">What are global elements?</text:span></text:p>
          </draw:text-box>
        </draw:frame>
        <presentation:notes draw:style-name="dp2">
          <draw:page-thumbnail draw:style-name="gr1" draw:layer="layout" svg:width="14.848cm" svg:height="11.136cm" svg:x="3.075cm" svg:y="2.257cm" draw:page-number="70" presentation:class="page"/>
          <draw:frame presentation:style-name="pr2" draw:text-style-name="P5" draw:layer="layout" svg:width="16.799cm" svg:height="13.364cm" svg:x="2.1cm" svg:y="14.107cm" presentation:class="notes">
            <draw:text-box>
              <text:p><text:span text:style-name="T7">Global elements are the elements that can be used on any doctype.</text:span></text:p>
            </draw:text-box>
          </draw:frame>
        </presentation:notes>
      </draw:page>
      <draw:page draw:name="page71"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text:span text:style-name="T6">What are id and class attributes?</text:span></text:p>
            <text:p><text:span text:style-name="T6"/></text:p>
            <text:p><text:span text:style-name="T6">How are they different?</text:span></text:p>
          </draw:text-box>
        </draw:frame>
        <presentation:notes draw:style-name="dp2">
          <draw:page-thumbnail draw:style-name="gr1" draw:layer="layout" svg:width="14.848cm" svg:height="11.136cm" svg:x="3.075cm" svg:y="2.257cm" draw:page-number="71" presentation:class="page"/>
          <draw:frame presentation:style-name="pr2" draw:text-style-name="P5" draw:layer="layout" svg:width="16.799cm" svg:height="13.364cm" svg:x="2.1cm" svg:y="14.107cm" presentation:class="notes">
            <draw:text-box>
              <text:p><text:span text:style-name="T7">id and class attributes are global attributes which are used to distinguish different elements in html.</text:span></text:p>
              <text:p><text:span text:style-name="T7"/></text:p>
              <text:p><text:span text:style-name="T7">id attribute is used to distinguish unique element while class attribute is used to distinguish a group <text:s/>of elements.</text:span></text:p>
            </draw:text-box>
          </draw:frame>
        </presentation:notes>
      </draw:page>
      <draw:page draw:name="page72"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text:span text:style-name="T6">What are block level elements?</text:span></text:p>
          </draw:text-box>
        </draw:frame>
        <presentation:notes draw:style-name="dp2">
          <draw:page-thumbnail draw:style-name="gr1" draw:layer="layout" svg:width="14.848cm" svg:height="11.136cm" svg:x="3.075cm" svg:y="2.257cm" draw:page-number="72" presentation:class="page"/>
          <draw:frame presentation:style-name="pr2" draw:text-style-name="P5" draw:layer="layout" svg:width="16.799cm" svg:height="13.364cm" svg:x="2.1cm" svg:y="14.107cm" presentation:class="notes">
            <draw:text-box>
              <text:p><text:span text:style-name="T7">The elements that always appear to start from a new line are called block level elements.</text:span></text:p>
              <text:p><text:span text:style-name="T7"/></text:p>
              <text:p><text:span text:style-name="T7">Ex:-</text:span></text:p>
              <text:p><text:span text:style-name="T7">&lt;h1&gt;&lt;/h1&gt;</text:span></text:p>
              <text:p><text:span text:style-name="T7">&lt;p&gt;&lt;/p&gt;</text:span></text:p>
              <text:p><text:span text:style-name="T7">&lt;ul&gt;&lt;/ul&gt;</text:span></text:p>
              <text:p><text:span text:style-name="T7">&lt;li&gt;&lt;/li&gt;</text:span></text:p>
            </draw:text-box>
          </draw:frame>
        </presentation:notes>
      </draw:page>
      <draw:page draw:name="page73"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text:span text:style-name="T6">What are inline elements?</text:span></text:p>
          </draw:text-box>
        </draw:frame>
        <presentation:notes draw:style-name="dp2">
          <draw:page-thumbnail draw:style-name="gr1" draw:layer="layout" svg:width="14.848cm" svg:height="11.136cm" svg:x="3.075cm" svg:y="2.257cm" draw:page-number="73" presentation:class="page"/>
          <draw:frame presentation:style-name="pr2" draw:text-style-name="P5" draw:layer="layout" svg:width="16.799cm" svg:height="13.364cm" svg:x="2.1cm" svg:y="14.107cm" presentation:class="notes">
            <draw:text-box>
              <text:p><text:span text:style-name="T7">The elements that always appear to start from the same line as their neighbouring element are called inline elements.</text:span></text:p>
              <text:p><text:span text:style-name="T7"/></text:p>
              <text:p><text:span text:style-name="T7">Ex:-</text:span></text:p>
              <text:p><text:span text:style-name="T7">&lt;a&gt;&lt;/a&gt;</text:span></text:p>
              <text:p><text:span text:style-name="T7">&lt;b&gt;&lt;/b&gt;</text:span></text:p>
              <text:p><text:span text:style-name="T7">&lt;em&gt;&lt;/em&gt;</text:span></text:p>
              <text:p><text:span text:style-name="T7"/></text:p>
            </draw:text-box>
          </draw:frame>
        </presentation:notes>
      </draw:page>
      <draw:page draw:name="page74"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text:span text:style-name="T6">How would you group html elements in a block?</text:span></text:p>
          </draw:text-box>
        </draw:frame>
        <presentation:notes draw:style-name="dp2">
          <draw:page-thumbnail draw:style-name="gr1" draw:layer="layout" svg:width="14.848cm" svg:height="11.136cm" svg:x="3.075cm" svg:y="2.257cm" draw:page-number="74" presentation:class="page"/>
          <draw:frame presentation:style-name="pr2" draw:text-style-name="P5" draw:layer="layout" svg:width="16.799cm" svg:height="13.364cm" svg:x="2.1cm" svg:y="14.107cm" presentation:class="notes" presentation:user-transformed="true">
            <draw:text-box>
              <text:p>Using the &lt;div&gt;&lt;/div&gt; tag</text:p>
            </draw:text-box>
          </draw:frame>
        </presentation:notes>
      </draw:page>
      <draw:page draw:name="page75"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text:span text:style-name="T6">How would you group the html elements inline?</text:span></text:p>
          </draw:text-box>
        </draw:frame>
        <presentation:notes draw:style-name="dp2">
          <draw:page-thumbnail draw:style-name="gr1" draw:layer="layout" svg:width="14.848cm" svg:height="11.136cm" svg:x="3.075cm" svg:y="2.257cm" draw:page-number="75" presentation:class="page"/>
          <draw:frame presentation:style-name="pr2" draw:text-style-name="P5" draw:layer="layout" svg:width="16.799cm" svg:height="13.364cm" svg:x="2.1cm" svg:y="14.107cm" presentation:class="notes">
            <draw:text-box>
              <text:p><text:span text:style-name="T7">Using the &lt;span&gt;&lt;/span&gt; tag</text:span></text:p>
            </draw:text-box>
          </draw:frame>
        </presentation:notes>
      </draw:page>
      <draw:page draw:name="page76"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text:span text:style-name="T6">What is an iframe?</text:span></text:p>
            <text:p><text:span text:style-name="T6">Describe the syntax.</text:span></text:p>
          </draw:text-box>
        </draw:frame>
        <presentation:notes draw:style-name="dp2">
          <draw:page-thumbnail draw:style-name="gr1" draw:layer="layout" svg:width="14.848cm" svg:height="11.136cm" svg:x="3.075cm" svg:y="2.257cm" draw:page-number="76" presentation:class="page"/>
          <draw:frame presentation:style-name="pr2" draw:text-style-name="P5" draw:layer="layout" svg:width="16.799cm" svg:height="13.364cm" svg:x="2.1cm" svg:y="14.107cm" presentation:class="notes">
            <draw:text-box>
              <text:p><text:span text:style-name="T7">An iframe means an inline frame which can display another webpage on the current webpage.</text:span></text:p>
              <text:p><text:span text:style-name="T27">Ex:</text:span><text:span text:style-name="T7"> To embed a google map.</text:span></text:p>
              <text:p><text:span text:style-name="T7"/></text:p>
              <text:p><text:span text:style-name="T27">Markup</text:span></text:p>
              <text:p><text:span text:style-name="T7">&lt;iframe src=”” height=”400px” width=”1000px” scrolling=”no” frameborder=”0” /&gt;</text:span></text:p>
              <text:p><text:span text:style-name="T7"/></text:p>
              <text:p><text:span text:style-name="T27">Description</text:span></text:p>
              <text:p><text:span text:style-name="T7">&lt;iframe&gt;&lt;/iframe&gt;</text:span><text:span text:style-name="T7"><text:tab/></text:span><text:span text:style-name="T7"><text:tab/></text:span><text:span text:style-name="T7">iframe tags</text:span></text:p>
              <text:p><text:span text:style-name="T7">height=” ”</text:span><text:span text:style-name="T7"><text:tab/></text:span><text:span text:style-name="T7"><text:tab/></text:span><text:span text:style-name="T7"><text:tab/></text:span><text:span text:style-name="T7"><text:tab/></text:span><text:span text:style-name="T7"><text:tab/></text:span><text:span text:style-name="T7">height attribute</text:span></text:p>
              <text:p><text:span text:style-name="T7">width=” ”</text:span><text:span text:style-name="T7"><text:tab/></text:span><text:span text:style-name="T7"><text:tab/></text:span><text:span text:style-name="T7"><text:tab/></text:span><text:span text:style-name="T7"><text:tab/></text:span><text:span text:style-name="T7"><text:tab/></text:span><text:span text:style-name="T7">width attribute</text:span></text:p>
              <text:p><text:span text:style-name="T7">scrolling=”no”</text:span><text:span text:style-name="T7"><text:tab/></text:span><text:span text:style-name="T7"><text:tab/></text:span><text:span text:style-name="T7"><text:tab/></text:span><text:span text:style-name="T7"><text:tab/></text:span><text:span text:style-name="T7">no scrollbars | HTML5 - X</text:span></text:p>
              <text:p><text:span text:style-name="T7">scrolling=”no”</text:span><text:span text:style-name="T7"><text:tab/></text:span><text:span text:style-name="T7"><text:tab/></text:span><text:span text:style-name="T7"><text:tab/></text:span><text:span text:style-name="T7"><text:tab/></text:span><text:span text:style-name="T7">no scrollbars | HTML5 – X</text:span></text:p>
              <text:p><text:span text:style-name="T7">frameborder=”1”</text:span><text:span text:style-name="T7"><text:tab/></text:span><text:span text:style-name="T7"><text:tab/></text:span><text:span text:style-name="T7"><text:tab/></text:span><text:span text:style-name="T7">show border on iframe</text:span></text:p>
              <text:p><text:span text:style-name="T7">frameborder=”0”</text:span><text:span text:style-name="T7"><text:tab/></text:span><text:span text:style-name="T7"><text:tab/></text:span><text:span text:style-name="T7"><text:tab/></text:span><text:span text:style-name="T7">hide iframe border</text:span></text:p>
            </draw:text-box>
          </draw:frame>
        </presentation:notes>
      </draw:page>
      <draw:page draw:name="page77"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text:span text:style-name="T6">What is &lt;meta&gt; tag and why do we use it?</text:span></text:p>
          </draw:text-box>
        </draw:frame>
        <presentation:notes draw:style-name="dp2">
          <draw:page-thumbnail draw:style-name="gr1" draw:layer="layout" svg:width="14.848cm" svg:height="11.136cm" svg:x="3.075cm" svg:y="2.257cm" draw:page-number="77" presentation:class="page"/>
          <draw:frame presentation:style-name="pr2" draw:text-style-name="P5" draw:layer="layout" svg:width="16.799cm" svg:height="13.364cm" svg:x="2.1cm" svg:y="14.107cm" presentation:class="notes">
            <draw:text-box>
              <text:p><text:span text:style-name="T7">&lt;meta&gt; tags live inside the head element and contain information about the webpage like description, keywords, robots, author, pragma and expires.</text:span></text:p>
            </draw:text-box>
          </draw:frame>
        </presentation:notes>
      </draw:page>
      <draw:page draw:name="page78" draw:style-name="dp1" draw:master-page-name="Default" presentation:presentation-page-layout-name="AL1T32">
        <office:forms form:automatic-focus="false" form:apply-design-mode="false"/>
        <draw:frame presentation:style-name="pr11" draw:text-style-name="P4" draw:layer="layout" svg:width="12.199cm" svg:height="25.889cm" svg:x="8.2cm" svg:y="-2.363cm" presentation:class="subtitle" presentation:user-transformed="true">
          <draw:text-box>
            <text:p><text:span text:style-name="T22">Explain the following meta attributes</text:span></text:p>
            <text:p><text:span text:style-name="T22"/></text:p>
            <text:p text:style-name="P1">description<text:tab/>=<text:tab/>”<text:tab/>”</text:p>
            <text:p text:style-name="P1">keywords<text:tab/><text:tab/>=<text:tab/>”<text:tab/>”</text:p>
            <text:p text:style-name="P1">robots<text:tab/><text:tab/><text:tab/>=<text:tab/>”<text:tab/>”</text:p>
            <text:p text:style-name="P1">author<text:tab/><text:tab/><text:tab/>=<text:tab/>”<text:tab/>”</text:p>
            <text:p text:style-name="P1">pragma<text:tab/><text:tab/>=<text:tab/>”<text:tab/>”</text:p>
            <text:p text:style-name="P1">expires<text:tab/><text:tab/><text:tab/>=<text:tab/>”<text:tab/>”</text:p>
          </draw:text-box>
        </draw:frame>
        <presentation:notes draw:style-name="dp2">
          <draw:page-thumbnail draw:style-name="gr1" draw:layer="layout" svg:width="14.848cm" svg:height="11.136cm" svg:x="3.075cm" svg:y="2.257cm" draw:page-number="78" presentation:class="page"/>
          <draw:frame presentation:style-name="pr2" draw:text-style-name="P5" draw:layer="layout" svg:width="16.799cm" svg:height="14.954cm" svg:x="2.1cm" svg:y="14.107cm" presentation:class="notes" presentation:user-transformed="true">
            <draw:text-box>
              <text:p text:style-name="P3">Description=“”<text:tab/><text:tab/>shows website description, also shown in search engines</text:p>
              <text:p text:style-name="P3"/>
              <text:p text:style-name="P3">Keywords=””<text:tab/><text:tab/><text:tab/>contains a list of comma separated words which enable search engines to find your web pages, in real, no longer practical.</text:p>
              <text:p text:style-name="P3"/>
              <text:p text:style-name="P3">Robots=”noindex”<text:tab/>disables the page from being added to search engines' search results.</text:p>
              <text:p text:style-name="P3"/>
              <text:p text:style-name="P3">Robots=”nofollow”<text:tab/>enables the page to be added to search engines' search results, but disables the linked ones.</text:p>
              <text:p text:style-name="P3"/>
              <text:p text:style-name="P3">Author=””<text:tab/><text:tab/><text:tab/><text:tab/>defines the author of the webpage</text:p>
              <text:p text:style-name="P3"/>
              <text:p text:style-name="P3">pragma=”no-cache”<text:tab/>prevents the browser from saving the page locally.</text:p>
            </draw:text-box>
          </draw:frame>
        </presentation:notes>
      </draw:page>
      <draw:page draw:name="page79"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user-transformed="true">
          <draw:text-box>
            <text:p><text:span text:style-name="T6">What are escape characters?</text:span></text:p>
          </draw:text-box>
        </draw:frame>
        <presentation:notes draw:style-name="dp2">
          <draw:page-thumbnail draw:style-name="gr1" draw:layer="layout" svg:width="14.848cm" svg:height="11.136cm" svg:x="3.075cm" svg:y="2.257cm" draw:page-number="79" presentation:class="page"/>
          <draw:frame presentation:style-name="pr2" draw:text-style-name="P5" draw:layer="layout" svg:width="16.799cm" svg:height="13.364cm" svg:x="2.1cm" svg:y="14.107cm" presentation:class="notes">
            <draw:text-box>
              <text:p><text:span text:style-name="T7">Escape characters are used to include special</text:span></text:p>
              <text:p><text:span text:style-name="T7">characters in your pages such as &lt;, &gt;, and ©</text:span></text:p>
              <text:p><text:span text:style-name="T7"/></text:p>
            </draw:text-box>
          </draw:frame>
        </presentation:notes>
      </draw:page>
      <draw:page draw:name="page80"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placeholder="true" presentation:user-transformed="true">
          <draw:text-box/>
        </draw:frame>
        <presentation:notes draw:style-name="dp2">
          <draw:page-thumbnail draw:style-name="gr1" draw:layer="layout" svg:width="14.848cm" svg:height="11.136cm" svg:x="3.075cm" svg:y="2.257cm" draw:page-number="80" presentation:class="page"/>
          <draw:frame presentation:style-name="pr2" draw:text-style-name="P5" draw:layer="layout" svg:width="16.799cm" svg:height="13.364cm" svg:x="2.1cm" svg:y="14.107cm" presentation:class="notes" presentation:placeholder="true">
            <draw:text-box/>
          </draw:frame>
        </presentation:notes>
      </draw:page>
      <draw:page draw:name="page81"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placeholder="true" presentation:user-transformed="true">
          <draw:text-box/>
        </draw:frame>
        <presentation:notes draw:style-name="dp2">
          <draw:page-thumbnail draw:style-name="gr1" draw:layer="layout" svg:width="14.848cm" svg:height="11.136cm" svg:x="3.075cm" svg:y="2.257cm" draw:page-number="81" presentation:class="page"/>
          <draw:frame presentation:style-name="pr2" draw:text-style-name="P5" draw:layer="layout" svg:width="16.799cm" svg:height="13.364cm" svg:x="2.1cm" svg:y="14.107cm" presentation:class="notes" presentation:placeholder="true">
            <draw:text-box/>
          </draw:frame>
        </presentation:notes>
      </draw:page>
      <draw:page draw:name="page82"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placeholder="true" presentation:user-transformed="true">
          <draw:text-box/>
        </draw:frame>
        <presentation:notes draw:style-name="dp2">
          <draw:page-thumbnail draw:style-name="gr1" draw:layer="layout" svg:width="14.848cm" svg:height="11.136cm" svg:x="3.075cm" svg:y="2.257cm" draw:page-number="82" presentation:class="page"/>
          <draw:frame presentation:style-name="pr2" draw:text-style-name="P5" draw:layer="layout" svg:width="16.799cm" svg:height="13.364cm" svg:x="2.1cm" svg:y="14.107cm" presentation:class="notes" presentation:placeholder="true">
            <draw:text-box/>
          </draw:frame>
        </presentation:notes>
      </draw:page>
      <draw:page draw:name="page83"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placeholder="true" presentation:user-transformed="true">
          <draw:text-box/>
        </draw:frame>
        <presentation:notes draw:style-name="dp2">
          <draw:page-thumbnail draw:style-name="gr1" draw:layer="layout" svg:width="14.848cm" svg:height="11.136cm" svg:x="3.075cm" svg:y="2.257cm" draw:page-number="83" presentation:class="page"/>
          <draw:frame presentation:style-name="pr2" draw:text-style-name="P5" draw:layer="layout" svg:width="16.799cm" svg:height="13.364cm" svg:x="2.1cm" svg:y="14.107cm" presentation:class="notes" presentation:placeholder="true">
            <draw:text-box/>
          </draw:frame>
        </presentation:notes>
      </draw:page>
      <draw:page draw:name="page84" draw:style-name="dp1" draw:master-page-name="Default" presentation:presentation-page-layout-name="AL1T32">
        <office:forms form:automatic-focus="false" form:apply-design-mode="false"/>
        <draw:frame presentation:style-name="pr7" draw:text-style-name="P4" draw:layer="layout" svg:width="25.199cm" svg:height="19.163cm" svg:x="1.4cm" svg:y="0.837cm" presentation:class="subtitle" presentation:placeholder="true" presentation:user-transformed="true">
          <draw:text-box/>
        </draw:frame>
        <presentation:notes draw:style-name="dp2">
          <draw:page-thumbnail draw:style-name="gr1" draw:layer="layout" svg:width="14.848cm" svg:height="11.136cm" svg:x="3.075cm" svg:y="2.257cm" draw:page-number="84" presentation:class="page"/>
          <draw:frame presentation:style-name="pr2" draw:text-style-name="P5" draw:layer="layout" svg:width="16.799cm" svg:height="13.364cm" svg:x="2.1cm" svg:y="14.107cm" presentation:class="notes" presentation:placeholder="true">
            <draw:text-box/>
          </draw:frame>
        </presentation:notes>
      </draw:page>
      <draw:page draw:name="page85" draw:style-name="dp1" draw:master-page-name="Default" presentation:presentation-page-layout-name="AL1T32">
        <draw:frame presentation:style-name="pr7" draw:text-style-name="P4" draw:layer="layout" svg:width="25.199cm" svg:height="19.163cm" svg:x="1.4cm" svg:y="0.837cm" presentation:class="subtitle" presentation:placeholder="true" presentation:user-transformed="true">
          <draw:text-box/>
        </draw:frame>
        <presentation:notes draw:style-name="dp2">
          <draw:page-thumbnail draw:style-name="gr1" draw:layer="layout" svg:width="14.848cm" svg:height="11.136cm" svg:x="3.075cm" svg:y="2.257cm" draw:page-number="85" presentation:class="page"/>
          <draw:frame presentation:style-name="pr2" draw:text-style-name="P5" draw:layer="layout" svg:width="16.799cm" svg:height="13.364cm" svg:x="2.1cm" svg:y="14.107cm" presentation:class="notes" presentation:placeholder="true">
            <draw:text-box/>
          </draw:frame>
        </presentation:notes>
      </draw:page>
      <draw:page draw:name="page86" draw:style-name="dp1" draw:master-page-name="Default" presentation:presentation-page-layout-name="AL1T32">
        <draw:frame presentation:style-name="pr7" draw:text-style-name="P4" draw:layer="layout" svg:width="25.199cm" svg:height="19.163cm" svg:x="1.4cm" svg:y="0.837cm" presentation:class="subtitle" presentation:placeholder="true" presentation:user-transformed="true">
          <draw:text-box/>
        </draw:frame>
        <presentation:notes draw:style-name="dp2">
          <draw:page-thumbnail draw:style-name="gr1" draw:layer="layout" svg:width="14.848cm" svg:height="11.136cm" svg:x="3.075cm" svg:y="2.257cm" draw:page-number="86" presentation:class="page"/>
          <draw:frame presentation:style-name="pr2" draw:text-style-name="P5" draw:layer="layout" svg:width="16.799cm" svg:height="13.364cm" svg:x="2.1cm" svg:y="14.107cm" presentation:class="notes" presentation:placeholder="true">
            <draw:text-box/>
          </draw:frame>
        </presentation:notes>
      </draw:page>
      <draw:page draw:name="page87" draw:style-name="dp1" draw:master-page-name="Default" presentation:presentation-page-layout-name="AL1T32">
        <draw:frame presentation:style-name="pr7" draw:text-style-name="P4" draw:layer="layout" svg:width="25.199cm" svg:height="19.163cm" svg:x="1.4cm" svg:y="0.837cm" presentation:class="subtitle" presentation:placeholder="true" presentation:user-transformed="true">
          <draw:text-box/>
        </draw:frame>
        <presentation:notes draw:style-name="dp2">
          <draw:page-thumbnail draw:style-name="gr1" draw:layer="layout" svg:width="14.848cm" svg:height="11.136cm" svg:x="3.075cm" svg:y="2.257cm" draw:page-number="87" presentation:class="page"/>
          <draw:frame presentation:style-name="pr2" draw:text-style-name="P5" draw:layer="layout" svg:width="16.799cm" svg:height="13.364cm" svg:x="2.1cm" svg:y="14.107cm" presentation:class="notes" presentation:placeholder="true">
            <draw:text-box/>
          </draw:frame>
        </presentation:notes>
      </draw:page>
      <draw:page draw:name="page88" draw:style-name="dp1" draw:master-page-name="Default" presentation:presentation-page-layout-name="AL1T32">
        <draw:frame presentation:style-name="pr7" draw:text-style-name="P4" draw:layer="layout" svg:width="25.199cm" svg:height="19.163cm" svg:x="1.4cm" svg:y="0.837cm" presentation:class="subtitle" presentation:placeholder="true" presentation:user-transformed="true">
          <draw:text-box/>
        </draw:frame>
        <presentation:notes draw:style-name="dp2">
          <draw:page-thumbnail draw:style-name="gr1" draw:layer="layout" svg:width="14.848cm" svg:height="11.136cm" svg:x="3.075cm" svg:y="2.257cm" draw:page-number="88" presentation:class="page"/>
          <draw:frame presentation:style-name="pr2" draw:text-style-name="P5" draw:layer="layout" svg:width="16.799cm" svg:height="13.364cm" svg:x="2.1cm" svg:y="14.107cm" presentation:class="notes" presentation:placeholder="true">
            <draw:text-box/>
          </draw:frame>
        </presentation:notes>
      </draw:page>
      <draw:page draw:name="page89" draw:style-name="dp1" draw:master-page-name="Default" presentation:presentation-page-layout-name="AL1T32">
        <draw:frame presentation:style-name="pr7" draw:text-style-name="P4" draw:layer="layout" svg:width="25.199cm" svg:height="19.163cm" svg:x="1.4cm" svg:y="0.837cm" presentation:class="subtitle" presentation:placeholder="true" presentation:user-transformed="true">
          <draw:text-box/>
        </draw:frame>
        <presentation:notes draw:style-name="dp2">
          <draw:page-thumbnail draw:style-name="gr1" draw:layer="layout" svg:width="14.848cm" svg:height="11.136cm" svg:x="3.075cm" svg:y="2.257cm" draw:page-number="89" presentation:class="page"/>
          <draw:frame presentation:style-name="pr2" draw:text-style-name="P5" draw:layer="layout" svg:width="16.799cm" svg:height="13.364cm" svg:x="2.1cm" svg:y="14.107cm" presentation:class="notes" presentation:placeholder="true">
            <draw:text-box/>
          </draw:frame>
        </presentation:notes>
      </draw:page>
      <draw:page draw:name="page90" draw:style-name="dp1" draw:master-page-name="Default" presentation:presentation-page-layout-name="AL1T32">
        <draw:frame presentation:style-name="pr7" draw:text-style-name="P4" draw:layer="layout" svg:width="25.199cm" svg:height="19.163cm" svg:x="1.4cm" svg:y="0.837cm" presentation:class="subtitle" presentation:placeholder="true" presentation:user-transformed="true">
          <draw:text-box/>
        </draw:frame>
        <presentation:notes draw:style-name="dp2">
          <draw:page-thumbnail draw:style-name="gr1" draw:layer="layout" svg:width="14.848cm" svg:height="11.136cm" svg:x="3.075cm" svg:y="2.257cm" draw:page-number="90" presentation:class="page"/>
          <draw:frame presentation:style-name="pr2" draw:text-style-name="P5" draw:layer="layout" svg:width="16.799cm" svg:height="13.364cm" svg:x="2.1cm" svg:y="14.107cm" presentation:class="notes" presentation:placeholder="true">
            <draw:text-box/>
          </draw:frame>
        </presentation:notes>
      </draw:page>
      <draw:page draw:name="page91" draw:style-name="dp1" draw:master-page-name="Default" presentation:presentation-page-layout-name="AL1T32">
        <draw:frame presentation:style-name="pr7" draw:text-style-name="P4" draw:layer="layout" svg:width="25.199cm" svg:height="19.163cm" svg:x="1.4cm" svg:y="0.837cm" presentation:class="subtitle" presentation:placeholder="true" presentation:user-transformed="true">
          <draw:text-box/>
        </draw:frame>
        <presentation:notes draw:style-name="dp2">
          <draw:page-thumbnail draw:style-name="gr1" draw:layer="layout" svg:width="14.848cm" svg:height="11.136cm" svg:x="3.075cm" svg:y="2.257cm" draw:page-number="91" presentation:class="page"/>
          <draw:frame presentation:style-name="pr2" draw:text-style-name="P5" draw:layer="layout" svg:width="16.799cm" svg:height="13.364cm" svg:x="2.1cm" svg:y="14.107cm" presentation:class="notes" presentation:placeholder="true">
            <draw:text-box/>
          </draw:frame>
        </presentation:notes>
      </draw:page>
      <draw:page draw:name="page92" draw:style-name="dp1" draw:master-page-name="Default" presentation:presentation-page-layout-name="AL1T32">
        <draw:frame presentation:style-name="pr7" draw:text-style-name="P4" draw:layer="layout" svg:width="25.199cm" svg:height="19.163cm" svg:x="1.4cm" svg:y="0.837cm" presentation:class="subtitle" presentation:placeholder="true" presentation:user-transformed="true">
          <draw:text-box/>
        </draw:frame>
        <presentation:notes draw:style-name="dp2">
          <draw:page-thumbnail draw:style-name="gr1" draw:layer="layout" svg:width="14.848cm" svg:height="11.136cm" svg:x="3.075cm" svg:y="2.257cm" draw:page-number="92" presentation:class="page"/>
          <draw:frame presentation:style-name="pr2" draw:text-style-name="P5" draw:layer="layout" svg:width="16.799cm" svg:height="13.364cm" svg:x="2.1cm" svg:y="14.107cm" presentation:class="notes" presentation:placeholder="true">
            <draw:text-box/>
          </draw:frame>
        </presentation:notes>
      </draw:page>
      <draw:page draw:name="page93" draw:style-name="dp1" draw:master-page-name="Default" presentation:presentation-page-layout-name="AL1T32">
        <draw:frame presentation:style-name="pr7" draw:text-style-name="P4" draw:layer="layout" svg:width="25.199cm" svg:height="19.163cm" svg:x="1.4cm" svg:y="0.837cm" presentation:class="subtitle" presentation:placeholder="true" presentation:user-transformed="true">
          <draw:text-box/>
        </draw:frame>
        <presentation:notes draw:style-name="dp2">
          <draw:page-thumbnail draw:style-name="gr1" draw:layer="layout" svg:width="14.848cm" svg:height="11.136cm" svg:x="3.075cm" svg:y="2.257cm" draw:page-number="93" presentation:class="page"/>
          <draw:frame presentation:style-name="pr2" draw:text-style-name="P5" draw:layer="layout" svg:width="16.799cm" svg:height="13.364cm" svg:x="2.1cm" svg:y="14.107cm" presentation:class="notes" presentation:placeholder="true">
            <draw:text-box/>
          </draw:frame>
        </presentation:notes>
      </draw:page>
      <draw:page draw:name="page94" draw:style-name="dp1" draw:master-page-name="Default" presentation:presentation-page-layout-name="AL1T32">
        <draw:frame presentation:style-name="pr7" draw:text-style-name="P4" draw:layer="layout" svg:width="25.199cm" svg:height="19.163cm" svg:x="1.4cm" svg:y="0.837cm" presentation:class="subtitle" presentation:placeholder="true" presentation:user-transformed="true">
          <draw:text-box/>
        </draw:frame>
        <presentation:notes draw:style-name="dp2">
          <draw:page-thumbnail draw:style-name="gr1" draw:layer="layout" svg:width="14.848cm" svg:height="11.136cm" svg:x="3.075cm" svg:y="2.257cm" draw:page-number="94" presentation:class="page"/>
          <draw:frame presentation:style-name="pr2" draw:text-style-name="P5" draw:layer="layout" svg:width="16.799cm" svg:height="13.364cm" svg:x="2.1cm" svg:y="14.107cm" presentation:class="notes" presentation:placeholder="true">
            <draw:text-box/>
          </draw:frame>
        </presentation:notes>
      </draw:page>
      <draw:page draw:name="page95" draw:style-name="dp1" draw:master-page-name="Default" presentation:presentation-page-layout-name="AL1T32">
        <draw:frame presentation:style-name="pr7" draw:text-style-name="P4" draw:layer="layout" svg:width="25.199cm" svg:height="19.163cm" svg:x="1.4cm" svg:y="0.837cm" presentation:class="subtitle" presentation:placeholder="true" presentation:user-transformed="true">
          <draw:text-box/>
        </draw:frame>
        <presentation:notes draw:style-name="dp2">
          <draw:page-thumbnail draw:style-name="gr1" draw:layer="layout" svg:width="14.848cm" svg:height="11.136cm" svg:x="3.075cm" svg:y="2.257cm" draw:page-number="95" presentation:class="page"/>
          <draw:frame presentation:style-name="pr2" draw:text-style-name="P5" draw:layer="layout" svg:width="16.799cm" svg:height="13.364cm" svg:x="2.1cm" svg:y="14.107cm" presentation:class="notes" presentation:placeholder="true">
            <draw:text-box/>
          </draw:frame>
        </presentation:notes>
      </draw:page>
      <draw:page draw:name="page96" draw:style-name="dp1" draw:master-page-name="Default" presentation:presentation-page-layout-name="AL1T32">
        <draw:frame presentation:style-name="pr7" draw:text-style-name="P4" draw:layer="layout" svg:width="25.199cm" svg:height="19.163cm" svg:x="1.4cm" svg:y="0.837cm" presentation:class="subtitle" presentation:placeholder="true" presentation:user-transformed="true">
          <draw:text-box/>
        </draw:frame>
        <presentation:notes draw:style-name="dp2">
          <draw:page-thumbnail draw:style-name="gr1" draw:layer="layout" svg:width="14.848cm" svg:height="11.136cm" svg:x="3.075cm" svg:y="2.257cm" draw:page-number="96" presentation:class="page"/>
          <draw:frame presentation:style-name="pr2" draw:text-style-name="P5" draw:layer="layout" svg:width="16.799cm" svg:height="13.364cm" svg:x="2.1cm" svg:y="14.107cm" presentation:class="notes" presentation:placeholder="true">
            <draw:text-box/>
          </draw:frame>
        </presentation:notes>
      </draw:page>
      <draw:page draw:name="page97" draw:style-name="dp1" draw:master-page-name="Default" presentation:presentation-page-layout-name="AL1T32">
        <draw:frame presentation:style-name="pr7" draw:text-style-name="P4" draw:layer="layout" svg:width="25.199cm" svg:height="19.163cm" svg:x="1.4cm" svg:y="0.837cm" presentation:class="subtitle" presentation:placeholder="true" presentation:user-transformed="true">
          <draw:text-box/>
        </draw:frame>
        <presentation:notes draw:style-name="dp2">
          <draw:page-thumbnail draw:style-name="gr1" draw:layer="layout" svg:width="14.848cm" svg:height="11.136cm" svg:x="3.075cm" svg:y="2.257cm" draw:page-number="97" presentation:class="page"/>
          <draw:frame presentation:style-name="pr2" draw:text-style-name="P5" draw:layer="layout" svg:width="16.799cm" svg:height="13.364cm" svg:x="2.1cm" svg:y="14.107cm" presentation:class="notes" presentation:placeholder="true">
            <draw:text-box/>
          </draw:frame>
        </presentation:notes>
      </draw:page>
      <draw:page draw:name="page98" draw:style-name="dp1" draw:master-page-name="Default" presentation:presentation-page-layout-name="AL1T32">
        <draw:frame presentation:style-name="pr7" draw:text-style-name="P4" draw:layer="layout" svg:width="25.199cm" svg:height="19.163cm" svg:x="1.4cm" svg:y="0.837cm" presentation:class="subtitle" presentation:placeholder="true" presentation:user-transformed="true">
          <draw:text-box/>
        </draw:frame>
        <presentation:notes draw:style-name="dp2">
          <draw:page-thumbnail draw:style-name="gr1" draw:layer="layout" svg:width="14.848cm" svg:height="11.136cm" svg:x="3.075cm" svg:y="2.257cm" draw:page-number="98" presentation:class="page"/>
          <draw:frame presentation:style-name="pr2" draw:text-style-name="P5" draw:layer="layout" svg:width="16.799cm" svg:height="13.364cm" svg:x="2.1cm" svg:y="14.107cm" presentation:class="notes" presentation:placeholder="true">
            <draw:text-box/>
          </draw:frame>
        </presentation:notes>
      </draw:page>
      <draw:page draw:name="page99" draw:style-name="dp1" draw:master-page-name="Default" presentation:presentation-page-layout-name="AL1T32">
        <draw:frame presentation:style-name="pr7" draw:text-style-name="P4" draw:layer="layout" svg:width="25.199cm" svg:height="19.163cm" svg:x="1.4cm" svg:y="0.837cm" presentation:class="subtitle" presentation:placeholder="true" presentation:user-transformed="true">
          <draw:text-box/>
        </draw:frame>
        <presentation:notes draw:style-name="dp2">
          <draw:page-thumbnail draw:style-name="gr1" draw:layer="layout" svg:width="14.848cm" svg:height="11.136cm" svg:x="3.075cm" svg:y="2.257cm" draw:page-number="99" presentation:class="page"/>
          <draw:frame presentation:style-name="pr2" draw:text-style-name="P5" draw:layer="layout" svg:width="16.799cm" svg:height="13.364cm" svg:x="2.1cm" svg:y="14.107cm" presentation:class="notes" presentation:placeholder="true">
            <draw:text-box/>
          </draw:frame>
        </presentation:notes>
      </draw:page>
      <draw:page draw:name="page100" draw:style-name="dp1" draw:master-page-name="Default" presentation:presentation-page-layout-name="AL1T32">
        <draw:frame presentation:style-name="pr7" draw:text-style-name="P4" draw:layer="layout" svg:width="25.199cm" svg:height="19.163cm" svg:x="1.4cm" svg:y="0.837cm" presentation:class="subtitle" presentation:placeholder="true" presentation:user-transformed="true">
          <draw:text-box/>
        </draw:frame>
        <presentation:notes draw:style-name="dp2">
          <draw:page-thumbnail draw:style-name="gr1" draw:layer="layout" svg:width="14.848cm" svg:height="11.136cm" svg:x="3.075cm" svg:y="2.257cm" draw:page-number="100" presentation:class="page"/>
          <draw:frame presentation:style-name="pr2" draw:text-style-name="P5" draw:layer="layout" svg:width="16.799cm" svg:height="13.364cm" svg:x="2.1cm" svg:y="14.107cm" presentation:class="notes" presentation:placeholder="true">
            <draw:text-box/>
          </draw:frame>
        </presentation:notes>
      </draw:page>
      <draw:page draw:name="page101" draw:style-name="dp1" draw:master-page-name="Default" presentation:presentation-page-layout-name="AL1T32">
        <draw:frame presentation:style-name="pr7" draw:text-style-name="P4" draw:layer="layout" svg:width="25.199cm" svg:height="19.163cm" svg:x="1.4cm" svg:y="0.837cm" presentation:class="subtitle" presentation:placeholder="true" presentation:user-transformed="true">
          <draw:text-box/>
        </draw:frame>
        <presentation:notes draw:style-name="dp2">
          <draw:page-thumbnail draw:style-name="gr1" draw:layer="layout" svg:width="14.848cm" svg:height="11.136cm" svg:x="3.075cm" svg:y="2.257cm" draw:page-number="101" presentation:class="page"/>
          <draw:frame presentation:style-name="pr2" draw:text-style-name="P5" draw:layer="layout" svg:width="16.799cm" svg:height="13.364cm" svg:x="2.1cm" svg:y="14.107cm" presentation:class="notes" presentation:placeholder="true">
            <draw:text-box/>
          </draw:frame>
        </presentation:notes>
      </draw:page>
      <draw:page draw:name="page102" draw:style-name="dp1" draw:master-page-name="Default" presentation:presentation-page-layout-name="AL1T32">
        <draw:frame presentation:style-name="pr7" draw:text-style-name="P4" draw:layer="layout" svg:width="25.199cm" svg:height="19.163cm" svg:x="1.4cm" svg:y="0.837cm" presentation:class="subtitle" presentation:placeholder="true" presentation:user-transformed="true">
          <draw:text-box/>
        </draw:frame>
        <presentation:notes draw:style-name="dp2">
          <draw:page-thumbnail draw:style-name="gr1" draw:layer="layout" svg:width="14.848cm" svg:height="11.136cm" svg:x="3.075cm" svg:y="2.257cm" draw:page-number="102" presentation:class="page"/>
          <draw:frame presentation:style-name="pr2" draw:text-style-name="P5" draw:layer="layout" svg:width="16.799cm" svg:height="13.364cm" svg:x="2.1cm" svg:y="14.107cm" presentation:class="notes" presentation:placeholder="true">
            <draw:text-box/>
          </draw:frame>
        </presentation:notes>
      </draw:page>
      <draw:page draw:name="page103" draw:style-name="dp1" draw:master-page-name="Default" presentation:presentation-page-layout-name="AL1T32">
        <draw:frame presentation:style-name="pr7" draw:text-style-name="P4" draw:layer="layout" svg:width="25.199cm" svg:height="19.163cm" svg:x="1.4cm" svg:y="0.837cm" presentation:class="subtitle" presentation:placeholder="true" presentation:user-transformed="true">
          <draw:text-box/>
        </draw:frame>
        <presentation:notes draw:style-name="dp2">
          <draw:page-thumbnail draw:style-name="gr1" draw:layer="layout" svg:width="14.848cm" svg:height="11.136cm" svg:x="3.075cm" svg:y="2.257cm" draw:page-number="103" presentation:class="page"/>
          <draw:frame presentation:style-name="pr2" draw:text-style-name="P5" draw:layer="layout" svg:width="16.799cm" svg:height="13.364cm" svg:x="2.1cm" svg:y="14.107cm" presentation:class="notes" presentation:placeholder="true">
            <draw:text-box/>
          </draw:frame>
        </presentation:notes>
      </draw:page>
      <draw:page draw:name="page104" draw:style-name="dp1" draw:master-page-name="Default" presentation:presentation-page-layout-name="AL1T32">
        <draw:frame presentation:style-name="pr7" draw:text-style-name="P4" draw:layer="layout" svg:width="25.199cm" svg:height="19.163cm" svg:x="1.4cm" svg:y="0.837cm" presentation:class="subtitle" presentation:placeholder="true" presentation:user-transformed="true">
          <draw:text-box/>
        </draw:frame>
        <presentation:notes draw:style-name="dp2">
          <draw:page-thumbnail draw:style-name="gr1" draw:layer="layout" svg:width="14.848cm" svg:height="11.136cm" svg:x="3.075cm" svg:y="2.257cm" draw:page-number="104" presentation:class="page"/>
          <draw:frame presentation:style-name="pr2" draw:text-style-name="P5" draw:layer="layout" svg:width="16.799cm" svg:height="13.364cm" svg:x="2.1cm" svg:y="14.107cm" presentation:class="notes" presentation:placeholder="true">
            <draw:text-box/>
          </draw:frame>
        </presentation:notes>
      </draw:page>
      <draw:page draw:name="page105" draw:style-name="dp1" draw:master-page-name="Default" presentation:presentation-page-layout-name="AL1T32">
        <draw:frame presentation:style-name="pr7" draw:text-style-name="P4" draw:layer="layout" svg:width="25.199cm" svg:height="19.163cm" svg:x="1.4cm" svg:y="0.837cm" presentation:class="subtitle" presentation:placeholder="true" presentation:user-transformed="true">
          <draw:text-box/>
        </draw:frame>
        <presentation:notes draw:style-name="dp2">
          <draw:page-thumbnail draw:style-name="gr1" draw:layer="layout" svg:width="14.848cm" svg:height="11.136cm" svg:x="3.075cm" svg:y="2.257cm" draw:page-number="105" presentation:class="page"/>
          <draw:frame presentation:style-name="pr2" draw:text-style-name="P5" draw:layer="layout" svg:width="16.799cm" svg:height="13.364cm" svg:x="2.1cm" svg:y="14.107cm" presentation:class="notes" presentation:placeholder="true">
            <draw:text-box/>
          </draw:frame>
        </presentation:notes>
      </draw:page>
      <draw:page draw:name="page106" draw:style-name="dp1" draw:master-page-name="Default" presentation:presentation-page-layout-name="AL1T32">
        <draw:frame presentation:style-name="pr7" draw:text-style-name="P4" draw:layer="layout" svg:width="25.199cm" svg:height="19.163cm" svg:x="1.4cm" svg:y="0.837cm" presentation:class="subtitle" presentation:placeholder="true" presentation:user-transformed="true">
          <draw:text-box/>
        </draw:frame>
        <presentation:notes draw:style-name="dp2">
          <draw:page-thumbnail draw:style-name="gr1" draw:layer="layout" svg:width="14.848cm" svg:height="11.136cm" svg:x="3.075cm" svg:y="2.257cm" draw:page-number="106" presentation:class="page"/>
          <draw:frame presentation:style-name="pr2" draw:text-style-name="P5" draw:layer="layout" svg:width="16.799cm" svg:height="13.364cm" svg:x="2.1cm" svg:y="14.107cm" presentation:class="notes" presentation:placeholder="true">
            <draw:text-box/>
          </draw:frame>
        </presentation:notes>
      </draw:page>
      <draw:page draw:name="page107" draw:style-name="dp1" draw:master-page-name="Default" presentation:presentation-page-layout-name="AL1T32">
        <draw:frame presentation:style-name="pr7" draw:text-style-name="P4" draw:layer="layout" svg:width="25.199cm" svg:height="19.163cm" svg:x="1.4cm" svg:y="0.837cm" presentation:class="subtitle" presentation:placeholder="true" presentation:user-transformed="true">
          <draw:text-box/>
        </draw:frame>
        <presentation:notes draw:style-name="dp2">
          <draw:page-thumbnail draw:style-name="gr1" draw:layer="layout" svg:width="14.848cm" svg:height="11.136cm" svg:x="3.075cm" svg:y="2.257cm" draw:page-number="107" presentation:class="page"/>
          <draw:frame presentation:style-name="pr2" draw:text-style-name="P5" draw:layer="layout" svg:width="16.799cm" svg:height="13.364cm" svg:x="2.1cm" svg:y="14.107cm" presentation:class="notes" presentation:placeholder="true">
            <draw:text-box/>
          </draw:frame>
        </presentation:notes>
      </draw:page>
      <draw:page draw:name="page108" draw:style-name="dp1" draw:master-page-name="Default" presentation:presentation-page-layout-name="AL1T32">
        <draw:frame presentation:style-name="pr7" draw:text-style-name="P4" draw:layer="layout" svg:width="25.199cm" svg:height="19.163cm" svg:x="1.4cm" svg:y="0.837cm" presentation:class="subtitle" presentation:placeholder="true" presentation:user-transformed="true">
          <draw:text-box/>
        </draw:frame>
        <presentation:notes draw:style-name="dp2">
          <draw:page-thumbnail draw:style-name="gr1" draw:layer="layout" svg:width="14.848cm" svg:height="11.136cm" svg:x="3.075cm" svg:y="2.257cm" draw:page-number="108" presentation:class="page"/>
          <draw:frame presentation:style-name="pr2" draw:text-style-name="P5" draw:layer="layout" svg:width="16.799cm" svg:height="13.364cm" svg:x="2.1cm" svg:y="14.107cm" presentation:class="notes" presentation:placeholder="true">
            <draw:text-box/>
          </draw:frame>
        </presentation:notes>
      </draw:page>
      <draw:page draw:name="page109" draw:style-name="dp1" draw:master-page-name="Default" presentation:presentation-page-layout-name="AL1T32">
        <draw:frame presentation:style-name="pr7" draw:text-style-name="P4" draw:layer="layout" svg:width="25.199cm" svg:height="19.163cm" svg:x="1.4cm" svg:y="0.837cm" presentation:class="subtitle" presentation:placeholder="true" presentation:user-transformed="true">
          <draw:text-box/>
        </draw:frame>
        <presentation:notes draw:style-name="dp2">
          <draw:page-thumbnail draw:style-name="gr1" draw:layer="layout" svg:width="14.848cm" svg:height="11.136cm" svg:x="3.075cm" svg:y="2.257cm" draw:page-number="109" presentation:class="page"/>
          <draw:frame presentation:style-name="pr2" draw:text-style-name="P5" draw:layer="layout" svg:width="16.799cm" svg:height="13.364cm" svg:x="2.1cm" svg:y="14.107cm" presentation:class="notes" presentation:placeholder="true">
            <draw:text-box/>
          </draw:frame>
        </presentation:notes>
      </draw:page>
      <draw:page draw:name="page110" draw:style-name="dp1" draw:master-page-name="Default" presentation:presentation-page-layout-name="AL1T32">
        <draw:frame presentation:style-name="pr7" draw:text-style-name="P4" draw:layer="layout" svg:width="25.199cm" svg:height="19.163cm" svg:x="1.4cm" svg:y="0.837cm" presentation:class="subtitle" presentation:placeholder="true" presentation:user-transformed="true">
          <draw:text-box/>
        </draw:frame>
        <presentation:notes draw:style-name="dp2">
          <draw:page-thumbnail draw:style-name="gr1" draw:layer="layout" svg:width="14.848cm" svg:height="11.136cm" svg:x="3.075cm" svg:y="2.257cm" draw:page-number="110" presentation:class="page"/>
          <draw:frame presentation:style-name="pr2" draw:text-style-name="P5" draw:layer="layout" svg:width="16.799cm" svg:height="13.364cm" svg:x="2.1cm" svg:y="14.107cm" presentation:class="notes" presentation:placeholder="true">
            <draw:text-box/>
          </draw:frame>
        </presentation:notes>
      </draw:page>
      <draw:page draw:name="page111" draw:style-name="dp1" draw:master-page-name="Default" presentation:presentation-page-layout-name="AL1T32">
        <draw:frame presentation:style-name="pr7" draw:text-style-name="P4" draw:layer="layout" svg:width="25.199cm" svg:height="19.163cm" svg:x="1.4cm" svg:y="0.837cm" presentation:class="subtitle" presentation:placeholder="true" presentation:user-transformed="true">
          <draw:text-box/>
        </draw:frame>
        <presentation:notes draw:style-name="dp2">
          <draw:page-thumbnail draw:style-name="gr1" draw:layer="layout" svg:width="14.848cm" svg:height="11.136cm" svg:x="3.075cm" svg:y="2.257cm" draw:page-number="111" presentation:class="page"/>
          <draw:frame presentation:style-name="pr2" draw:text-style-name="P5" draw:layer="layout" svg:width="16.799cm" svg:height="13.364cm" svg:x="2.1cm" svg:y="14.107cm" presentation:class="notes" presentation:placeholder="true">
            <draw:text-box/>
          </draw:frame>
        </presentation:notes>
      </draw:page>
      <draw:page draw:name="page112" draw:style-name="dp1" draw:master-page-name="Default" presentation:presentation-page-layout-name="AL1T32">
        <draw:frame presentation:style-name="pr7" draw:text-style-name="P4" draw:layer="layout" svg:width="25.199cm" svg:height="19.163cm" svg:x="1.4cm" svg:y="0.837cm" presentation:class="subtitle" presentation:placeholder="true" presentation:user-transformed="true">
          <draw:text-box/>
        </draw:frame>
        <presentation:notes draw:style-name="dp2">
          <draw:page-thumbnail draw:style-name="gr1" draw:layer="layout" svg:width="14.848cm" svg:height="11.136cm" svg:x="3.075cm" svg:y="2.257cm" draw:page-number="112" presentation:class="page"/>
          <draw:frame presentation:style-name="pr2" draw:text-style-name="P5" draw:layer="layout" svg:width="16.799cm" svg:height="13.364cm" svg:x="2.1cm" svg:y="14.107cm" presentation:class="notes" presentation:placeholder="true">
            <draw:text-box/>
          </draw:frame>
        </presentation:notes>
      </draw:page>
      <draw:page draw:name="page113" draw:style-name="dp1" draw:master-page-name="Default" presentation:presentation-page-layout-name="AL1T32">
        <draw:frame presentation:style-name="pr7" draw:text-style-name="P4" draw:layer="layout" svg:width="25.199cm" svg:height="19.163cm" svg:x="1.4cm" svg:y="0.837cm" presentation:class="subtitle" presentation:placeholder="true" presentation:user-transformed="true">
          <draw:text-box/>
        </draw:frame>
        <presentation:notes draw:style-name="dp2">
          <draw:page-thumbnail draw:style-name="gr1" draw:layer="layout" svg:width="14.848cm" svg:height="11.136cm" svg:x="3.075cm" svg:y="2.257cm" draw:page-number="113" presentation:class="page"/>
          <draw:frame presentation:style-name="pr2" draw:text-style-name="P5" draw:layer="layout" svg:width="16.799cm" svg:height="13.364cm" svg:x="2.1cm" svg:y="14.107cm" presentation:class="notes" presentation:placeholder="true">
            <draw:text-box/>
          </draw:frame>
        </presentation:notes>
      </draw:page>
      <draw:page draw:name="page114" draw:style-name="dp1" draw:master-page-name="Default" presentation:presentation-page-layout-name="AL1T32">
        <draw:frame presentation:style-name="pr7" draw:text-style-name="P4" draw:layer="layout" svg:width="25.199cm" svg:height="19.163cm" svg:x="1.4cm" svg:y="0.837cm" presentation:class="subtitle" presentation:placeholder="true" presentation:user-transformed="true">
          <draw:text-box/>
        </draw:frame>
        <presentation:notes draw:style-name="dp2">
          <draw:page-thumbnail draw:style-name="gr1" draw:layer="layout" svg:width="14.848cm" svg:height="11.136cm" svg:x="3.075cm" svg:y="2.257cm" draw:page-number="114" presentation:class="page"/>
          <draw:frame presentation:style-name="pr2" draw:text-style-name="P5" draw:layer="layout" svg:width="16.799cm" svg:height="13.364cm" svg:x="2.1cm" svg:y="14.107cm" presentation:class="notes" presentation:placeholder="true">
            <draw:text-box/>
          </draw:frame>
        </presentation:notes>
      </draw:page>
      <draw:page draw:name="page115" draw:style-name="dp1" draw:master-page-name="Default" presentation:presentation-page-layout-name="AL1T32">
        <draw:frame presentation:style-name="pr7" draw:text-style-name="P4" draw:layer="layout" svg:width="25.199cm" svg:height="19.163cm" svg:x="1.4cm" svg:y="0.837cm" presentation:class="subtitle" presentation:placeholder="true" presentation:user-transformed="true">
          <draw:text-box/>
        </draw:frame>
        <presentation:notes draw:style-name="dp2">
          <draw:page-thumbnail draw:style-name="gr1" draw:layer="layout" svg:width="14.848cm" svg:height="11.136cm" svg:x="3.075cm" svg:y="2.257cm" draw:page-number="115" presentation:class="page"/>
          <draw:frame presentation:style-name="pr2" draw:text-style-name="P5" draw:layer="layout" svg:width="16.799cm" svg:height="13.364cm" svg:x="2.1cm" svg:y="14.107cm" presentation:class="notes" presentation:placeholder="true">
            <draw:text-box/>
          </draw:frame>
        </presentation:notes>
      </draw:page>
      <draw:page draw:name="page116" draw:style-name="dp1" draw:master-page-name="Default" presentation:presentation-page-layout-name="AL1T32">
        <draw:frame presentation:style-name="pr7" draw:text-style-name="P4" draw:layer="layout" svg:width="25.199cm" svg:height="19.163cm" svg:x="1.4cm" svg:y="0.837cm" presentation:class="subtitle" presentation:placeholder="true" presentation:user-transformed="true">
          <draw:text-box/>
        </draw:frame>
        <presentation:notes draw:style-name="dp2">
          <draw:page-thumbnail draw:style-name="gr1" draw:layer="layout" svg:width="14.848cm" svg:height="11.136cm" svg:x="3.075cm" svg:y="2.257cm" draw:page-number="116" presentation:class="page"/>
          <draw:frame presentation:style-name="pr2" draw:text-style-name="P5" draw:layer="layout" svg:width="16.799cm" svg:height="13.364cm" svg:x="2.1cm" svg:y="14.107cm" presentation:class="notes" presentation:placeholder="true">
            <draw:text-box/>
          </draw:frame>
        </presentation:notes>
      </draw:page>
      <draw:page draw:name="page117" draw:style-name="dp1" draw:master-page-name="Default" presentation:presentation-page-layout-name="AL1T32">
        <draw:frame presentation:style-name="pr7" draw:text-style-name="P4" draw:layer="layout" svg:width="25.199cm" svg:height="19.163cm" svg:x="1.4cm" svg:y="0.837cm" presentation:class="subtitle" presentation:placeholder="true" presentation:user-transformed="true">
          <draw:text-box/>
        </draw:frame>
        <presentation:notes draw:style-name="dp2">
          <draw:page-thumbnail draw:style-name="gr1" draw:layer="layout" svg:width="14.848cm" svg:height="11.136cm" svg:x="3.075cm" svg:y="2.257cm" draw:page-number="117" presentation:class="page"/>
          <draw:frame presentation:style-name="pr2" draw:text-style-name="P5" draw:layer="layout" svg:width="16.799cm" svg:height="13.364cm" svg:x="2.1cm" svg:y="14.107cm" presentation:class="notes" presentation:placeholder="true">
            <draw:text-box/>
          </draw:frame>
        </presentation:notes>
      </draw:page>
      <draw:page draw:name="page118" draw:style-name="dp1" draw:master-page-name="Default" presentation:presentation-page-layout-name="AL1T32">
        <draw:frame presentation:style-name="pr7" draw:text-style-name="P4" draw:layer="layout" svg:width="25.199cm" svg:height="19.163cm" svg:x="1.4cm" svg:y="0.837cm" presentation:class="subtitle" presentation:placeholder="true" presentation:user-transformed="true">
          <draw:text-box/>
        </draw:frame>
        <presentation:notes draw:style-name="dp2">
          <draw:page-thumbnail draw:style-name="gr1" draw:layer="layout" svg:width="14.848cm" svg:height="11.136cm" svg:x="3.075cm" svg:y="2.257cm" draw:page-number="118" presentation:class="page"/>
          <draw:frame presentation:style-name="pr2" draw:text-style-name="P5" draw:layer="layout" svg:width="16.799cm" svg:height="13.364cm" svg:x="2.1cm" svg:y="14.107cm" presentation:class="notes" presentation:placeholder="true">
            <draw:text-box/>
          </draw:frame>
        </presentation:notes>
      </draw:page>
      <draw:page draw:name="page119" draw:style-name="dp1" draw:master-page-name="Default" presentation:presentation-page-layout-name="AL1T32">
        <draw:frame presentation:style-name="pr7" draw:text-style-name="P17" draw:layer="layout" svg:width="25.199cm" svg:height="19.163cm" svg:x="1.4cm" svg:y="0.837cm" presentation:class="subtitle" presentation:user-transformed="true">
          <draw:text-box>
            <text:p text:style-name="P3"><text:span text:style-name="T38">Bibliography</text:span></text:p>
            <text:p text:style-name="P3"><text:span text:style-name="T38"/></text:p>
            <text:p text:style-name="P3"><text:span text:style-name="T6">http://htmlandcssbook.com/extras/</text:span></text:p>
          </draw:text-box>
        </draw:frame>
        <presentation:notes draw:style-name="dp2">
          <draw:page-thumbnail draw:style-name="gr1" draw:layer="layout" svg:width="14.848cm" svg:height="11.136cm" svg:x="3.075cm" svg:y="2.257cm" draw:page-number="119"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IN"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Micro Hei'"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33333"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Chirag </meta:initial-creator>
    <meta:creation-date>2014-08-22T22:13:35</meta:creation-date>
    <dc:date>2014-08-25T06:38:45</dc:date>
    <dc:creator>Chirag </dc:creator>
    <meta:editing-duration>PT10H52M54S</meta:editing-duration>
    <meta:editing-cycles>1127</meta:editing-cycles>
    <meta:generator>LibreOffice/3.5$Linux_X86_64 LibreOffice_project/350m1$Build-2</meta:generator>
    <meta:document-statistic meta:object-count="379"/>
  </office:meta>
</office:document-meta>
</file>